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meta.xml" manifest:media-type="text/xml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Replacements/Object 8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manifest.rdf" manifest:media-type="application/rdf+xml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1f89"/>
    </style:style>
    <style:style style:name="P2" style:family="paragraph" style:parent-style-name="Text_20_body">
      <style:text-properties fo:font-size="12pt" officeooo:paragraph-rsid="00181f89" style:font-size-asian="12pt" style:font-size-complex="12pt"/>
    </style:style>
    <style:style style:name="P3" style:family="paragraph" style:parent-style-name="Text_20_body">
      <style:text-properties fo:font-size="12pt" officeooo:paragraph-rsid="001f0909" style:font-size-asian="12pt" style:font-size-complex="12pt"/>
    </style:style>
    <style:style style:name="P4" style:family="paragraph" style:parent-style-name="Text_20_body">
      <style:text-properties fo:font-size="12pt" officeooo:rsid="00399e27" officeooo:paragraph-rsid="00399e27" style:font-size-asian="12pt" style:font-size-complex="12pt"/>
    </style:style>
    <style:style style:name="P5" style:family="paragraph" style:parent-style-name="Text_20_body">
      <style:text-properties fo:font-size="12pt" officeooo:rsid="003b4f85" officeooo:paragraph-rsid="003b4f85" style:font-size-asian="12pt" style:font-size-complex="12pt"/>
    </style:style>
    <style:style style:name="P6" style:family="paragraph" style:parent-style-name="Text_20_body">
      <style:text-properties fo:font-size="12pt" officeooo:rsid="003c675f" officeooo:paragraph-rsid="003c675f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fo:font-size="12pt" officeooo:rsid="003c675f" officeooo:paragraph-rsid="003c675f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fo:font-size="12pt" officeooo:rsid="003fd5e5" officeooo:paragraph-rsid="003fd5e5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436f71" officeooo:paragraph-rsid="00436f71" style:font-size-asian="12pt" style:font-size-complex="12pt"/>
    </style:style>
    <style:style style:name="P10" style:family="paragraph" style:parent-style-name="Text_20_body">
      <style:paragraph-properties fo:text-align="start" style:justify-single-word="false"/>
      <style:text-properties fo:font-size="12pt" officeooo:rsid="004960d3" officeooo:paragraph-rsid="004960d3" style:font-size-asian="12pt" style:font-size-complex="12pt"/>
    </style:style>
    <style:style style:name="P11" style:family="paragraph" style:parent-style-name="Text_20_body">
      <style:text-properties fo:font-size="12pt" officeooo:rsid="004cea0b" officeooo:paragraph-rsid="004bae6d" style:font-size-asian="12pt" style:font-size-complex="12pt"/>
    </style:style>
    <style:style style:name="P12" style:family="paragraph" style:parent-style-name="Text_20_body">
      <style:text-properties fo:font-size="12pt" officeooo:rsid="00534ee9" officeooo:paragraph-rsid="00534ee9" style:font-size-asian="12pt" style:font-size-complex="12pt"/>
    </style:style>
    <style:style style:name="P13" style:family="paragraph" style:parent-style-name="Text_20_body">
      <style:text-properties fo:font-size="12pt" officeooo:rsid="005760a3" officeooo:paragraph-rsid="005760a3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size="12pt" officeooo:rsid="005760a3" officeooo:paragraph-rsid="005760a3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fo:font-size="12pt" officeooo:rsid="005a0148" officeooo:paragraph-rsid="005a0148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officeooo:rsid="005a0148" officeooo:paragraph-rsid="005a0148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fo:font-size="12pt" officeooo:rsid="005f3748" officeooo:paragraph-rsid="005f3748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ize="12pt" officeooo:rsid="005f3748" officeooo:paragraph-rsid="005f3748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fo:font-size="12pt" officeooo:rsid="00606944" officeooo:paragraph-rsid="00606944" style:font-size-asian="12pt" style:font-size-complex="12pt"/>
    </style:style>
    <style:style style:name="P20" style:family="paragraph" style:parent-style-name="Text_20_body">
      <style:text-properties fo:font-size="12pt" officeooo:rsid="0064e1c0" officeooo:paragraph-rsid="0064e1c0" style:font-size-asian="12pt" style:font-size-complex="12pt"/>
    </style:style>
    <style:style style:name="P21" style:family="paragraph" style:parent-style-name="Text_20_body">
      <style:text-properties fo:font-size="12pt" officeooo:paragraph-rsid="0064e1c0" style:font-size-asian="12pt" style:font-size-complex="12pt"/>
    </style:style>
    <style:style style:name="P22" style:family="paragraph" style:parent-style-name="Text_20_body">
      <style:text-properties fo:font-size="12pt" officeooo:rsid="0066b947" officeooo:paragraph-rsid="0066b947" style:font-size-asian="12pt" style:font-size-complex="12pt"/>
    </style:style>
    <style:style style:name="P23" style:family="paragraph" style:parent-style-name="Text_20_body">
      <style:text-properties fo:font-size="12pt" officeooo:rsid="0067aecf" officeooo:paragraph-rsid="0067aecf" style:font-size-asian="12pt" style:font-size-complex="12pt"/>
    </style:style>
    <style:style style:name="P24" style:family="paragraph" style:parent-style-name="Text_20_body">
      <style:text-properties fo:font-size="12pt" officeooo:rsid="006c1d9e" officeooo:paragraph-rsid="006c1d9e" style:font-size-asian="12pt" style:font-size-complex="12pt"/>
    </style:style>
    <style:style style:name="P25" style:family="paragraph" style:parent-style-name="Text_20_body">
      <style:text-properties fo:font-size="12pt" officeooo:rsid="006e54ae" officeooo:paragraph-rsid="006e54ae" style:font-size-asian="12pt" style:font-size-complex="12pt"/>
    </style:style>
    <style:style style:name="P26" style:family="paragraph" style:parent-style-name="Text_20_body">
      <style:text-properties fo:font-size="12pt" officeooo:rsid="006ec886" officeooo:paragraph-rsid="006ec886" style:font-size-asian="12pt" style:font-size-complex="12pt"/>
    </style:style>
    <style:style style:name="P27" style:family="paragraph" style:parent-style-name="Text_20_body">
      <style:paragraph-properties fo:text-align="center" style:justify-single-word="false"/>
      <style:text-properties fo:font-size="12pt" officeooo:rsid="006ec886" officeooo:paragraph-rsid="006ec886" style:font-size-asian="12pt" style:font-size-complex="12pt"/>
    </style:style>
    <style:style style:name="P28" style:family="paragraph" style:parent-style-name="Text_20_body">
      <style:paragraph-properties fo:text-align="start" style:justify-single-word="false"/>
      <style:text-properties fo:font-size="12pt" officeooo:rsid="006ec886" officeooo:paragraph-rsid="006ec886" style:font-size-asian="12pt" style:font-size-complex="12pt"/>
    </style:style>
    <style:style style:name="P29" style:family="paragraph" style:parent-style-name="Text_20_body">
      <style:text-properties fo:color="#cc0000" fo:font-size="12pt" officeooo:rsid="001f7408" officeooo:paragraph-rsid="001f7408" style:font-size-asian="12pt" style:font-size-complex="12pt"/>
    </style:style>
    <style:style style:name="P30" style:family="paragraph" style:parent-style-name="Text_20_body">
      <style:text-properties style:use-window-font-color="true" fo:font-size="12pt" officeooo:rsid="00236c18" officeooo:paragraph-rsid="00236c18" style:font-size-asian="12pt" style:font-size-complex="12pt"/>
    </style:style>
    <style:style style:name="P31" style:family="paragraph" style:parent-style-name="Text_20_body">
      <style:text-properties style:use-window-font-color="true" fo:font-size="12pt" officeooo:rsid="0024cbcb" officeooo:paragraph-rsid="0024cbcb" style:font-size-asian="12pt" style:font-size-complex="12pt"/>
    </style:style>
    <style:style style:name="P32" style:family="paragraph" style:parent-style-name="Text_20_body">
      <style:paragraph-properties fo:text-align="center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style:use-window-font-color="true" fo:font-size="12pt" officeooo:rsid="0024cbcb" officeooo:paragraph-rsid="0024cbcb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5" style:family="paragraph" style:parent-style-name="Text_20_body">
      <style:paragraph-properties fo:text-align="center" style:justify-single-word="false"/>
      <style:text-properties style:use-window-font-color="true" fo:font-size="12pt" officeooo:rsid="0029daa9" officeooo:paragraph-rsid="0029daa9" style:font-size-asian="12pt" style:font-size-complex="12pt"/>
    </style:style>
    <style:style style:name="P36" style:family="paragraph" style:parent-style-name="Text_20_body">
      <style:paragraph-properties fo:text-align="start" style:justify-single-word="false"/>
      <style:text-properties style:use-window-font-color="true" fo:font-size="12pt" officeooo:rsid="002bc3f5" officeooo:paragraph-rsid="002bc3f5" style:font-size-asian="12pt" style:font-size-complex="12pt"/>
    </style:style>
    <style:style style:name="P37" style:family="paragraph" style:parent-style-name="Text_20_body">
      <style:paragraph-properties fo:text-align="start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8" style:family="paragraph" style:parent-style-name="Text_20_body">
      <style:paragraph-properties fo:text-align="center" style:justify-single-word="false"/>
      <style:text-properties style:use-window-font-color="true" fo:font-size="12pt" officeooo:rsid="002eb27a" officeooo:paragraph-rsid="002eb27a" style:font-size-asian="12pt" style:font-size-complex="12pt"/>
    </style:style>
    <style:style style:name="P39" style:family="paragraph" style:parent-style-name="Text_20_body">
      <style:text-properties officeooo:paragraph-rsid="0044c0f6"/>
    </style:style>
    <style:style style:name="P40" style:family="paragraph" style:parent-style-name="Text_20_body">
      <style:paragraph-properties fo:text-align="center" style:justify-single-word="false"/>
      <style:text-properties officeooo:paragraph-rsid="0044c0f6"/>
    </style:style>
    <style:style style:name="P41" style:family="paragraph" style:parent-style-name="Text_20_body">
      <style:paragraph-properties fo:text-align="center" style:justify-single-word="false"/>
      <style:text-properties officeooo:paragraph-rsid="00b68ad4"/>
    </style:style>
    <style:style style:name="P42" style:family="paragraph" style:parent-style-name="Text_20_body">
      <style:paragraph-properties fo:text-align="start" style:justify-single-word="false"/>
      <style:text-properties officeooo:rsid="0046c283" officeooo:paragraph-rsid="0046c283"/>
    </style:style>
    <style:style style:name="P43" style:family="paragraph" style:parent-style-name="Text_20_body">
      <style:text-properties officeooo:paragraph-rsid="004bae6d"/>
    </style:style>
    <style:style style:name="P44" style:family="paragraph" style:parent-style-name="Text_20_body">
      <style:text-properties officeooo:rsid="00775590" officeooo:paragraph-rsid="00775590"/>
    </style:style>
    <style:style style:name="P45" style:family="paragraph" style:parent-style-name="Text_20_body">
      <style:paragraph-properties fo:text-align="center" style:justify-single-word="false"/>
      <style:text-properties officeooo:rsid="00775590" officeooo:paragraph-rsid="00775590"/>
    </style:style>
    <style:style style:name="P46" style:family="paragraph" style:parent-style-name="Text_20_body">
      <style:paragraph-properties fo:text-align="start" style:justify-single-word="false"/>
      <style:text-properties officeooo:rsid="007d9f71" officeooo:paragraph-rsid="007d9f71"/>
    </style:style>
    <style:style style:name="P47" style:family="paragraph" style:parent-style-name="Text_20_body">
      <style:paragraph-properties fo:text-align="center" style:justify-single-word="false"/>
      <style:text-properties officeooo:rsid="007d9f71" officeooo:paragraph-rsid="007d9f71"/>
    </style:style>
    <style:style style:name="P48" style:family="paragraph" style:parent-style-name="Text_20_body">
      <style:paragraph-properties fo:text-align="start" style:justify-single-word="false"/>
      <style:text-properties officeooo:rsid="00824750" officeooo:paragraph-rsid="00824750"/>
    </style:style>
    <style:style style:name="P49" style:family="paragraph" style:parent-style-name="Text_20_body">
      <style:paragraph-properties fo:text-align="center" style:justify-single-word="false"/>
      <style:text-properties officeooo:rsid="00824750" officeooo:paragraph-rsid="00824750"/>
    </style:style>
    <style:style style:name="P50" style:family="paragraph" style:parent-style-name="Text_20_body">
      <style:paragraph-properties fo:text-align="start" style:justify-single-word="false"/>
      <style:text-properties officeooo:rsid="0084ab30" officeooo:paragraph-rsid="0084ab30"/>
    </style:style>
    <style:style style:name="P51" style:family="paragraph" style:parent-style-name="Text_20_body">
      <style:paragraph-properties fo:text-align="center" style:justify-single-word="false"/>
      <style:text-properties officeooo:rsid="0084ab30" officeooo:paragraph-rsid="0084ab30"/>
    </style:style>
    <style:style style:name="P52" style:family="paragraph" style:parent-style-name="Text_20_body">
      <style:paragraph-properties fo:text-align="start" style:justify-single-word="false"/>
      <style:text-properties officeooo:rsid="00870a58" officeooo:paragraph-rsid="008a0a2e"/>
    </style:style>
    <style:style style:name="P53" style:family="paragraph" style:parent-style-name="Text_20_body">
      <style:paragraph-properties fo:text-align="center" style:justify-single-word="false"/>
      <style:text-properties officeooo:rsid="00870a58" officeooo:paragraph-rsid="008a0a2e"/>
    </style:style>
    <style:style style:name="P54" style:family="paragraph" style:parent-style-name="Text_20_body">
      <style:paragraph-properties fo:text-align="start" style:justify-single-word="false"/>
      <style:text-properties officeooo:rsid="008b46de" officeooo:paragraph-rsid="008b46de"/>
    </style:style>
    <style:style style:name="P55" style:family="paragraph" style:parent-style-name="Text_20_body">
      <style:paragraph-properties fo:text-align="center" style:justify-single-word="false"/>
      <style:text-properties officeooo:rsid="008b46de" officeooo:paragraph-rsid="008b46de"/>
    </style:style>
    <style:style style:name="P56" style:family="paragraph" style:parent-style-name="Text_20_body">
      <style:paragraph-properties fo:text-align="start" style:justify-single-word="false"/>
      <style:text-properties officeooo:rsid="0091e44e" officeooo:paragraph-rsid="0091e44e"/>
    </style:style>
    <style:style style:name="P57" style:family="paragraph" style:parent-style-name="Text_20_body">
      <style:paragraph-properties fo:text-align="center" style:justify-single-word="false"/>
      <style:text-properties officeooo:rsid="0091e44e" officeooo:paragraph-rsid="0091e44e"/>
    </style:style>
    <style:style style:name="P58" style:family="paragraph" style:parent-style-name="Text_20_body">
      <style:paragraph-properties fo:text-align="start" style:justify-single-word="false"/>
      <style:text-properties officeooo:rsid="00957a90" officeooo:paragraph-rsid="00957a90"/>
    </style:style>
    <style:style style:name="P59" style:family="paragraph" style:parent-style-name="Text_20_body">
      <style:paragraph-properties fo:text-align="center" style:justify-single-word="false"/>
      <style:text-properties officeooo:rsid="0097b930" officeooo:paragraph-rsid="0097b930"/>
    </style:style>
    <style:style style:name="P60" style:family="paragraph" style:parent-style-name="Text_20_body">
      <style:paragraph-properties fo:text-align="start" style:justify-single-word="false"/>
      <style:text-properties officeooo:rsid="009ad333" officeooo:paragraph-rsid="009ad333"/>
    </style:style>
    <style:style style:name="P61" style:family="paragraph" style:parent-style-name="Text_20_body">
      <style:paragraph-properties fo:text-align="center" style:justify-single-word="false"/>
      <style:text-properties officeooo:rsid="009ad333" officeooo:paragraph-rsid="009ad333"/>
    </style:style>
    <style:style style:name="P62" style:family="paragraph" style:parent-style-name="Text_20_body">
      <style:text-properties officeooo:rsid="009e78b4" officeooo:paragraph-rsid="009e78b4"/>
    </style:style>
    <style:style style:name="P63" style:family="paragraph" style:parent-style-name="Text_20_body">
      <style:paragraph-properties fo:text-align="center" style:justify-single-word="false"/>
      <style:text-properties officeooo:rsid="009e78b4" officeooo:paragraph-rsid="009e78b4"/>
    </style:style>
    <style:style style:name="P64" style:family="paragraph" style:parent-style-name="Text_20_body">
      <style:paragraph-properties fo:text-align="start" style:justify-single-word="false"/>
      <style:text-properties officeooo:rsid="00a383ce" officeooo:paragraph-rsid="00a383ce"/>
    </style:style>
    <style:style style:name="P65" style:family="paragraph" style:parent-style-name="Text_20_body">
      <style:paragraph-properties fo:text-align="center" style:justify-single-word="false"/>
      <style:text-properties officeooo:rsid="00a383ce" officeooo:paragraph-rsid="00a383ce"/>
    </style:style>
    <style:style style:name="P66" style:family="paragraph" style:parent-style-name="Text_20_body">
      <style:paragraph-properties fo:text-align="start" style:justify-single-word="false"/>
      <style:text-properties officeooo:rsid="00a4f1d5" officeooo:paragraph-rsid="00a4f1d5"/>
    </style:style>
    <style:style style:name="P67" style:family="paragraph" style:parent-style-name="Text_20_body">
      <style:paragraph-properties fo:text-align="center" style:justify-single-word="false"/>
      <style:text-properties officeooo:rsid="00a4f1d5" officeooo:paragraph-rsid="00a4f1d5"/>
    </style:style>
    <style:style style:name="P68" style:family="paragraph" style:parent-style-name="Text_20_body">
      <style:paragraph-properties fo:text-align="start" style:justify-single-word="false"/>
      <style:text-properties officeooo:rsid="00a69d9f" officeooo:paragraph-rsid="00a69d9f"/>
    </style:style>
    <style:style style:name="P69" style:family="paragraph" style:parent-style-name="Text_20_body">
      <style:paragraph-properties fo:text-align="center" style:justify-single-word="false"/>
      <style:text-properties officeooo:rsid="00a69d9f" officeooo:paragraph-rsid="00a69d9f"/>
    </style:style>
    <style:style style:name="P70" style:family="paragraph" style:parent-style-name="Text_20_body">
      <style:paragraph-properties fo:text-align="start" style:justify-single-word="false"/>
      <style:text-properties officeooo:rsid="00a7cf33" officeooo:paragraph-rsid="00a7cf33"/>
    </style:style>
    <style:style style:name="P71" style:family="paragraph" style:parent-style-name="Text_20_body">
      <style:paragraph-properties fo:text-align="center" style:justify-single-word="false"/>
      <style:text-properties officeooo:rsid="00a7cf33" officeooo:paragraph-rsid="00a7cf33"/>
    </style:style>
    <style:style style:name="P72" style:family="paragraph" style:parent-style-name="Text_20_body">
      <style:paragraph-properties fo:text-align="start" style:justify-single-word="false"/>
      <style:text-properties officeooo:rsid="00ab3c8a" officeooo:paragraph-rsid="00ab3c8a"/>
    </style:style>
    <style:style style:name="P73" style:family="paragraph" style:parent-style-name="Text_20_body">
      <style:text-properties officeooo:rsid="00aeb5a2" officeooo:paragraph-rsid="00aeb5a2"/>
    </style:style>
    <style:style style:name="P74" style:family="paragraph" style:parent-style-name="Text_20_body">
      <style:paragraph-properties fo:text-align="center" style:justify-single-word="false"/>
      <style:text-properties officeooo:rsid="00aeb5a2" officeooo:paragraph-rsid="00aeb5a2"/>
    </style:style>
    <style:style style:name="P75" style:family="paragraph" style:parent-style-name="Text_20_body">
      <style:paragraph-properties fo:text-align="start" style:justify-single-word="false"/>
      <style:text-properties officeooo:rsid="00aeb5a2" officeooo:paragraph-rsid="00aeb5a2"/>
    </style:style>
    <style:style style:name="P76" style:family="paragraph" style:parent-style-name="Text_20_body">
      <style:paragraph-properties fo:text-align="start" style:justify-single-word="false"/>
      <style:text-properties officeooo:rsid="00b03e9d" officeooo:paragraph-rsid="00b03e9d"/>
    </style:style>
    <style:style style:name="P77" style:family="paragraph" style:parent-style-name="Text_20_body">
      <style:paragraph-properties fo:text-align="center" style:justify-single-word="false"/>
      <style:text-properties officeooo:rsid="00b03e9d" officeooo:paragraph-rsid="00b03e9d"/>
    </style:style>
    <style:style style:name="P78" style:family="paragraph" style:parent-style-name="Text_20_body">
      <style:paragraph-properties fo:text-align="start" style:justify-single-word="false"/>
      <style:text-properties officeooo:rsid="00b19507" officeooo:paragraph-rsid="00b19507"/>
    </style:style>
    <style:style style:name="P79" style:family="paragraph" style:parent-style-name="Text_20_body">
      <style:paragraph-properties fo:text-align="center" style:justify-single-word="false"/>
      <style:text-properties officeooo:rsid="00b19507" officeooo:paragraph-rsid="00b19507"/>
    </style:style>
    <style:style style:name="P80" style:family="paragraph" style:parent-style-name="Text_20_body">
      <style:text-properties officeooo:paragraph-rsid="00b68ad4"/>
    </style:style>
    <style:style style:name="P81" style:family="paragraph" style:parent-style-name="Text_20_body">
      <style:text-properties officeooo:rsid="00b9f791" officeooo:paragraph-rsid="00b9f791"/>
    </style:style>
    <style:style style:name="P82" style:family="paragraph" style:parent-style-name="Text_20_body">
      <style:paragraph-properties fo:text-align="center" style:justify-single-word="false"/>
      <style:text-properties officeooo:rsid="00b9f791" officeooo:paragraph-rsid="00b9f791"/>
    </style:style>
    <style:style style:name="P83" style:family="paragraph" style:parent-style-name="Text_20_body">
      <style:paragraph-properties fo:text-align="start" style:justify-single-word="false"/>
      <style:text-properties officeooo:rsid="00bdcb48" officeooo:paragraph-rsid="00bdcb48"/>
    </style:style>
    <style:style style:name="P84" style:family="paragraph" style:parent-style-name="Text_20_body">
      <style:paragraph-properties fo:text-align="center" style:justify-single-word="false"/>
      <style:text-properties officeooo:rsid="00bdcb48" officeooo:paragraph-rsid="00bdcb48"/>
    </style:style>
    <style:style style:name="P85" style:family="paragraph" style:parent-style-name="Text_20_body">
      <style:paragraph-properties fo:text-align="start" style:justify-single-word="false"/>
      <style:text-properties officeooo:rsid="00c07f5f" officeooo:paragraph-rsid="00c07f5f"/>
    </style:style>
    <style:style style:name="P86" style:family="paragraph" style:parent-style-name="Text_20_body">
      <style:paragraph-properties fo:text-align="center" style:justify-single-word="false"/>
      <style:text-properties officeooo:rsid="00c07f5f" officeooo:paragraph-rsid="00c07f5f"/>
    </style:style>
    <style:style style:name="P87" style:family="paragraph" style:parent-style-name="Text_20_body">
      <style:paragraph-properties fo:text-align="start" style:justify-single-word="false"/>
      <style:text-properties officeooo:rsid="00c3a688" officeooo:paragraph-rsid="00c3a688"/>
    </style:style>
    <style:style style:name="P88" style:family="paragraph" style:parent-style-name="Text_20_body">
      <style:paragraph-properties fo:text-align="center" style:justify-single-word="false"/>
      <style:text-properties officeooo:rsid="00c3a688" officeooo:paragraph-rsid="00c3a688"/>
    </style:style>
    <style:style style:name="P89" style:family="paragraph" style:parent-style-name="Text_20_body">
      <style:paragraph-properties fo:text-align="center" style:justify-single-word="false"/>
      <style:text-properties officeooo:rsid="00cd12a9" officeooo:paragraph-rsid="00cd12a9"/>
    </style:style>
    <style:style style:name="P90" style:family="paragraph" style:parent-style-name="Text_20_body">
      <style:paragraph-properties fo:text-align="start" style:justify-single-word="false"/>
      <style:text-properties officeooo:rsid="00cd12a9" officeooo:paragraph-rsid="00cd12a9"/>
    </style:style>
    <style:style style:name="P91" style:family="paragraph" style:parent-style-name="Text_20_body">
      <style:text-properties officeooo:paragraph-rsid="00cfbc68"/>
    </style:style>
    <style:style style:name="P92" style:family="paragraph" style:parent-style-name="Text_20_body">
      <style:text-properties officeooo:rsid="00d1b0cc" officeooo:paragraph-rsid="00d1b0cc"/>
    </style:style>
    <style:style style:name="P93" style:family="paragraph" style:parent-style-name="Heading_20_3">
      <style:text-properties officeooo:rsid="00181f89" officeooo:paragraph-rsid="00181f89"/>
    </style:style>
    <style:style style:name="P94" style:family="paragraph" style:parent-style-name="Heading_20_3">
      <style:text-properties officeooo:rsid="0033b296" officeooo:paragraph-rsid="0033b296"/>
    </style:style>
    <style:style style:name="P95" style:family="paragraph" style:parent-style-name="Heading_20_3">
      <style:text-properties officeooo:rsid="0044c0f6" officeooo:paragraph-rsid="0044c0f6"/>
    </style:style>
    <style:style style:name="P96" style:family="paragraph" style:parent-style-name="Heading_20_3">
      <style:text-properties officeooo:rsid="00775590" officeooo:paragraph-rsid="00775590"/>
    </style:style>
    <style:style style:name="P97" style:family="paragraph" style:parent-style-name="Heading_20_3">
      <style:text-properties officeooo:rsid="008fb909" officeooo:paragraph-rsid="008fb909"/>
    </style:style>
    <style:style style:name="P98" style:family="paragraph" style:parent-style-name="Heading_20_3">
      <style:text-properties officeooo:rsid="009ceb71" officeooo:paragraph-rsid="009ceb71"/>
    </style:style>
    <style:style style:name="P99" style:family="paragraph" style:parent-style-name="Heading_20_3">
      <style:text-properties officeooo:rsid="00ad710d" officeooo:paragraph-rsid="00ad710d"/>
    </style:style>
    <style:style style:name="P100" style:family="paragraph" style:parent-style-name="Heading_20_3">
      <style:text-properties officeooo:rsid="00b68ad4" officeooo:paragraph-rsid="00b68ad4"/>
    </style:style>
    <style:style style:name="P101" style:family="paragraph" style:parent-style-name="Heading_20_3">
      <style:text-properties officeooo:rsid="00cfbc68" officeooo:paragraph-rsid="00cfbc68"/>
    </style:style>
    <style:style style:name="P102" style:family="paragraph" style:parent-style-name="Heading_20_3">
      <style:text-properties officeooo:rsid="00d39944" officeooo:paragraph-rsid="00d39944"/>
    </style:style>
    <style:style style:name="P103" style:family="paragraph" style:parent-style-name="Heading_20_2">
      <style:paragraph-properties fo:break-before="page"/>
    </style:style>
    <style:style style:name="T1" style:family="text">
      <style:text-properties officeooo:rsid="001f0909"/>
    </style:style>
    <style:style style:name="T2" style:family="text">
      <style:text-properties officeooo:rsid="001f1b09"/>
    </style:style>
    <style:style style:name="T3" style:family="text">
      <style:text-properties officeooo:rsid="001f7408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c2a7f" style:font-size-asian="12pt" style:font-size-complex="12pt"/>
    </style:style>
    <style:style style:name="T6" style:family="text">
      <style:text-properties fo:font-size="12pt" officeooo:rsid="004bae6d" style:font-size-asian="12pt" style:font-size-complex="12pt"/>
    </style:style>
    <style:style style:name="T7" style:family="text">
      <style:text-properties fo:font-size="12pt" officeooo:rsid="004cea0b" style:font-size-asian="12pt" style:font-size-complex="12pt"/>
    </style:style>
    <style:style style:name="T8" style:family="text">
      <style:text-properties fo:font-size="12pt" officeooo:rsid="005a0148" style:font-size-asian="12pt" style:font-size-complex="12pt"/>
    </style:style>
    <style:style style:name="T9" style:family="text">
      <style:text-properties officeooo:rsid="0026b278"/>
    </style:style>
    <style:style style:name="T10" style:family="text">
      <style:text-properties officeooo:rsid="0028fa83"/>
    </style:style>
    <style:style style:name="T11" style:family="text">
      <style:text-properties officeooo:rsid="002a6941"/>
    </style:style>
    <style:style style:name="T12" style:family="text">
      <style:text-properties officeooo:rsid="002eb27a"/>
    </style:style>
    <style:style style:name="T13" style:family="text">
      <style:text-properties officeooo:rsid="0031058e"/>
    </style:style>
    <style:style style:name="T14" style:family="text">
      <style:text-properties officeooo:rsid="003b4f85"/>
    </style:style>
    <style:style style:name="T15" style:family="text">
      <style:text-properties officeooo:rsid="0040fddb"/>
    </style:style>
    <style:style style:name="T16" style:family="text">
      <style:text-properties officeooo:rsid="0044c0f6"/>
    </style:style>
    <style:style style:name="T17" style:family="text">
      <style:text-properties officeooo:rsid="00548bad"/>
    </style:style>
    <style:style style:name="T18" style:family="text">
      <style:text-properties officeooo:rsid="00606944"/>
    </style:style>
    <style:style style:name="T19" style:family="text">
      <style:text-properties officeooo:rsid="006258f5"/>
    </style:style>
    <style:style style:name="T20" style:family="text">
      <style:text-properties officeooo:rsid="0062838b"/>
    </style:style>
    <style:style style:name="T21" style:family="text">
      <style:text-properties officeooo:rsid="0064e1c0"/>
    </style:style>
    <style:style style:name="T22" style:family="text">
      <style:text-properties officeooo:rsid="0069814a"/>
    </style:style>
    <style:style style:name="T23" style:family="text">
      <style:text-properties officeooo:rsid="006d3593"/>
    </style:style>
    <style:style style:name="T24" style:family="text">
      <style:text-properties officeooo:rsid="006fb997"/>
    </style:style>
    <style:style style:name="T25" style:family="text">
      <style:text-properties officeooo:rsid="0077623e"/>
    </style:style>
    <style:style style:name="T26" style:family="text">
      <style:text-properties officeooo:rsid="0079246f"/>
    </style:style>
    <style:style style:name="T27" style:family="text">
      <style:text-properties officeooo:rsid="007e43fc"/>
    </style:style>
    <style:style style:name="T28" style:family="text">
      <style:text-properties officeooo:rsid="00824750"/>
    </style:style>
    <style:style style:name="T29" style:family="text">
      <style:text-properties officeooo:rsid="008786a7"/>
    </style:style>
    <style:style style:name="T30" style:family="text">
      <style:text-properties officeooo:rsid="008d02e1"/>
    </style:style>
    <style:style style:name="T31" style:family="text">
      <style:text-properties officeooo:rsid="00937f32"/>
    </style:style>
    <style:style style:name="T32" style:family="text">
      <style:text-properties officeooo:rsid="0096e88d"/>
    </style:style>
    <style:style style:name="T33" style:family="text">
      <style:text-properties officeooo:rsid="009ff436"/>
    </style:style>
    <style:style style:name="T34" style:family="text">
      <style:text-properties officeooo:rsid="00a69d9f"/>
    </style:style>
    <style:style style:name="T35" style:family="text">
      <style:text-properties officeooo:rsid="00ab3c8a"/>
    </style:style>
    <style:style style:name="T36" style:family="text">
      <style:text-properties officeooo:rsid="00ac2212"/>
    </style:style>
    <style:style style:name="T37" style:family="text">
      <style:text-properties officeooo:rsid="00b940eb"/>
    </style:style>
    <style:style style:name="T38" style:family="text">
      <style:text-properties officeooo:rsid="00be65a5"/>
    </style:style>
    <style:style style:name="T39" style:family="text">
      <style:text-properties officeooo:rsid="00c1f080"/>
    </style:style>
    <style:style style:name="T40" style:family="text">
      <style:text-properties officeooo:rsid="00c51f68"/>
    </style:style>
    <style:style style:name="T41" style:family="text">
      <style:text-properties officeooo:rsid="00c6bcf9"/>
    </style:style>
    <style:style style:name="T42" style:family="text">
      <style:text-properties officeooo:rsid="00c85429"/>
    </style:style>
    <style:style style:name="T43" style:family="text">
      <style:text-properties officeooo:rsid="00d12a07"/>
    </style:style>
    <style:style style:name="T44" style:family="text">
      <style:text-properties officeooo:rsid="00d1b0c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3" text:outline-level="3">2.8 奇异值分解</text:h>
      <text:p text:style-name="P1"><text:tab/><text:span text:style-name="T4">奇异分解将矩阵分解为奇异向量</text:span><text:span text:style-name="T5">(singular vector)和奇异值(singular value).</text:span></text:p>
      <text:p text:style-name="P2"><draw:frame draw:style-name="fr1" draw:name="对象2" text:anchor-type="as-char" svg:y="-0.2043in" svg:width="6.0256in" svg:height="0.2984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<text:span text:style-name="T1">令</text:span><text:span text:style-name="T1"><draw:frame draw:style-name="fr1" draw:name="对象3" text:anchor-type="as-char" svg:y="-0.1591in" svg:width="1.1472in" svg:height="0.2307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1">可得</text:span><draw:frame draw:style-name="fr1" draw:name="对象1" text:anchor-type="as-char" svg:y="-0.2146in" svg:width="3.2126in" svg:height="0.2791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">将矩阵<text:span text:style-name="T2">A分解为三个矩阵的乘积：</text:span><draw:frame draw:style-name="fr1" draw:name="对象4" text:anchor-type="as-char" svg:y="-0.172in" svg:width="0.7783in" svg:height="0.2075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2">，假设A是一个</text:span><text:span text:style-name="T2"><draw:frame draw:style-name="fr1" draw:name="对象5" text:anchor-type="as-char" svg:y="-0.1484in" svg:width="0.4299in" svg:height="0.1839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的矩阵，那么U 是一个</text:span><text:span text:style-name="T2"><draw:frame draw:style-name="fr1" draw:name="对象6" text:anchor-type="as-char" svg:y="-0.1484in" svg:width="0.4661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的矩阵，D是一个</text:span><text:span text:style-name="T2"><draw:frame draw:style-name="fr1" draw:name="对象7" text:anchor-type="as-char" svg:y="-0.1484in" svg:width="0.4299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">的矩阵，V是一个</text:span><text:span text:style-name="T2"><draw:frame draw:style-name="fr1" draw:name="对象8" text:anchor-type="as-char" svg:y="-0.1484in" svg:width="0.3929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">矩阵．矩阵U和V都被定义为正交矩阵，而矩阵D被定义为对角矩阵．</text:span></text:p>
      <text:p text:style-name="P3">对角矩阵<text:span text:style-name="T3">D对角线上的元素被称为矩阵A的奇异值，矩阵U的列向量被称为左奇异向量，矩阵V的列向量被称为右奇异向量．</text:span></text:p>
      <text:p text:style-name="P29">A的左奇异向量是<draw:frame draw:style-name="fr1" draw:name="对象10" text:anchor-type="as-char" svg:y="-0.172in" svg:width="0.3752in" svg:height="0.2075in" draw:z-index="9"><draw:object xlink:href="./Object 10" xlink:type="simple" xlink:show="embed" xlink:actuate="onLoad"/><draw:image xlink:href="./ObjectReplacements/Object 10" xlink:type="simple" xlink:show="embed" xlink:actuate="onLoad"/></draw:frame>的特征向量，A的右奇异向量是<draw:frame draw:style-name="fr1" draw:name="对象9" text:anchor-type="as-char" svg:y="-0.172in" svg:width="0.4181in" svg:height="0.2075in" draw:z-index="8"><draw:object xlink:href="./Object 9" xlink:type="simple" xlink:show="embed" xlink:actuate="onLoad"/><draw:image xlink:href="./ObjectReplacements/Object 9" xlink:type="simple" xlink:show="embed" xlink:actuate="onLoad"/></draw:frame>的特征向量，A的非零奇异值是<draw:frame draw:style-name="fr1" draw:name="对象11" text:anchor-type="as-char" svg:y="-0.172in" svg:width="0.4181in" svg:height="0.2075in" draw:z-index="10"><draw:object xlink:href="./Object 11" xlink:type="simple" xlink:show="embed" xlink:actuate="onLoad"/><draw:image xlink:href="./ObjectReplacements/Object 11" xlink:type="simple" xlink:show="embed" xlink:actuate="onLoad"/></draw:frame>特征值的平方跟，同时也是<draw:frame draw:style-name="fr1" draw:name="对象12" text:anchor-type="as-char" svg:y="-0.172in" svg:width="0.3752in" svg:height="0.2075in" draw:z-index="11"><draw:object xlink:href="./Object 12" xlink:type="simple" xlink:show="embed" xlink:actuate="onLoad"/><draw:image xlink:href="./ObjectReplacements/Object 12" xlink:type="simple" xlink:show="embed" xlink:actuate="onLoad"/></draw:frame>特征值的平方根．</text:p>
      <text:p text:style-name="P30">推到：</text:p>
      <text:p text:style-name="P31">假设存在一组正交基<text:span text:style-name="T9">V</text:span><draw:frame draw:style-name="fr1" draw:name="Object1" text:anchor-type="as-char" svg:y="-0.1484in" svg:width="1.1937in" svg:height="0.2091in" draw:z-index="12"><draw:object xlink:href="./Object 13" xlink:type="simple" xlink:show="embed" xlink:actuate="onLoad"/><draw:image xlink:href="./ObjectReplacements/Object 13" xlink:type="simple" xlink:show="embed" xlink:actuate="onLoad"/></draw:frame>,<text:span text:style-name="T9">A是</text:span><text:span text:style-name="T9"><draw:frame draw:style-name="fr1" draw:name="Object2" text:anchor-type="as-char" svg:y="-0.1484in" svg:width="0.4291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9">，</text:span><text:span text:style-name="T9"><draw:frame draw:style-name="fr1" draw:name="Object3" text:anchor-type="as-char" svg:y="-0.152in" svg:width="0.9772in" svg:height="0.2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9">的矩阵，并且假设存在另一组正交基U</text:span><text:span text:style-name="T9"><draw:frame draw:style-name="fr1" draw:name="Object4" text:anchor-type="as-char" svg:y="-0.1484in" svg:width="1.1846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9">即：</text:span></text:p>
      <text:p text:style-name="P32"><draw:frame draw:style-name="fr1" draw:name="Object5" text:anchor-type="as-char" svg:y="-0.1484in" svg:width="2.3047in" svg:height="0.2091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33">因为<text:span text:style-name="T10">U为正交基，可得：</text:span></text:p>
      <text:p text:style-name="P32"><draw:frame draw:style-name="fr1" draw:name="Object6" text:anchor-type="as-char" svg:y="-0.172in" svg:width="2.5335in" svg:height="0.2327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34">假设<text:span text:style-name="T11">V是</text:span><text:span text:style-name="T11"><draw:frame draw:style-name="fr1" draw:name="Object10" text:anchor-type="as-char" svg:y="-0.172in" svg:width="0.4181in" svg:height="0.2075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11">的特征向量,并且是正交矩阵，</text:span>又因为<draw:frame draw:style-name="fr1" draw:name="Object7" text:anchor-type="as-char" svg:y="-0.172in" svg:width="0.4181in" svg:height="0.2075in" draw:z-index="18"><draw:object xlink:href="./Object 19" xlink:type="simple" xlink:show="embed" xlink:actuate="onLoad"/><draw:image xlink:href="./ObjectReplacements/Object 19" xlink:type="simple" xlink:show="embed" xlink:actuate="onLoad"/></draw:frame>是对称矩阵<text:span text:style-name="T11">，即：</text:span><text:span text:style-name="T11"><draw:frame draw:style-name="fr1" draw:name="Object8" text:anchor-type="as-char" svg:y="-0.172in" svg:width="0.8756in" svg:height="0.2075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1">，可得：</text:span></text:p>
      <text:p text:style-name="P35"><draw:frame draw:style-name="fr1" draw:name="Object9" text:anchor-type="as-char" svg:y="-0.172in" svg:width="2.3016in" svg:height="0.2327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36">由此可得：当<text:span text:style-name="T12">V为</text:span><text:span text:style-name="T12"><draw:frame draw:style-name="fr1" draw:name="Object11" text:anchor-type="as-char" svg:y="-0.172in" svg:width="0.4181in" svg:height="0.207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2">的特征向量时存在一组正交基U.</text:span></text:p>
      <text:p text:style-name="P37">对U进行正交单位花：</text:p>
      <text:p text:style-name="P38"><draw:frame draw:style-name="fr1" draw:name="Object12" text:anchor-type="as-char" svg:y="-0.172in" svg:width="2.9535in" svg:height="0.2327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7">即：</text:p>
      <text:p text:style-name="P38"><draw:frame draw:style-name="fr1" draw:name="Object13" text:anchor-type="as-char" svg:y="-0.2563in" svg:width="2.5953in" svg:height="0.3571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37"><draw:frame draw:style-name="fr1" draw:name="Object14" text:anchor-type="as-char" svg:y="-0.1102in" svg:width="0.2165in" svg:height="0.1228in" draw:z-index="25"><draw:object xlink:href="./Object 26" xlink:type="simple" xlink:show="embed" xlink:actuate="onLoad"/><draw:image xlink:href="./ObjectReplacements/Object 26" xlink:type="simple" xlink:show="embed" xlink:actuate="onLoad"/></draw:frame>是奇异值，令<text:span text:style-name="T13">D为奇异值的对角阵，U为正交矩阵，可得：</text:span></text:p>
      <text:p text:style-name="P38"><draw:frame draw:style-name="fr1" draw:name="Object15" text:anchor-type="as-char" svg:y="-0.2146in" svg:width="1.778in" svg:height="0.2598in" draw:z-index="26"><draw:object xlink:href="./Object 27" xlink:type="simple" xlink:show="embed" xlink:actuate="onLoad"/><draw:image xlink:href="./ObjectReplacements/Object 27" xlink:type="simple" xlink:show="embed" xlink:actuate="onLoad"/></draw:frame></text:p>
      <text:h text:style-name="P94" text:outline-level="3"><text:soft-page-break/>2.9 Moore-Penrose 伪逆</text:h>
      <text:p text:style-name="P4">假设矩阵<draw:frame draw:style-name="fr1" draw:name="对象13" text:anchor-type="as-char" svg:y="-0.1484in" svg:width="0.4165in" svg:height="0.2091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>情形一：矩阵<text:span text:style-name="T14">A存在逆矩阵</text:span><text:span text:style-name="T14"><draw:frame draw:style-name="fr1" draw:name="对象14" text:anchor-type="as-char" svg:y="-0.172in" svg:width="0.3319in" svg:height="0.2075in" draw:z-index="28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5">情形二：当矩阵A列满秩即<draw:frame draw:style-name="fr1" draw:name="对象15" text:anchor-type="as-char" svg:y="-0.152in" svg:width="0.9272in" svg:height="0.2in" draw:z-index="29"><draw:object xlink:href="./Object 30" xlink:type="simple" xlink:show="embed" xlink:actuate="onLoad"/><draw:image xlink:href="./ObjectReplacements/Object 30" xlink:type="simple" xlink:show="embed" xlink:actuate="onLoad"/></draw:frame>时，存在矩阵A的左逆矩阵<draw:frame draw:style-name="fr1" draw:name="对象16" text:anchor-type="as-char" svg:y="-0.2146in" svg:width="1.5256in" svg:height="0.2791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">情形三：当矩阵A行满秩即<draw:frame draw:style-name="fr1" draw:name="对象17" text:anchor-type="as-char" svg:y="-0.152in" svg:width="0.9709in" svg:height="0.2in" draw:z-index="31"><draw:object xlink:href="./Object 32" xlink:type="simple" xlink:show="embed" xlink:actuate="onLoad"/><draw:image xlink:href="./ObjectReplacements/Object 32" xlink:type="simple" xlink:show="embed" xlink:actuate="onLoad"/></draw:frame>时，存在矩阵A的右逆矩阵<draw:frame draw:style-name="fr1" draw:name="对象18" text:anchor-type="as-char" svg:y="-0.2075in" svg:width="1.4835in" svg:height="0.2693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>情形四：当矩阵A非满秩即<draw:frame draw:style-name="fr1" draw:name="对象19" text:anchor-type="as-char" svg:y="-0.1618in" svg:width="1.4543in" svg:height="0.211in" draw:z-index="33"><draw:object xlink:href="./Object 34" xlink:type="simple" xlink:show="embed" xlink:actuate="onLoad"/><draw:image xlink:href="./ObjectReplacements/Object 34" xlink:type="simple" xlink:show="embed" xlink:actuate="onLoad"/></draw:frame>时，矩阵A的伪逆是<draw:frame draw:style-name="fr1" draw:name="对象20" text:anchor-type="as-char" svg:y="-0.172in" svg:width="0.2693in" svg:height="0.2075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1" draw:name="对象21" text:anchor-type="as-char" svg:y="-0.2146in" svg:width="2.2661in" svg:height="0.2598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8">考虑方程式<draw:frame draw:style-name="fr1" draw:name="对象22" text:anchor-type="as-char" svg:y="-0.1484in" svg:width="0.5535in" svg:height="0.1839in" draw:z-index="36"><draw:object xlink:href="./Object 37" xlink:type="simple" xlink:show="embed" xlink:actuate="onLoad"/><draw:image xlink:href="./ObjectReplacements/Object 37" xlink:type="simple" xlink:show="embed" xlink:actuate="onLoad"/></draw:frame>，是否存在一个对矩阵A的列向量的线性组合能够表示出向量<draw:frame draw:style-name="fr1" draw:name="对象23" text:anchor-type="as-char" svg:y="-0.1484in" svg:width="0.1717in" svg:height="0.1839in" draw:z-index="37"><draw:object xlink:href="./Object 38" xlink:type="simple" xlink:show="embed" xlink:actuate="onLoad"/><draw:image xlink:href="./ObjectReplacements/Object 38" xlink:type="simple" xlink:show="embed" xlink:actuate="onLoad"/></draw:frame>，换句话说，向量<draw:frame draw:style-name="fr1" draw:name="对象24" text:anchor-type="as-char" svg:y="-0.1484in" svg:width="0.1717in" svg:height="0.1839in" draw:z-index="38"><draw:object xlink:href="./Object 39" xlink:type="simple" xlink:show="embed" xlink:actuate="onLoad"/><draw:image xlink:href="./ObjectReplacements/Object 39" xlink:type="simple" xlink:show="embed" xlink:actuate="onLoad"/></draw:frame>是否可以由矩阵<text:span text:style-name="T15">A的行向量为基表示出．</text:span></text:p>
      <text:p text:style-name="P9">当<draw:frame draw:style-name="fr1" draw:name="对象25" text:anchor-type="as-char" svg:y="-0.1484in" svg:width="0.1772in" svg:height="0.1839in" draw:z-index="39"><draw:object xlink:href="./Object 40" xlink:type="simple" xlink:show="embed" xlink:actuate="onLoad"/><draw:image xlink:href="./ObjectReplacements/Object 40" xlink:type="simple" xlink:show="embed" xlink:actuate="onLoad"/></draw:frame>多解时，行满秩，<draw:frame draw:style-name="fr1" draw:name="对象26" text:anchor-type="as-char" svg:y="-0.2146in" svg:width="0.8362in" svg:height="0.2598in" draw:z-index="40"><draw:object xlink:href="./Object 41" xlink:type="simple" xlink:show="embed" xlink:actuate="onLoad"/><draw:image xlink:href="./ObjectReplacements/Object 41" xlink:type="simple" xlink:show="embed" xlink:actuate="onLoad"/></draw:frame>，<draw:frame draw:style-name="fr1" draw:name="对象27" text:anchor-type="as-char" svg:y="-0.2146in" svg:width="0.5374in" svg:height="0.2902in" draw:z-index="41"><draw:object xlink:href="./Object 42" xlink:type="simple" xlink:show="embed" xlink:actuate="onLoad"/><draw:image xlink:href="./ObjectReplacements/Object 42" xlink:type="simple" xlink:show="embed" xlink:actuate="onLoad"/></draw:frame>最小；</text:p>
      <text:p text:style-name="P9">当<draw:frame draw:style-name="fr1" draw:name="对象28" text:anchor-type="as-char" svg:y="-0.1484in" svg:width="0.1772in" svg:height="0.1839in" draw:z-index="42"><draw:object xlink:href="./Object 43" xlink:type="simple" xlink:show="embed" xlink:actuate="onLoad"/><draw:image xlink:href="./ObjectReplacements/Object 43" xlink:type="simple" xlink:show="embed" xlink:actuate="onLoad"/></draw:frame>无解时，列满秩，<draw:frame draw:style-name="fr1" draw:name="对象29" text:anchor-type="as-char" svg:y="-0.2146in" svg:width="0.8291in" svg:height="0.2598in" draw:z-index="43"><draw:object xlink:href="./Object 44" xlink:type="simple" xlink:show="embed" xlink:actuate="onLoad"/><draw:image xlink:href="./ObjectReplacements/Object 44" xlink:type="simple" xlink:show="embed" xlink:actuate="onLoad"/></draw:frame>，<draw:frame draw:style-name="fr1" draw:name="对象30" text:anchor-type="as-char" svg:y="-0.2146in" svg:width="1.0256in" svg:height="0.2902in" draw:z-index="44"><draw:object xlink:href="./Object 45" xlink:type="simple" xlink:show="embed" xlink:actuate="onLoad"/><draw:image xlink:href="./ObjectReplacements/Object 45" xlink:type="simple" xlink:show="embed" xlink:actuate="onLoad"/></draw:frame>最小;</text:p>
      <text:p text:style-name="P9"/>
      <text:h text:style-name="P95" text:outline-level="3">2.10 迹运算</text:h>
      <text:p text:style-name="P39">定义<text:span text:style-name="T16">：</text:span></text:p>
      <text:p text:style-name="P40"><draw:frame draw:style-name="fr1" draw:name="对象31" text:anchor-type="as-char" svg:y="-0.2252in" svg:width="1.4154in" svg:height="0.4362in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42">Frobenius范数　<draw:frame draw:style-name="fr1" draw:name="对象32" text:anchor-type="as-char" svg:y="-0.2492in" svg:width="1.6453in" svg:height="0.3252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0">多个矩阵相乘得到的方阵的迹,和将这些矩阵中的最后一个挪到最前面之后相乘的迹是相同的，如<draw:frame draw:style-name="fr1" draw:name="对象33" text:anchor-type="as-char" svg:y="-0.152in" svg:width="2.2193in" svg:height="0.2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10"/>
      <text:p text:style-name="Text_20_body">2.12 主成分分析(PCA)</text:p>
      <text:p text:style-name="P43"><text:span text:style-name="T6">假设向量</text:span><text:span text:style-name="T6"><draw:frame draw:style-name="fr1" draw:name="对象34" text:anchor-type="as-char" svg:y="-0.172in" svg:width="0.5043in" svg:height="0.2075in" draw:z-index="48"><draw:object xlink:href="./Object 49" xlink:type="simple" xlink:show="embed" xlink:actuate="onLoad"/><draw:image xlink:href="./ObjectReplacements/Object 49" xlink:type="simple" xlink:show="embed" xlink:actuate="onLoad"/></draw:frame></text:span><text:span text:style-name="T6">存在一个矩阵</text:span><text:span text:style-name="T6"><draw:frame draw:style-name="fr1" draw:name="对象35" text:anchor-type="as-char" svg:y="-0.172in" svg:width="0.6346in" svg:height="0.2075in" draw:z-index="49"><draw:object xlink:href="./Object 50" xlink:type="simple" xlink:show="embed" xlink:actuate="onLoad"/><draw:image xlink:href="./ObjectReplacements/Object 50" xlink:type="simple" xlink:show="embed" xlink:actuate="onLoad"/></draw:frame></text:span><text:span text:style-name="T6">使得</text:span><text:span text:style-name="T6"><draw:frame draw:style-name="fr1" draw:name="对象36" text:anchor-type="as-char" svg:y="-0.1484in" svg:width="1.1701in" svg:height="0.2091in" draw:z-index="50"><draw:object xlink:href="./Object 51" xlink:type="simple" xlink:show="embed" xlink:actuate="onLoad"/><draw:image xlink:href="./ObjectReplacements/Object 51" xlink:type="simple" xlink:show="embed" xlink:actuate="onLoad"/></draw:frame></text:span><text:span text:style-name="T6">，并且存在一个矩阵</text:span><text:span text:style-name="T7"><draw:frame draw:style-name="fr1" draw:name="对象37" text:anchor-type="as-char" svg:y="-0.172in" svg:width="0.6429in" svg:height="0.2075in" draw:z-index="51"><draw:object xlink:href="./Object 52" xlink:type="simple" xlink:show="embed" xlink:actuate="onLoad"/><draw:image xlink:href="./ObjectReplacements/Object 52" xlink:type="simple" xlink:show="embed" xlink:actuate="onLoad"/></draw:frame></text:span><text:span text:style-name="T8">列满秩并</text:span><text:span text:style-name="T8"><draw:frame draw:style-name="fr1" draw:name="Object21" text:anchor-type="as-char" svg:y="-0.172in" svg:width="0.6535in" svg:height="0.2075in" draw:z-index="57"><draw:object xlink:href="./Object 60" xlink:type="simple" xlink:show="embed" xlink:actuate="onLoad"/><draw:image xlink:href="./ObjectReplacements/Object 60" xlink:type="simple" xlink:show="embed" xlink:actuate="onLoad"/></draw:frame></text:span><text:span text:style-name="T7">，</text:span><text:span text:style-name="T7"><draw:frame draw:style-name="fr1" draw:name="对象38" text:anchor-type="as-char" svg:y="-0.172in" svg:width="1.1783in" svg:height="0.2327in" draw:z-index="52"><draw:object xlink:href="./Object 53" xlink:type="simple" xlink:show="embed" xlink:actuate="onLoad"/><draw:image xlink:href="./ObjectReplacements/Object 53" xlink:type="simple" xlink:show="embed" xlink:actuate="onLoad"/></draw:frame></text:span><text:span text:style-name="T7">，最终使得</text:span><text:span text:style-name="T7"><draw:frame draw:style-name="fr1" draw:name="对象39" text:anchor-type="as-char" svg:y="-0.2146in" svg:width="0.9209in" svg:height="0.2902in" draw:z-index="53"><draw:object xlink:href="./Object 54" xlink:type="simple" xlink:show="embed" xlink:actuate="onLoad"/><draw:image xlink:href="./ObjectReplacements/Object 54" xlink:type="simple" xlink:show="embed" xlink:actuate="onLoad"/></draw:frame></text:span><text:span text:style-name="T7">最小．</text:span></text:p>
      <text:p text:style-name="P11"/>
      <text:p text:style-name="P11"/>
      <text:p text:style-name="P11"><text:soft-page-break/>推倒：</text:p>
      <text:p text:style-name="P11"><draw:frame draw:style-name="fr1" draw:name="Object17" text:anchor-type="as-char" svg:y="-0.4772in" svg:width="6.2327in" svg:height="0.8453in" draw:z-index="54"><draw:object xlink:href="./Object 55" xlink:type="simple" xlink:show="embed" xlink:actuate="onLoad"/><draw:image xlink:href="./ObjectReplacements/Object 55" xlink:type="simple" xlink:show="embed" xlink:actuate="onLoad"/></draw:frame></text:p>
      <text:p text:style-name="P12">由于向量V已经确定了<text:span text:style-name="T17">，对上式进行求导，由</text:span><text:span text:style-name="T17"><draw:frame draw:style-name="fr1" draw:name="Object20" text:anchor-type="as-char" svg:y="-0.172in" svg:width="1.1783in" svg:height="0.2327in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17">可得：</text:span></text:p>
      <text:p text:style-name="P12"><draw:frame draw:style-name="fr1" draw:name="Object18" text:anchor-type="as-char" svg:y="-0.3043in" svg:width="5.1811in" svg:height="0.5575in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13">由于肯定存在这样的一个最小值，导数为０的点即为最小值点，即：</text:p>
      <text:p text:style-name="P14"><draw:frame draw:style-name="fr1" draw:name="Object19" text:anchor-type="as-char" svg:y="-0.2146in" svg:width="0.8665in" svg:height="0.2598in" draw:z-index="56"><draw:object xlink:href="./Object 58" xlink:type="simple" xlink:show="embed" xlink:actuate="onLoad"/><draw:image xlink:href="./ObjectReplacements/Object 58" xlink:type="simple" xlink:show="embed" xlink:actuate="onLoad"/></draw:frame></text:p>
      <text:p text:style-name="P15">故</text:p>
      <text:p text:style-name="P16"><draw:frame draw:style-name="fr1" draw:name="Object22" text:anchor-type="as-char" svg:y="-0.2146in" svg:width="1.8839in" svg:height="0.2598in" draw:z-index="59"><draw:object xlink:href="./Object 61" xlink:type="simple" xlink:show="embed" xlink:actuate="onLoad"/><draw:image xlink:href="./ObjectReplacements/Object 61" xlink:type="simple" xlink:show="embed" xlink:actuate="onLoad"/></draw:frame></text:p>
      <text:p text:style-name="P15">问题是如何寻找这样的矩阵<draw:frame draw:style-name="fr1" draw:name="Object23" text:anchor-type="as-char" svg:y="-0.1484in" svg:width="0.3953in" svg:height="0.2091in" draw:z-index="60"><draw:object xlink:href="./Object 62" xlink:type="simple" xlink:show="embed" xlink:actuate="onLoad"/><draw:image xlink:href="./ObjectReplacements/Object 62" xlink:type="simple" xlink:show="embed" xlink:actuate="onLoad"/></draw:frame>？</text:p>
      <text:p text:style-name="P15"><draw:frame draw:style-name="fr1" draw:name="Object24" text:anchor-type="as-char" svg:y="-0.3043in" svg:width="7.1366in" svg:height="0.5772in" draw:z-index="61"><draw:object xlink:href="./Object 63" xlink:type="simple" xlink:show="embed" xlink:actuate="onLoad"/><draw:image xlink:href="./ObjectReplacements/Object 63" xlink:type="simple" xlink:show="embed" xlink:actuate="onLoad"/></draw:frame></text:p>
      <text:p text:style-name="P17">从上式可以看出<text:span text:style-name="T18">Frobenius范数的最小值是矩阵</text:span><text:span text:style-name="T18"><draw:frame draw:style-name="fr1" draw:name="Object25" text:anchor-type="as-char" svg:y="-0.172in" svg:width="0.7535in" svg:height="0.2075in" draw:z-index="62"><draw:object xlink:href="./Object 64" xlink:type="simple" xlink:show="embed" xlink:actuate="onLoad"/><draw:image xlink:href="./ObjectReplacements/Object 64" xlink:type="simple" xlink:show="embed" xlink:actuate="onLoad"/></draw:frame></text:span><text:span text:style-name="T18">的迹的最大值，由迹运算的性质可以得出：</text:span></text:p>
      <text:p text:style-name="P18"><draw:frame draw:style-name="fr1" draw:name="Object26" text:anchor-type="as-char" svg:y="-0.2146in" svg:width="2.8in" svg:height="0.2791in" draw:z-index="63"><draw:object xlink:href="./Object 65" xlink:type="simple" xlink:show="embed" xlink:actuate="onLoad"/><draw:image xlink:href="./ObjectReplacements/Object 65" xlink:type="simple" xlink:show="embed" xlink:actuate="onLoad"/></draw:frame></text:p>
      <text:p text:style-name="P19">又因为<draw:frame draw:style-name="fr1" draw:name="Object27" text:anchor-type="as-char" svg:y="-0.172in" svg:width="0.3728in" svg:height="0.2075in" draw:z-index="64"><draw:object xlink:href="./Object 66" xlink:type="simple" xlink:show="embed" xlink:actuate="onLoad"/><draw:image xlink:href="./ObjectReplacements/Object 66" xlink:type="simple" xlink:show="embed" xlink:actuate="onLoad"/></draw:frame>是对称矩阵<text:span text:style-name="T19">，故矩阵D是由</text:span><text:span text:style-name="T19"><draw:frame draw:style-name="fr1" draw:name="Object28" text:anchor-type="as-char" svg:y="-0.172in" svg:width="0.3728in" svg:height="0.2075in" draw:z-index="65"><draw:object xlink:href="./Object 67" xlink:type="simple" xlink:show="embed" xlink:actuate="onLoad"/><draw:image xlink:href="./ObjectReplacements/Object 67" xlink:type="simple" xlink:show="embed" xlink:actuate="onLoad"/></draw:frame></text:span><text:span text:style-name="T19">的前r个最大特征值对应的特征向量组成的。</text:span></text:p>
      <text:p text:style-name="P19"/>
      <text:h text:style-name="P103" text:outline-level="2">第<text:span text:style-name="T20">３章　概率与信息论</text:span></text:h>
      <text:p text:style-name="Text_20_body"/>
      <text:h text:style-name="Heading_20_3" text:outline-level="3">3.9.3 高斯分布</text:h>
      <text:p text:style-name="P20">一维高斯分布的概率密度函数：</text:p>
      <text:p text:style-name="P21"><draw:frame draw:style-name="fr1" draw:name="Object16" text:anchor-type="as-char" svg:y="-0.3772in" svg:width="3.7291in" svg:height="0.5925in" draw:z-index="66"><draw:object xlink:href="./Object 56" xlink:type="simple" xlink:show="embed" xlink:actuate="onLoad"/><draw:image xlink:href="./ObjectReplacements/Object 56" xlink:type="simple" xlink:show="embed" xlink:actuate="onLoad"/></draw:frame></text:p>
      <text:p text:style-name="P21">多维正态分布<text:span text:style-name="T21">：</text:span></text:p>
      <text:p text:style-name="P21"><draw:frame draw:style-name="fr1" draw:name="Object29" text:anchor-type="as-char" svg:y="-0.3783in" svg:width="4.9992in" svg:height="0.6134in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P21"/>
      <text:h text:style-name="Heading_20_3" text:outline-level="3">3.10 常用函数的有用性质</text:h>
      <text:p text:style-name="P22">Logistic sigmoid函数：</text:p>
      <text:p text:style-name="P22"><draw:frame draw:style-name="fr1" draw:name="Object30" text:anchor-type="as-char" svg:y="-0.3043in" svg:width="1.7937in" svg:height="0.528in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22"><draw:frame draw:style-name="fr1" draw:name="Object32" text:anchor-type="as-char" svg:y="-0.398in" svg:width="2.3634in" svg:height="0.7661in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P23">softplus 函数</text:p>
      <text:p text:style-name="P23"><draw:frame draw:style-name="fr1" draw:name="Object31" text:anchor-type="as-char" svg:y="-0.2035in" svg:width="2.0283in" svg:height="0.2681in" draw:z-index="69"><draw:object xlink:href="./Object 70" xlink:type="simple" xlink:show="embed" xlink:actuate="onLoad"/><draw:image xlink:href="./ObjectReplacements/Object 70" xlink:type="simple" xlink:show="embed" xlink:actuate="onLoad"/></draw:frame></text:p>
      <text:p text:style-name="P23"/>
      <text:h text:style-name="Heading_20_2" text:outline-level="2">第<text:span text:style-name="T22">４章　数值计算</text:span></text:h>
      <text:h text:style-name="Heading_20_3" text:outline-level="3">4.3 基于梯度的优化方法</text:h>
      <text:p text:style-name="P24">函数<draw:frame draw:style-name="fr1" draw:name="对象40" text:anchor-type="as-char" svg:y="-0.152in" svg:width="0.3937in" svg:height="0.2in" draw:z-index="71"><draw:object xlink:href="./Object 72" xlink:type="simple" xlink:show="embed" xlink:actuate="onLoad"/><draw:image xlink:href="./ObjectReplacements/Object 72" xlink:type="simple" xlink:show="embed" xlink:actuate="onLoad"/></draw:frame>在的单位向量<text:span text:style-name="T23">u</text:span>方向导数可以表示为：</text:p>
      <text:p text:style-name="P24"><draw:frame draw:style-name="fr1" draw:name="对象42" text:anchor-type="as-char" svg:y="-0.4228in" svg:width="5.5772in" svg:height="0.8154in" draw:z-index="72"><draw:object xlink:href="./Object 74" xlink:type="simple" xlink:show="embed" xlink:actuate="onLoad"/><draw:image xlink:href="./ObjectReplacements/Object 74" xlink:type="simple" xlink:show="embed" xlink:actuate="onLoad"/></draw:frame></text:p>
      <text:p text:style-name="P25">又因为函数<draw:frame draw:style-name="fr1" draw:name="对象41" text:anchor-type="as-char" svg:y="-0.152in" svg:width="0.3937in" svg:height="0.2in" draw:z-index="73"><draw:object xlink:href="./Object 73" xlink:type="simple" xlink:show="embed" xlink:actuate="onLoad"/><draw:image xlink:href="./ObjectReplacements/Object 73" xlink:type="simple" xlink:show="embed" xlink:actuate="onLoad"/></draw:frame>的最大方向导数可以表示为<draw:frame draw:style-name="fr1" draw:name="对象43" text:anchor-type="as-char" svg:y="-0.172in" svg:width="0.5811in" svg:height="0.2201in" draw:z-index="74"><draw:object xlink:href="./Object 75" xlink:type="simple" xlink:show="embed" xlink:actuate="onLoad"/><draw:image xlink:href="./ObjectReplacements/Object 75" xlink:type="simple" xlink:show="embed" xlink:actuate="onLoad"/></draw:frame>.</text:p>
      <text:p text:style-name="P26"><text:soft-page-break/>因此下降最快的梯度下降公式可以表示为<text:span text:style-name="T24">：</text:span></text:p>
      <text:p text:style-name="P27"><draw:frame draw:style-name="fr1" draw:name="对象44" text:anchor-type="as-char" svg:y="-0.2866in" svg:width="2.4626in" svg:height="0.3874in" draw:z-index="75"><draw:object xlink:href="./Object 76" xlink:type="simple" xlink:show="embed" xlink:actuate="onLoad"/><draw:image xlink:href="./ObjectReplacements/Object 76" xlink:type="simple" xlink:show="embed" xlink:actuate="onLoad"/></draw:frame></text:p>
      <text:p text:style-name="P28"/>
      <text:h text:style-name="P96" text:outline-level="3">4.3.1 梯度之上:Jacobian和Hessian矩阵</text:h>
      <text:p text:style-name="P44"><text:span text:style-name="T28">1. </text:span>Jacobian行列式：</text:p>
      <text:p text:style-name="P44">考虑<draw:frame draw:style-name="fr1" draw:name="对象48" text:anchor-type="as-char" svg:y="-0.1819in" svg:width="0.7252in" svg:height="0.2508in" draw:z-index="79"><draw:object xlink:href="./Object 80" xlink:type="simple" xlink:show="embed" xlink:actuate="onLoad"/><draw:image xlink:href="./ObjectReplacements/Object 80" xlink:type="simple" xlink:show="embed" xlink:actuate="onLoad"/></draw:frame><text:span text:style-name="T25">，令u=u(x),可得：</text:span></text:p>
      <text:p text:style-name="P45"><draw:frame draw:style-name="fr1" draw:name="对象49" text:anchor-type="as-char" svg:y="-0.3043in" svg:width="2.3744in" svg:height="0.4902in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44">假设向量<draw:frame draw:style-name="fr1" draw:name="对象45" text:anchor-type="as-char" svg:y="-0.172in" svg:width="0.4953in" svg:height="0.2075in" draw:z-index="76"><draw:object xlink:href="./Object 77" xlink:type="simple" xlink:show="embed" xlink:actuate="onLoad"/><draw:image xlink:href="./ObjectReplacements/Object 77" xlink:type="simple" xlink:show="embed" xlink:actuate="onLoad"/></draw:frame><text:span text:style-name="T26">，</text:span>向量<draw:frame draw:style-name="fr1" draw:name="对象46" text:anchor-type="as-char" svg:y="-0.172in" svg:width="0.5173in" svg:height="0.2075in" draw:z-index="77"><draw:object xlink:href="./Object 78" xlink:type="simple" xlink:show="embed" xlink:actuate="onLoad"/><draw:image xlink:href="./ObjectReplacements/Object 78" xlink:type="simple" xlink:show="embed" xlink:actuate="onLoad"/></draw:frame><text:span text:style-name="T26">，</text:span>矩阵<draw:frame draw:style-name="fr1" draw:name="对象47" text:anchor-type="as-char" svg:y="-0.172in" svg:width="0.6717in" svg:height="0.2075in" draw:z-index="78"><draw:object xlink:href="./Object 79" xlink:type="simple" xlink:show="embed" xlink:actuate="onLoad"/><draw:image xlink:href="./ObjectReplacements/Object 79" xlink:type="simple" xlink:show="embed" xlink:actuate="onLoad"/></draw:frame><text:span text:style-name="T26">，使得</text:span><text:span text:style-name="T26"><draw:frame draw:style-name="fr1" draw:name="对象50" text:anchor-type="as-char" svg:y="-0.1484in" svg:width="0.5256in" svg:height="0.1839in" draw:z-index="81"><draw:object xlink:href="./Object 82" xlink:type="simple" xlink:show="embed" xlink:actuate="onLoad"/><draw:image xlink:href="./ObjectReplacements/Object 82" xlink:type="simple" xlink:show="embed" xlink:actuate="onLoad"/></draw:frame></text:span><text:span text:style-name="T26">,并且</text:span><text:span text:style-name="T26"><draw:frame draw:style-name="fr1" draw:name="对象51" text:anchor-type="as-char" svg:y="-0.1925in" svg:width="1.8083in" svg:height="0.261in" draw:z-index="82"><draw:object xlink:href="./Object 83" xlink:type="simple" xlink:show="embed" xlink:actuate="onLoad"/><draw:image xlink:href="./ObjectReplacements/Object 83" xlink:type="simple" xlink:show="embed" xlink:actuate="onLoad"/></draw:frame></text:span><text:span text:style-name="T26">，则矩阵A被称为Jacobian矩阵．</text:span></text:p>
      <text:p text:style-name="P45"><draw:frame draw:style-name="fr1" draw:name="对象52" text:anchor-type="as-char" svg:y="-0.3346in" svg:width="0.9319in" svg:height="0.5516in" draw:z-index="83"><draw:object xlink:href="./Object 84" xlink:type="simple" xlink:show="embed" xlink:actuate="onLoad"/><draw:image xlink:href="./ObjectReplacements/Object 84" xlink:type="simple" xlink:show="embed" xlink:actuate="onLoad"/></draw:frame></text:p>
      <text:p text:style-name="P46"><text:span text:style-name="T28">2. </text:span>Hessian矩阵：</text:p>
      <text:p text:style-name="P47"><draw:frame draw:style-name="fr1" draw:name="对象53" text:anchor-type="as-char" svg:y="-0.3028in" svg:width="1.9228in" svg:height="0.5193in" draw:z-index="84"><draw:object xlink:href="./Object 85" xlink:type="simple" xlink:show="embed" xlink:actuate="onLoad"/><draw:image xlink:href="./ObjectReplacements/Object 85" xlink:type="simple" xlink:show="embed" xlink:actuate="onLoad"/></draw:frame></text:p>
      <text:p text:style-name="P46">由定义可知，H是个对称矩阵，因此可以被特征分解<text:span text:style-name="T27">；在特定方向d上的二阶导数可以写成</text:span><text:span text:style-name="T27"><draw:frame draw:style-name="fr1" draw:name="对象54" text:anchor-type="as-char" svg:y="-0.172in" svg:width="0.498in" svg:height="0.2075in" draw:z-index="85"><draw:object xlink:href="./Object 86" xlink:type="simple" xlink:show="embed" xlink:actuate="onLoad"/><draw:image xlink:href="./ObjectReplacements/Object 86" xlink:type="simple" xlink:show="embed" xlink:actuate="onLoad"/></draw:frame></text:span><text:span text:style-name="T27">，当d是H的一个特征向量时，这个方向的二阶导数就是对应的特征值．</text:span></text:p>
      <text:p text:style-name="P48">3. 梯度下降最优步长</text:p>
      <text:p text:style-name="P48">二阶泰勒级数：</text:p>
      <text:p text:style-name="P49"><draw:frame draw:style-name="fr1" draw:name="Object33" text:anchor-type="as-char" svg:y="-0.3043in" svg:width="4.1256in" svg:height="0.4902in" draw:z-index="86"><draw:object xlink:href="./Object 87" xlink:type="simple" xlink:show="embed" xlink:actuate="onLoad"/><draw:image xlink:href="./ObjectReplacements/Object 87" xlink:type="simple" xlink:show="embed" xlink:actuate="onLoad"/></draw:frame></text:p>
      <text:p text:style-name="P50">令<draw:frame draw:style-name="fr1" draw:name="Object34" text:anchor-type="as-char" svg:y="-0.1846in" svg:width="0.9953in" svg:height="0.2602in" draw:z-index="87"><draw:object xlink:href="./Object 88" xlink:type="simple" xlink:show="embed" xlink:actuate="onLoad"/><draw:image xlink:href="./ObjectReplacements/Object 88" xlink:type="simple" xlink:show="embed" xlink:actuate="onLoad"/></draw:frame>，可以得出</text:p>
      <text:p text:style-name="P51"><draw:frame draw:style-name="fr1" draw:name="Object35" text:anchor-type="as-char" svg:y="-0.3043in" svg:width="3.9035in" svg:height="0.4902in" draw:z-index="88"><draw:object xlink:href="./Object 89" xlink:type="simple" xlink:show="embed" xlink:actuate="onLoad"/><draw:image xlink:href="./ObjectReplacements/Object 89" xlink:type="simple" xlink:show="embed" xlink:actuate="onLoad"/></draw:frame></text:p>
      <text:p text:style-name="P51"><draw:frame draw:style-name="fr1" draw:name="Object36" text:anchor-type="as-char" svg:y="-0.3043in" svg:width="3.3126in" svg:height="0.4902in" draw:z-index="89"><draw:object xlink:href="./Object 90" xlink:type="simple" xlink:show="embed" xlink:actuate="onLoad"/><draw:image xlink:href="./ObjectReplacements/Object 90" xlink:type="simple" xlink:show="embed" xlink:actuate="onLoad"/></draw:frame></text:p>
      <text:p text:style-name="P52">由上式可知：</text:p>
      <text:p text:style-name="P52"><text:soft-page-break/>当学习因子<draw:frame draw:style-name="fr1" draw:name="Object37" text:anchor-type="as-char" svg:y="-0.1063in" svg:width="0.1693in" svg:height="0.1189in" draw:z-index="90"><draw:object xlink:href="./Object 91" xlink:type="simple" xlink:show="embed" xlink:actuate="onLoad"/><draw:image xlink:href="./ObjectReplacements/Object 91" xlink:type="simple" xlink:show="embed" xlink:actuate="onLoad"/></draw:frame>,梯度下降实际上是可能向上移动的<text:span text:style-name="T29">。当式子的最后一项为正数时，可以令</text:span><text:span text:style-name="T29"><draw:frame draw:style-name="fr1" draw:name="Object38" text:anchor-type="as-char" svg:y="-0.2437in" svg:width="1.6547in" svg:height="0.3929in" draw:z-index="91"><draw:object xlink:href="./Object 92" xlink:type="simple" xlink:show="embed" xlink:actuate="onLoad"/><draw:image xlink:href="./ObjectReplacements/Object 92" xlink:type="simple" xlink:show="embed" xlink:actuate="onLoad"/></draw:frame></text:span><text:span text:style-name="T29">这样可以保证上式递减，求导可得：</text:span></text:p>
      <text:p text:style-name="P53"><draw:frame draw:style-name="fr1" draw:name="Object39" text:anchor-type="as-char" svg:y="-0.3339in" svg:width="0.9146in" svg:height="0.5492in" draw:z-index="92"><draw:object xlink:href="./Object 93" xlink:type="simple" xlink:show="embed" xlink:actuate="onLoad"/><draw:image xlink:href="./ObjectReplacements/Object 93" xlink:type="simple" xlink:show="embed" xlink:actuate="onLoad"/></draw:frame></text:p>
      <text:p text:style-name="P54">观察分母<text:span text:style-name="T30">，当梯度刚好是Hessian矩阵的最大特征值</text:span><text:span text:style-name="T30"><draw:frame draw:style-name="fr1" draw:name="Object40" text:anchor-type="as-char" svg:y="-0.1244in" svg:width="0.3535in" svg:height="0.1846in" draw:z-index="93"><draw:object xlink:href="./Object 94" xlink:type="simple" xlink:show="embed" xlink:actuate="onLoad"/><draw:image xlink:href="./ObjectReplacements/Object 94" xlink:type="simple" xlink:show="embed" xlink:actuate="onLoad"/></draw:frame></text:span><text:span text:style-name="T30">时，步长为</text:span><text:span text:style-name="T30"><draw:frame draw:style-name="fr1" draw:name="Object41" text:anchor-type="as-char" svg:y="-0.2437in" svg:width="0.3866in" svg:height="0.3937in" draw:z-index="94"><draw:object xlink:href="./Object 95" xlink:type="simple" xlink:show="embed" xlink:actuate="onLoad"/><draw:image xlink:href="./ObjectReplacements/Object 95" xlink:type="simple" xlink:show="embed" xlink:actuate="onLoad"/></draw:frame></text:span></text:p>
      <text:h text:style-name="P97" text:outline-level="3">4.3.2　Newton method 牛顿法</text:h>
      <text:p text:style-name="P54">考虑无约束最优化问题</text:p>
      <text:p text:style-name="P55"><draw:frame draw:style-name="fr1" draw:name="Object42" text:anchor-type="as-char" svg:y="-0.2035in" svg:width="0.9339in" svg:height="0.4043in" draw:z-index="95"><draw:object xlink:href="./Object 96" xlink:type="simple" xlink:show="embed" xlink:actuate="onLoad"/><draw:image xlink:href="./ObjectReplacements/Object 96" xlink:type="simple" xlink:show="embed" xlink:actuate="onLoad"/></draw:frame></text:p>
      <text:p text:style-name="P56">其中<draw:frame draw:style-name="fr1" draw:name="Object43" text:anchor-type="as-char" svg:y="-0.2146in" svg:width="0.2654in" svg:height="0.2598in" draw:z-index="96"><draw:object xlink:href="./Object 97" xlink:type="simple" xlink:show="embed" xlink:actuate="onLoad"/><draw:image xlink:href="./ObjectReplacements/Object 97" xlink:type="simple" xlink:show="embed" xlink:actuate="onLoad"/></draw:frame>为目标函数的极小值点<text:span text:style-name="T31">。</text:span></text:p>
      <text:p text:style-name="P56"><draw:frame draw:style-name="fr1" draw:name="Object44" text:anchor-type="as-char" svg:y="-0.152in" svg:width="0.3874in" svg:height="0.2in" draw:z-index="97"><draw:object xlink:href="./Object 98" xlink:type="simple" xlink:show="embed" xlink:actuate="onLoad"/><draw:image xlink:href="./ObjectReplacements/Object 98" xlink:type="simple" xlink:show="embed" xlink:actuate="onLoad"/></draw:frame>的二阶泰勒级数展开为<text:span text:style-name="T31">：</text:span></text:p>
      <text:p text:style-name="P57"><draw:frame draw:style-name="fr1" draw:name="Object45" text:anchor-type="as-char" svg:y="-0.3043in" svg:width="4.1256in" svg:height="0.4902in" draw:z-index="98"><draw:object xlink:href="./Object 99" xlink:type="simple" xlink:show="embed" xlink:actuate="onLoad"/><draw:image xlink:href="./ObjectReplacements/Object 99" xlink:type="simple" xlink:show="embed" xlink:actuate="onLoad"/></draw:frame></text:p>
      <text:p text:style-name="P58">同样要使<draw:frame draw:style-name="fr1" draw:name="Object46" text:anchor-type="as-char" svg:y="-0.2437in" svg:width="2.448in" svg:height="0.3929in" draw:z-index="99"><draw:object xlink:href="./Object 100" xlink:type="simple" xlink:show="embed" xlink:actuate="onLoad"/><draw:image xlink:href="./ObjectReplacements/Object 100" xlink:type="simple" xlink:show="embed" xlink:actuate="onLoad"/></draw:frame><text:span text:style-name="T32">，当Hessian矩阵为正定矩阵时，有极小值，求导可得：</text:span></text:p>
      <text:p text:style-name="P59"><draw:frame draw:style-name="fr1" draw:name="Object47" text:anchor-type="as-char" svg:y="-0.2035in" svg:width="1.9717in" svg:height="0.2783in" draw:z-index="100"><draw:object xlink:href="./Object 101" xlink:type="simple" xlink:show="embed" xlink:actuate="onLoad"/><draw:image xlink:href="./ObjectReplacements/Object 101" xlink:type="simple" xlink:show="embed" xlink:actuate="onLoad"/></draw:frame></text:p>
      <text:p text:style-name="P60">即</text:p>
      <text:p text:style-name="P61"><draw:frame draw:style-name="fr1" draw:name="Object48" text:anchor-type="as-char" svg:y="-0.2146in" svg:width="1.3811in" svg:height="0.2902in" draw:z-index="101"><draw:object xlink:href="./Object 102" xlink:type="simple" xlink:show="embed" xlink:actuate="onLoad"/><draw:image xlink:href="./ObjectReplacements/Object 102" xlink:type="simple" xlink:show="embed" xlink:actuate="onLoad"/></draw:frame></text:p>
      <text:h text:style-name="P98" text:outline-level="3"/>
      <text:h text:style-name="P98" text:outline-level="3">4.3.3 quasi Newton method 拟牛顿法</text:h>
      <text:p text:style-name="P62">考虑<draw:frame draw:style-name="fr1" draw:name="Object49" text:anchor-type="as-char" svg:y="-0.152in" svg:width="0.3874in" svg:height="0.2in" draw:z-index="102"><draw:object xlink:href="./Object 103" xlink:type="simple" xlink:show="embed" xlink:actuate="onLoad"/><draw:image xlink:href="./ObjectReplacements/Object 103" xlink:type="simple" xlink:show="embed" xlink:actuate="onLoad"/></draw:frame>的二阶泰勒级数分别对<draw:frame draw:style-name="fr1" draw:name="Object50" text:anchor-type="as-char" svg:y="-0.1484in" svg:width="0.1701in" svg:height="0.1839in" draw:z-index="103"><draw:object xlink:href="./Object 104" xlink:type="simple" xlink:show="embed" xlink:actuate="onLoad"/><draw:image xlink:href="./ObjectReplacements/Object 104" xlink:type="simple" xlink:show="embed" xlink:actuate="onLoad"/></draw:frame>进行求导<text:span text:style-name="T33">，可得：</text:span></text:p>
      <text:p text:style-name="P63"><draw:frame draw:style-name="fr1" draw:name="Object51" text:anchor-type="as-char" svg:y="-0.2035in" svg:width="1.822in" svg:height="0.2965in" draw:z-index="104"><draw:object xlink:href="./Object 105" xlink:type="simple" xlink:show="embed" xlink:actuate="onLoad"/><draw:image xlink:href="./ObjectReplacements/Object 105" xlink:type="simple" xlink:show="embed" xlink:actuate="onLoad"/></draw:frame></text:p>
      <text:p text:style-name="P64">记<draw:frame draw:style-name="fr1" draw:name="Object52" text:anchor-type="as-char" svg:y="-0.1484in" svg:width="1.5673in" svg:height="0.2091in" draw:z-index="105"><draw:object xlink:href="./Object 106" xlink:type="simple" xlink:show="embed" xlink:actuate="onLoad"/><draw:image xlink:href="./ObjectReplacements/Object 106" xlink:type="simple" xlink:show="embed" xlink:actuate="onLoad"/></draw:frame>,则</text:p>
      <text:p text:style-name="P65"><draw:frame draw:style-name="fr1" draw:name="Object53" text:anchor-type="as-char" svg:y="-0.1846in" svg:width="0.8957in" svg:height="0.2602in" draw:z-index="106"><draw:object xlink:href="./Object 107" xlink:type="simple" xlink:show="embed" xlink:actuate="onLoad"/><draw:image xlink:href="./ObjectReplacements/Object 107" xlink:type="simple" xlink:show="embed" xlink:actuate="onLoad"/></draw:frame></text:p>
      <text:p text:style-name="P66">或</text:p>
      <text:p text:style-name="P67"><text:soft-page-break/><draw:frame draw:style-name="fr1" draw:name="Object54" text:anchor-type="as-char" svg:y="-0.2146in" svg:width="1.0575in" svg:height="0.2902in" draw:z-index="107"><draw:object xlink:href="./Object 108" xlink:type="simple" xlink:show="embed" xlink:actuate="onLoad"/><draw:image xlink:href="./ObjectReplacements/Object 108" xlink:type="simple" xlink:show="embed" xlink:actuate="onLoad"/></draw:frame></text:p>
      <text:p text:style-name="P66">上面是指被称为拟牛顿法的条件，换句话是说，如果用<draw:frame draw:style-name="fr1" draw:name="Object55" text:anchor-type="as-char" svg:y="-0.1484in" svg:width="0.2571in" svg:height="0.2091in" draw:z-index="108"><draw:object xlink:href="./Object 109" xlink:type="simple" xlink:show="embed" xlink:actuate="onLoad"/><draw:image xlink:href="./ObjectReplacements/Object 109" xlink:type="simple" xlink:show="embed" xlink:actuate="onLoad"/></draw:frame>近视代替<draw:frame draw:style-name="fr1" draw:name="Object56" text:anchor-type="as-char" svg:y="-0.172in" svg:width="0.3508in" svg:height="0.2327in" draw:z-index="109"><draw:object xlink:href="./Object 110" xlink:type="simple" xlink:show="embed" xlink:actuate="onLoad"/><draw:image xlink:href="./ObjectReplacements/Object 110" xlink:type="simple" xlink:show="embed" xlink:actuate="onLoad"/></draw:frame>应该满足上面条件<text:span text:style-name="T34">。</text:span></text:p>
      <text:p text:style-name="P66">考虑递归下降<draw:frame draw:style-name="fr1" draw:name="Object57" text:anchor-type="as-char" svg:y="-0.1484in" svg:width="1.0311in" svg:height="0.2091in" draw:z-index="110"><draw:object xlink:href="./Object 111" xlink:type="simple" xlink:show="embed" xlink:actuate="onLoad"/><draw:image xlink:href="./ObjectReplacements/Object 111" xlink:type="simple" xlink:show="embed" xlink:actuate="onLoad"/></draw:frame><text:span text:style-name="T34">，当Hessian矩阵H正定时，</text:span><text:span text:style-name="T34"><draw:frame draw:style-name="fr1" draw:name="Object58" text:anchor-type="as-char" svg:y="-0.172in" svg:width="0.3508in" svg:height="0.2075in" draw:z-index="111"><draw:object xlink:href="./Object 112" xlink:type="simple" xlink:show="embed" xlink:actuate="onLoad"/><draw:image xlink:href="./ObjectReplacements/Object 112" xlink:type="simple" xlink:show="embed" xlink:actuate="onLoad"/></draw:frame></text:span><text:span text:style-name="T34">也是正定矩阵，那么式子</text:span></text:p>
      <text:p text:style-name="P67"><draw:frame draw:style-name="fr1" draw:name="Object59" text:anchor-type="as-char" svg:y="-0.2146in" svg:width="1.7098in" svg:height="0.2902in" draw:z-index="112"><draw:object xlink:href="./Object 113" xlink:type="simple" xlink:show="embed" xlink:actuate="onLoad"/><draw:image xlink:href="./ObjectReplacements/Object 113" xlink:type="simple" xlink:show="embed" xlink:actuate="onLoad"/></draw:frame></text:p>
      <text:p text:style-name="P68">的递归方向也是下降的</text:p>
      <text:p text:style-name="P68">考虑一阶泰勒级数</text:p>
      <text:p text:style-name="P69"><draw:frame draw:style-name="fr1" draw:name="Object60" text:anchor-type="as-char" svg:y="-0.2146in" svg:width="2.1984in" svg:height="0.2902in" draw:z-index="113"><draw:object xlink:href="./Object 114" xlink:type="simple" xlink:show="embed" xlink:actuate="onLoad"/><draw:image xlink:href="./ObjectReplacements/Object 114" xlink:type="simple" xlink:show="embed" xlink:actuate="onLoad"/></draw:frame></text:p>
      <text:p text:style-name="P70">用<draw:frame draw:style-name="fr1" draw:name="Object61" text:anchor-type="as-char" svg:y="-0.1484in" svg:width="0.3409in" svg:height="0.2091in" draw:z-index="114"><draw:object xlink:href="./Object 115" xlink:type="simple" xlink:show="embed" xlink:actuate="onLoad"/><draw:image xlink:href="./ObjectReplacements/Object 115" xlink:type="simple" xlink:show="embed" xlink:actuate="onLoad"/></draw:frame>替换<draw:frame draw:style-name="fr1" draw:name="Object62" text:anchor-type="as-char" svg:y="-0.1484in" svg:width="0.1701in" svg:height="0.1839in" draw:z-index="115"><draw:object xlink:href="./Object 116" xlink:type="simple" xlink:show="embed" xlink:actuate="onLoad"/><draw:image xlink:href="./ObjectReplacements/Object 116" xlink:type="simple" xlink:show="embed" xlink:actuate="onLoad"/></draw:frame></text:p>
      <text:p text:style-name="P71"><draw:frame draw:style-name="fr1" draw:name="Object63" text:anchor-type="as-char" svg:y="-0.2146in" svg:width="2.5217in" svg:height="0.2902in" draw:z-index="116"><draw:object xlink:href="./Object 117" xlink:type="simple" xlink:show="embed" xlink:actuate="onLoad"/><draw:image xlink:href="./ObjectReplacements/Object 117" xlink:type="simple" xlink:show="embed" xlink:actuate="onLoad"/></draw:frame></text:p>
      <text:p text:style-name="P70">由此可见<text:span text:style-name="T35">，</text:span><text:span text:style-name="T35"><draw:frame draw:style-name="fr1" draw:name="Object64" text:anchor-type="as-char" svg:y="-0.152in" svg:width="1.0571in" svg:height="0.2126in" draw:z-index="117"><draw:object xlink:href="./Object 118" xlink:type="simple" xlink:show="embed" xlink:actuate="onLoad"/><draw:image xlink:href="./ObjectReplacements/Object 118" xlink:type="simple" xlink:show="embed" xlink:actuate="onLoad"/></draw:frame></text:span><text:span text:style-name="T35">.</text:span></text:p>
      <text:p text:style-name="P72">接下来寻找一个<draw:frame draw:style-name="fr1" draw:name="Object65" text:anchor-type="as-char" svg:y="-0.172in" svg:width="0.3508in" svg:height="0.2075in" draw:z-index="118"><draw:object xlink:href="./Object 119" xlink:type="simple" xlink:show="embed" xlink:actuate="onLoad"/><draw:image xlink:href="./ObjectReplacements/Object 119" xlink:type="simple" xlink:show="embed" xlink:actuate="onLoad"/></draw:frame>的近视矩阵<draw:frame draw:style-name="fr1" draw:name="Object66" text:anchor-type="as-char" svg:y="-0.1484in" svg:width="0.2862in" svg:height="0.2091in" draw:z-index="119"><draw:object xlink:href="./Object 120" xlink:type="simple" xlink:show="embed" xlink:actuate="onLoad"/><draw:image xlink:href="./ObjectReplacements/Object 120" xlink:type="simple" xlink:show="embed" xlink:actuate="onLoad"/></draw:frame><text:span text:style-name="T36">，要求1)必须是正定矩阵２）必须满足拟牛顿法的条件。</text:span></text:p>
      <text:h text:style-name="P99" text:outline-level="3">4.3.4　DFP(Davidon-Fletcher-Powell)算法</text:h>
      <text:p text:style-name="P73">每次的迭代都更新矩阵<draw:frame draw:style-name="fr1" draw:name="Object67" text:anchor-type="as-char" svg:y="-0.1484in" svg:width="0.3752in" svg:height="0.2091in" draw:z-index="120"><draw:object xlink:href="./Object 121" xlink:type="simple" xlink:show="embed" xlink:actuate="onLoad"/><draw:image xlink:href="./ObjectReplacements/Object 121" xlink:type="simple" xlink:show="embed" xlink:actuate="onLoad"/></draw:frame></text:p>
      <text:p text:style-name="P74"><draw:frame draw:style-name="fr1" draw:name="Object68" text:anchor-type="as-char" svg:y="-0.1846in" svg:width="1.6327in" svg:height="0.2602in" draw:z-index="121"><draw:object xlink:href="./Object 122" xlink:type="simple" xlink:show="embed" xlink:actuate="onLoad"/><draw:image xlink:href="./ObjectReplacements/Object 122" xlink:type="simple" xlink:show="embed" xlink:actuate="onLoad"/></draw:frame></text:p>
      <text:p text:style-name="P75">其中<draw:frame draw:style-name="fr1" draw:name="Object69" text:anchor-type="as-char" svg:y="-0.1484in" svg:width="0.502in" svg:height="0.2091in" draw:z-index="122"><draw:object xlink:href="./Object 123" xlink:type="simple" xlink:show="embed" xlink:actuate="onLoad"/><draw:image xlink:href="./ObjectReplacements/Object 123" xlink:type="simple" xlink:show="embed" xlink:actuate="onLoad"/></draw:frame>是待定矩阵，两边同时乘以<draw:frame draw:style-name="fr1" draw:name="Object70" text:anchor-type="as-char" svg:y="-0.1484in" svg:width="0.2362in" svg:height="0.2091in" draw:z-index="123"><draw:object xlink:href="./Object 124" xlink:type="simple" xlink:show="embed" xlink:actuate="onLoad"/><draw:image xlink:href="./ObjectReplacements/Object 124" xlink:type="simple" xlink:show="embed" xlink:actuate="onLoad"/></draw:frame>，可得</text:p>
      <text:p text:style-name="P74"><draw:frame draw:style-name="fr1" draw:name="Object71" text:anchor-type="as-char" svg:y="-0.1846in" svg:width="2.5417in" svg:height="0.2602in" draw:z-index="124"><draw:object xlink:href="./Object 125" xlink:type="simple" xlink:show="embed" xlink:actuate="onLoad"/><draw:image xlink:href="./ObjectReplacements/Object 125" xlink:type="simple" xlink:show="embed" xlink:actuate="onLoad"/></draw:frame></text:p>
      <text:p text:style-name="P76">为使满足拟牛顿条件，令</text:p>
      <text:p text:style-name="P77"><draw:frame draw:style-name="fr1" draw:name="Object72" text:anchor-type="as-char" svg:y="-0.1846in" svg:width="0.928in" svg:height="0.2602in" draw:z-index="125"><draw:object xlink:href="./Object 126" xlink:type="simple" xlink:show="embed" xlink:actuate="onLoad"/><draw:image xlink:href="./ObjectReplacements/Object 126" xlink:type="simple" xlink:show="embed" xlink:actuate="onLoad"/></draw:frame></text:p>
      <text:p text:style-name="P74"><draw:frame draw:style-name="fr1" draw:name="Object73" text:anchor-type="as-char" svg:y="-0.1846in" svg:width="1.3437in" svg:height="0.2602in" draw:z-index="126"><draw:object xlink:href="./Object 127" xlink:type="simple" xlink:show="embed" xlink:actuate="onLoad"/><draw:image xlink:href="./ObjectReplacements/Object 127" xlink:type="simple" xlink:show="embed" xlink:actuate="onLoad"/></draw:frame></text:p>
      <text:p text:style-name="P78">可以取</text:p>
      <text:p text:style-name="P79"><draw:frame draw:style-name="fr1" draw:name="Object74" text:anchor-type="as-char" svg:y="-0.3646in" svg:width="0.9953in" svg:height="0.6102in" draw:z-index="127"><draw:object xlink:href="./Object 128" xlink:type="simple" xlink:show="embed" xlink:actuate="onLoad"/><draw:image xlink:href="./ObjectReplacements/Object 128" xlink:type="simple" xlink:show="embed" xlink:actuate="onLoad"/></draw:frame></text:p>
      <text:p text:style-name="P79"><draw:frame draw:style-name="fr1" draw:name="Object75" text:anchor-type="as-char" svg:y="-0.3646in" svg:width="1.6528in" svg:height="0.6102in" draw:z-index="128"><draw:object xlink:href="./Object 129" xlink:type="simple" xlink:show="embed" xlink:actuate="onLoad"/><draw:image xlink:href="./ObjectReplacements/Object 129" xlink:type="simple" xlink:show="embed" xlink:actuate="onLoad"/></draw:frame></text:p>
      <text:p text:style-name="P78"><text:soft-page-break/>可以得出矩阵<draw:frame draw:style-name="fr1" draw:name="Object76" text:anchor-type="as-char" svg:y="-0.1484in" svg:width="0.3752in" svg:height="0.2091in" draw:z-index="129"><draw:object xlink:href="./Object 130" xlink:type="simple" xlink:show="embed" xlink:actuate="onLoad"/><draw:image xlink:href="./ObjectReplacements/Object 130" xlink:type="simple" xlink:show="embed" xlink:actuate="onLoad"/></draw:frame>的迭代公式：</text:p>
      <text:p text:style-name="P79"><draw:frame draw:style-name="fr2" draw:name="Object77" text:anchor-type="as-char" svg:y="-0.3646in" svg:width="2.7228in" svg:height="0.6102in" draw:z-index="130"><draw:object xlink:href="./Object 131" xlink:type="simple" xlink:show="embed" xlink:actuate="onLoad"/><draw:image xlink:href="./ObjectReplacements/Object 131" xlink:type="simple" xlink:show="embed" xlink:actuate="onLoad"/></draw:frame></text:p>
      <text:p text:style-name="P78"/>
      <text:h text:style-name="P100" text:outline-level="3">4.4 约束优化</text:h>
      <text:h text:style-name="P100" text:outline-level="3">4.4.1 拉格朗日对偶性<text:span text:style-name="T38">(Lagrange duality)</text:span></text:h>
      <text:p text:style-name="P80">原始问题</text:p>
      <text:p text:style-name="P80">假设<draw:frame draw:style-name="fr1" draw:name="Object78" text:anchor-type="as-char" svg:y="-0.152in" svg:width="1.2366in" svg:height="0.2126in" draw:z-index="131"><draw:object xlink:href="./Object 132" xlink:type="simple" xlink:show="embed" xlink:actuate="onLoad"/><draw:image xlink:href="./ObjectReplacements/Object 132" xlink:type="simple" xlink:show="embed" xlink:actuate="onLoad"/></draw:frame>是定义在<draw:frame draw:style-name="fr1" draw:name="Object79" text:anchor-type="as-char" svg:y="-0.172in" svg:width="0.2472in" svg:height="0.2075in" draw:z-index="132"><draw:object xlink:href="./Object 133" xlink:type="simple" xlink:show="embed" xlink:actuate="onLoad"/><draw:image xlink:href="./ObjectReplacements/Object 133" xlink:type="simple" xlink:show="embed" xlink:actuate="onLoad"/></draw:frame>上的连续可微函数<text:span text:style-name="T37">，考虑约束最优化问题</text:span></text:p>
      <text:p text:style-name="P41"><draw:frame draw:style-name="fr1" draw:name="Object80" text:anchor-type="as-char" svg:y="-0.2035in" svg:width="0.9339in" svg:height="0.4043in" draw:z-index="133"><draw:object xlink:href="./Object 134" xlink:type="simple" xlink:show="embed" xlink:actuate="onLoad"/><draw:image xlink:href="./ObjectReplacements/Object 134" xlink:type="simple" xlink:show="embed" xlink:actuate="onLoad"/></draw:frame></text:p>
      <text:p text:style-name="P41"><draw:frame draw:style-name="fr1" draw:name="Object81" text:anchor-type="as-char" svg:y="-0.2035in" svg:width="2.372in" svg:height="0.2783in" draw:z-index="134"><draw:object xlink:href="./Object 135" xlink:type="simple" xlink:show="embed" xlink:actuate="onLoad"/><draw:image xlink:href="./ObjectReplacements/Object 135" xlink:type="simple" xlink:show="embed" xlink:actuate="onLoad"/></draw:frame></text:p>
      <text:p text:style-name="P41"><draw:frame draw:style-name="fr1" draw:name="Object82" text:anchor-type="as-char" svg:y="-0.2035in" svg:width="1.928in" svg:height="0.2783in" draw:z-index="135"><draw:object xlink:href="./Object 136" xlink:type="simple" xlink:show="embed" xlink:actuate="onLoad"/><draw:image xlink:href="./ObjectReplacements/Object 136" xlink:type="simple" xlink:show="embed" xlink:actuate="onLoad"/></draw:frame></text:p>
      <text:p text:style-name="P81">称此问题为原始问题</text:p>
      <text:p text:style-name="P81">引入拉格朗日函数</text:p>
      <text:p text:style-name="P82"><draw:frame draw:style-name="fr1" draw:name="Object83" text:anchor-type="as-char" svg:y="-0.3634in" svg:width="3.8311in" svg:height="0.5736in" draw:z-index="136"><draw:object xlink:href="./Object 137" xlink:type="simple" xlink:show="embed" xlink:actuate="onLoad"/><draw:image xlink:href="./ObjectReplacements/Object 137" xlink:type="simple" xlink:show="embed" xlink:actuate="onLoad"/></draw:frame></text:p>
      <text:p text:style-name="P83">则与原始问题等价的问题如下：</text:p>
      <text:p text:style-name="P84"><draw:frame draw:style-name="fr1" draw:name="对象55" text:anchor-type="as-char" svg:y="-0.3217in" svg:width="3.111in" svg:height="0.589in" draw:z-index="137"><draw:object xlink:href="./Object 138" xlink:type="simple" xlink:show="embed" xlink:actuate="onLoad"/><draw:image xlink:href="./ObjectReplacements/Object 138" xlink:type="simple" xlink:show="embed" xlink:actuate="onLoad"/></draw:frame></text:p>
      <text:p text:style-name="P85">对偶问题</text:p>
      <text:p text:style-name="P85">将内外层进行调换，可得如下形式：</text:p>
      <text:p text:style-name="P86"><draw:frame draw:style-name="fr1" draw:name="对象56" text:anchor-type="as-char" svg:y="-0.3217in" svg:width="3.2173in" svg:height="0.589in" draw:z-index="138"><draw:object xlink:href="./Object 139" xlink:type="simple" xlink:show="embed" xlink:actuate="onLoad"/><draw:image xlink:href="./ObjectReplacements/Object 139" xlink:type="simple" xlink:show="embed" xlink:actuate="onLoad"/></draw:frame></text:p>
      <text:p text:style-name="P85">该形式是拉格朗日函数的极大极小值问题<text:span text:style-name="T39">，是原问题的对偶问题</text:span></text:p>
      <text:p text:style-name="P85"/>
      <text:p text:style-name="P85"/>
      <text:p text:style-name="P85"/>
      <text:p text:style-name="P87"><text:soft-page-break/>原始问题与对偶问题的关系</text:p>
      <text:p text:style-name="P87">定理1　若原始极大极小问题<text:span text:style-name="T40">p</text:span>和对偶极小极大问题<text:span text:style-name="T40">q</text:span>都有最优值，则</text:p>
      <text:p text:style-name="P88"><draw:frame draw:style-name="fr1" draw:name="对象57" text:anchor-type="as-char" svg:y="-0.1846in" svg:width="0.5181in" svg:height="0.2299in" draw:z-index="139"><draw:object xlink:href="./Object 140" xlink:type="simple" xlink:show="embed" xlink:actuate="onLoad"/><draw:image xlink:href="./ObjectReplacements/Object 140" xlink:type="simple" xlink:show="embed" xlink:actuate="onLoad"/></draw:frame></text:p>
      <text:p text:style-name="P87"/>
      <text:p text:style-name="P87">定理<text:span text:style-name="T41">2<text:tab/>假设函数</text:span><text:span text:style-name="T41"><draw:frame draw:style-name="fr1" draw:name="对象58" text:anchor-type="as-char" svg:y="-0.152in" svg:width="0.3874in" svg:height="0.2in" draw:z-index="140"><draw:object xlink:href="./Object 141" xlink:type="simple" xlink:show="embed" xlink:actuate="onLoad"/><draw:image xlink:href="./ObjectReplacements/Object 141" xlink:type="simple" xlink:show="embed" xlink:actuate="onLoad"/></draw:frame></text:span><text:span text:style-name="T41">和</text:span><text:span text:style-name="T41"><draw:frame draw:style-name="fr1" draw:name="对象59" text:anchor-type="as-char" svg:y="-0.152in" svg:width="0.4209in" svg:height="0.2126in" draw:z-index="141"><draw:object xlink:href="./Object 142" xlink:type="simple" xlink:show="embed" xlink:actuate="onLoad"/><draw:image xlink:href="./ObjectReplacements/Object 142" xlink:type="simple" xlink:show="embed" xlink:actuate="onLoad"/></draw:frame></text:span><text:span text:style-name="T41">是凸函数，</text:span><text:span text:style-name="T41"><draw:frame draw:style-name="fr1" draw:name="对象60" text:anchor-type="as-char" svg:y="-0.152in" svg:width="0.4402in" svg:height="0.2126in" draw:z-index="142"><draw:object xlink:href="./Object 143" xlink:type="simple" xlink:show="embed" xlink:actuate="onLoad"/><draw:image xlink:href="./ObjectReplacements/Object 143" xlink:type="simple" xlink:show="embed" xlink:actuate="onLoad"/></draw:frame></text:span><text:span text:style-name="T41">是仿射函数；并且不等式约束</text:span><text:span text:style-name="T41"><draw:frame draw:style-name="fr1" draw:name="对象61" text:anchor-type="as-char" svg:y="-0.152in" svg:width="0.4209in" svg:height="0.2126in" draw:z-index="143"><draw:object xlink:href="./Object 144" xlink:type="simple" xlink:show="embed" xlink:actuate="onLoad"/><draw:image xlink:href="./ObjectReplacements/Object 144" xlink:type="simple" xlink:show="embed" xlink:actuate="onLoad"/></draw:frame></text:span><text:span text:style-name="T41">是严格可行的，即存在x,对所以i有</text:span><text:span text:style-name="T41"><draw:frame draw:style-name="fr1" draw:name="对象62" text:anchor-type="as-char" svg:y="-0.152in" svg:width="0.6181in" svg:height="0.2126in" draw:z-index="144"><draw:object xlink:href="./Object 145" xlink:type="simple" xlink:show="embed" xlink:actuate="onLoad"/><draw:image xlink:href="./ObjectReplacements/Object 145" xlink:type="simple" xlink:show="embed" xlink:actuate="onLoad"/></draw:frame></text:span><text:span text:style-name="T41">,则存在</text:span><text:span text:style-name="T41"><draw:frame draw:style-name="fr1" draw:name="对象63" text:anchor-type="as-char" svg:y="-0.1484in" svg:width="0.6807in" svg:height="0.2091in" draw:z-index="145"><draw:object xlink:href="./Object 146" xlink:type="simple" xlink:show="embed" xlink:actuate="onLoad"/><draw:image xlink:href="./ObjectReplacements/Object 146" xlink:type="simple" xlink:show="embed" xlink:actuate="onLoad"/></draw:frame></text:span><text:span text:style-name="T41">,使</text:span><text:span text:style-name="T41"><draw:frame draw:style-name="fr1" draw:name="对象66" text:anchor-type="as-char" svg:y="-0.1484in" svg:width="0.222in" svg:height="0.2091in" draw:z-index="148"><draw:object xlink:href="./Object 149" xlink:type="simple" xlink:show="embed" xlink:actuate="onLoad"/><draw:image xlink:href="./ObjectReplacements/Object 149" xlink:type="simple" xlink:show="embed" xlink:actuate="onLoad"/></draw:frame></text:span><text:span text:style-name="T41">是原始问题的解，</text:span><text:span text:style-name="T41"><draw:frame draw:style-name="fr1" draw:name="对象64" text:anchor-type="as-char" svg:y="-0.1484in" svg:width="0.4598in" svg:height="0.2091in" draw:z-index="146"><draw:object xlink:href="./Object 147" xlink:type="simple" xlink:show="embed" xlink:actuate="onLoad"/><draw:image xlink:href="./ObjectReplacements/Object 147" xlink:type="simple" xlink:show="embed" xlink:actuate="onLoad"/></draw:frame></text:span><text:span text:style-name="T41">是对偶问题的解，并且</text:span></text:p>
      <text:p text:style-name="P88"><draw:frame draw:style-name="fr1" draw:name="对象65" text:anchor-type="as-char" svg:y="-0.2035in" svg:width="1.8193in" svg:height="0.2783in" draw:z-index="147"><draw:object xlink:href="./Object 148" xlink:type="simple" xlink:show="embed" xlink:actuate="onLoad"/><draw:image xlink:href="./ObjectReplacements/Object 148" xlink:type="simple" xlink:show="embed" xlink:actuate="onLoad"/></draw:frame></text:p>
      <text:p text:style-name="P87"/>
      <text:p text:style-name="P87">定理<text:span text:style-name="T42">３　假设函数</text:span><text:span text:style-name="T42"><draw:frame draw:style-name="fr1" draw:name="对象67" text:anchor-type="as-char" svg:y="-0.152in" svg:width="0.3874in" svg:height="0.2in" draw:z-index="149"><draw:object xlink:href="./Object 150" xlink:type="simple" xlink:show="embed" xlink:actuate="onLoad"/><draw:image xlink:href="./ObjectReplacements/Object 150" xlink:type="simple" xlink:show="embed" xlink:actuate="onLoad"/></draw:frame></text:span><text:span text:style-name="T42">和</text:span><text:span text:style-name="T42"><draw:frame draw:style-name="fr1" draw:name="对象68" text:anchor-type="as-char" svg:y="-0.152in" svg:width="0.4209in" svg:height="0.2126in" draw:z-index="150"><draw:object xlink:href="./Object 151" xlink:type="simple" xlink:show="embed" xlink:actuate="onLoad"/><draw:image xlink:href="./ObjectReplacements/Object 151" xlink:type="simple" xlink:show="embed" xlink:actuate="onLoad"/></draw:frame></text:span><text:span text:style-name="T42">是凸函数，</text:span><text:span text:style-name="T42"><draw:frame draw:style-name="fr1" draw:name="对象69" text:anchor-type="as-char" svg:y="-0.152in" svg:width="0.4402in" svg:height="0.2126in" draw:z-index="151"><draw:object xlink:href="./Object 152" xlink:type="simple" xlink:show="embed" xlink:actuate="onLoad"/><draw:image xlink:href="./ObjectReplacements/Object 152" xlink:type="simple" xlink:show="embed" xlink:actuate="onLoad"/></draw:frame></text:span><text:span text:style-name="T42">是仿射函数，并且不等式约束</text:span><text:span text:style-name="T42"><draw:frame draw:style-name="fr1" draw:name="对象70" text:anchor-type="as-char" svg:y="-0.152in" svg:width="0.4209in" svg:height="0.2126in" draw:z-index="152"><draw:object xlink:href="./Object 153" xlink:type="simple" xlink:show="embed" xlink:actuate="onLoad"/><draw:image xlink:href="./ObjectReplacements/Object 153" xlink:type="simple" xlink:show="embed" xlink:actuate="onLoad"/></draw:frame></text:span><text:span text:style-name="T42">是严格可行的，则</text:span><text:span text:style-name="T42"><draw:frame draw:style-name="fr1" draw:name="对象71" text:anchor-type="as-char" svg:y="-0.1484in" svg:width="0.222in" svg:height="0.2091in" draw:z-index="153"><draw:object xlink:href="./Object 154" xlink:type="simple" xlink:show="embed" xlink:actuate="onLoad"/><draw:image xlink:href="./ObjectReplacements/Object 154" xlink:type="simple" xlink:show="embed" xlink:actuate="onLoad"/></draw:frame></text:span><text:span text:style-name="T42">和</text:span><text:span text:style-name="T42"><draw:frame draw:style-name="fr1" draw:name="对象72" text:anchor-type="as-char" svg:y="-0.1484in" svg:width="0.4598in" svg:height="0.2091in" draw:z-index="154"><draw:object xlink:href="./Object 155" xlink:type="simple" xlink:show="embed" xlink:actuate="onLoad"/><draw:image xlink:href="./ObjectReplacements/Object 155" xlink:type="simple" xlink:show="embed" xlink:actuate="onLoad"/></draw:frame></text:span><text:span text:style-name="T42">分别是原始问题和对偶问题的解的充分必要条件是</text:span><text:span text:style-name="T42"><draw:frame draw:style-name="fr1" draw:name="对象73" text:anchor-type="as-char" svg:y="-0.1484in" svg:width="0.6807in" svg:height="0.2091in" draw:z-index="155"><draw:object xlink:href="./Object 156" xlink:type="simple" xlink:show="embed" xlink:actuate="onLoad"/><draw:image xlink:href="./ObjectReplacements/Object 156" xlink:type="simple" xlink:show="embed" xlink:actuate="onLoad"/></draw:frame></text:span><text:span text:style-name="T42">满足(Karush-kuhn-Tucker)KKT条件:</text:span></text:p>
      <text:p text:style-name="P88"><draw:frame draw:style-name="fr1" draw:name="对象74" text:anchor-type="as-char" svg:y="-0.2035in" svg:width="1.7917in" svg:height="0.2783in" draw:z-index="156"><draw:object xlink:href="./Object 157" xlink:type="simple" xlink:show="embed" xlink:actuate="onLoad"/><draw:image xlink:href="./ObjectReplacements/Object 157" xlink:type="simple" xlink:show="embed" xlink:actuate="onLoad"/></draw:frame></text:p>
      <text:p text:style-name="P88"><draw:frame draw:style-name="fr1" draw:name="对象75" text:anchor-type="as-char" svg:y="-0.2035in" svg:width="1.8071in" svg:height="0.2783in" draw:z-index="157"><draw:object xlink:href="./Object 158" xlink:type="simple" xlink:show="embed" xlink:actuate="onLoad"/><draw:image xlink:href="./ObjectReplacements/Object 158" xlink:type="simple" xlink:show="embed" xlink:actuate="onLoad"/></draw:frame></text:p>
      <text:p text:style-name="P88"><draw:frame draw:style-name="fr1" draw:name="对象76" text:anchor-type="as-char" svg:y="-0.2035in" svg:width="1.7898in" svg:height="0.2783in" draw:z-index="158"><draw:object xlink:href="./Object 159" xlink:type="simple" xlink:show="embed" xlink:actuate="onLoad"/><draw:image xlink:href="./ObjectReplacements/Object 159" xlink:type="simple" xlink:show="embed" xlink:actuate="onLoad"/></draw:frame></text:p>
      <text:p text:style-name="P88"><draw:frame draw:style-name="fr1" draw:name="对象77" text:anchor-type="as-char" svg:y="-0.2035in" svg:width="2.1362in" svg:height="0.2783in" draw:z-index="159"><draw:object xlink:href="./Object 160" xlink:type="simple" xlink:show="embed" xlink:actuate="onLoad"/><draw:image xlink:href="./ObjectReplacements/Object 160" xlink:type="simple" xlink:show="embed" xlink:actuate="onLoad"/></draw:frame></text:p>
      <text:p text:style-name="P88"><draw:frame draw:style-name="fr1" draw:name="对象78" text:anchor-type="as-char" svg:y="-0.2035in" svg:width="0.8953in" svg:height="0.2783in" draw:z-index="160"><draw:object xlink:href="./Object 161" xlink:type="simple" xlink:show="embed" xlink:actuate="onLoad"/><draw:image xlink:href="./ObjectReplacements/Object 161" xlink:type="simple" xlink:show="embed" xlink:actuate="onLoad"/></draw:frame></text:p>
      <text:p text:style-name="P88"><draw:frame draw:style-name="fr1" draw:name="对象79" text:anchor-type="as-char" svg:y="-0.1846in" svg:width="0.5236in" svg:height="0.2299in" draw:z-index="161"><draw:object xlink:href="./Object 162" xlink:type="simple" xlink:show="embed" xlink:actuate="onLoad"/><draw:image xlink:href="./ObjectReplacements/Object 162" xlink:type="simple" xlink:show="embed" xlink:actuate="onLoad"/></draw:frame></text:p>
      <text:p text:style-name="P89"><draw:frame draw:style-name="fr1" draw:name="对象80" text:anchor-type="as-char" svg:y="-0.2035in" svg:width="1.9272in" svg:height="0.2783in" draw:z-index="162"><draw:object xlink:href="./Object 163" xlink:type="simple" xlink:show="embed" xlink:actuate="onLoad"/><draw:image xlink:href="./ObjectReplacements/Object 163" xlink:type="simple" xlink:show="embed" xlink:actuate="onLoad"/></draw:frame></text:p>
      <text:p text:style-name="P90"/>
      <text:h text:style-name="P101" text:outline-level="3">4.4.2<text:tab/>最小二乘法(Least squares method)</text:h>
      <text:p text:style-name="P92">略</text:p>
      <text:h text:style-name="P103" text:outline-level="2">第<text:span text:style-name="T44">5章<text:tab/>机器学习基础</text:span></text:h>
      <text:h text:style-name="P102" text:outline-level="3">5.1.4<text:tab/>示例：线性回归</text:h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writing-mode="pag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59:39.323291077</meta:creation-date>
    <meta:generator>LibreOffice/5.4.1.2$Linux_X86_64 LibreOffice_project/40m0$Build-2</meta:generator>
    <dc:date>2017-12-11T20:47:20.238880728</dc:date>
    <meta:editing-duration>PT22H24M25S</meta:editing-duration>
    <meta:editing-cycles>82</meta:editing-cycles>
    <meta:document-statistic meta:table-count="0" meta:image-count="0" meta:object-count="163" meta:page-count="10" meta:paragraph-count="162" meta:word-count="1733" meta:character-count="2073" meta:non-whitespace-character-count="2033"/>
  </office:meta>
</office:document-meta>
</file>

<file path=Object 1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row>
              <mi>V</mi>
              <mo stretchy="false">⋅</mo>
              <mi mathvariant="italic">diag</mi>
            </mrow>
          </mrow>
          <mrow>
            <mrow>
              <mrow>
                <mo fence="true" stretchy="false">(</mo>
                <mrow>
                  <mi>λ</mi>
                </mrow>
                <mo fence="true" stretchy="false">)</mo>
              </mrow>
              <mo stretchy="false">⋅</mo>
              <msup>
                <mi>V</mi>
                <mrow>
                  <mo stretchy="false">−</mo>
                  <mn>1</mn>
                </mrow>
              </msup>
            </mrow>
            <mo stretchy="false">=</mo>
            <mrow>
              <mi>V</mi>
              <mo stretchy="false">⋅</mo>
              <mi mathvariant="italic">diag</mi>
            </mrow>
          </mrow>
          <mrow>
            <mrow>
              <mo fence="true" stretchy="false">(</mo>
              <mrow>
                <mi>λ</mi>
              </mrow>
              <mo fence="true" stretchy="false">)</mo>
            </mrow>
            <mo stretchy="false">⋅</mo>
            <msup>
              <mi>V</mi>
              <mi>T</mi>
            </msup>
          </mrow>
        </mrow>
      </mstyle>
    </mstyle>
    <annotation encoding="StarMath 5.0">bold size 15{ A=V cdot diag( %ilambda ) cdot V^-1 =V cdot diag( %ilambda ) cdot V^T}</annotation>
  </semantics>
</math>
</file>

<file path=Object 10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00/content.xml><?xml version="1.0" encoding="utf-8"?>
<math xmlns="http://www.w3.org/1998/Math/MathML" display="block">
  <semantics>
    <mrow>
      <msup>
        <mi>g</mi>
        <mi>T</mi>
      </msup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n>1</mn>
          <mn>2</mn>
        </mfrac>
      </mrow>
      <msup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i>T</mi>
      </msup>
      <mi>H</mi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≤</mo>
        <mn>0</mn>
      </mrow>
    </mrow>
    <annotation encoding="StarMath 5.0">{ g^{T}(x-x_0)+{1 over 2}(x-x_0)^{T}H(x-x_0)&lt;=0 }</annotation>
  </semantics>
</math>
</file>

<file path=Object 101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>x</mi>
          </msub>
          <mo stretchy="false">=</mo>
          <mrow>
            <mrow>
              <mi>g</mi>
              <mo stretchy="false">+</mo>
              <mi>H</mi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  <mo stretchy="false">=</mo>
          <mn>0</mn>
        </mrow>
      </mstyle>
    </mstyle>
    <annotation encoding="StarMath 5.0">size 15 bold{nabla_{ x }={g+H(x-x_0)}=0}</annotation>
  </semantics>
</math>
</file>

<file path=Object 102/content.xml><?xml version="1.0" encoding="utf-8"?>
<math xmlns="http://www.w3.org/1998/Math/MathML" display="block">
  <semantics>
    <mstyle mathsize="15pt">
      <mstyle mathvariant="bold">
        <mrow>
          <mrow>
            <mi>x</mi>
            <mo stretchy="false">=</mo>
            <mrow>
              <mo stretchy="false">−</mo>
              <msup>
                <mi>H</mi>
                <mrow>
                  <mo stretchy="false">−</mo>
                  <mn>1</mn>
                </mrow>
              </msup>
            </mrow>
          </mrow>
          <mrow>
            <mi>g</mi>
            <mo stretchy="false">+</mo>
            <msub>
              <mi>x</mi>
              <mn>0</mn>
            </msub>
          </mrow>
        </mrow>
      </mstyle>
    </mstyle>
    <annotation encoding="StarMath 5.0">size 15 bold{ x=-H^{-1}g  +x_0}</annotation>
  </semantics>
</math>
</file>

<file path=Object 10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04/content.xml><?xml version="1.0" encoding="utf-8"?>
<math xmlns="http://www.w3.org/1998/Math/MathML" display="block">
  <semantics>
    <mi>x</mi>
    <annotation encoding="StarMath 5.0">{ x }</annotation>
  </semantics>
</math>
</file>

<file path=Object 105/content.xml><?xml version="1.0" encoding="utf-8"?>
<math xmlns="http://www.w3.org/1998/Math/MathML" display="block">
  <semantics>
    <mstyle mathsize="15pt">
      <mstyle mathvariant="bold">
        <mrow>
          <mrow>
            <msub>
              <mi>g</mi>
              <mi>x</mi>
            </msub>
            <mo stretchy="false">≈</mo>
            <mrow>
              <msub>
                <mi>g</mi>
                <msub>
                  <mi>x</mi>
                  <mn>0</mn>
                </msub>
              </msub>
              <mo stretchy="false">+</mo>
              <msub>
                <mi>H</mi>
                <msub>
                  <mi>x</mi>
                  <mn>0</mn>
                </msub>
              </msub>
            </mrow>
          </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g_x approx g_{x_0}+H_{x_0}(x-x_{0})}</annotation>
  </semantics>
</math>
</file>

<file path=Object 106/content.xml><?xml version="1.0" encoding="utf-8"?>
<math xmlns="http://www.w3.org/1998/Math/MathML" display="block">
  <semantics>
    <mrow>
      <mrow>
        <msub>
          <mi>y</mi>
          <mi>k</mi>
        </msub>
        <mo stretchy="false">=</mo>
        <mrow>
          <msub>
            <mi>g</mi>
            <mi>x</mi>
          </msub>
          <mo stretchy="false">−</mo>
          <msub>
            <mi>g</mi>
            <mn>0</mn>
          </msub>
        </mrow>
      </mrow>
      <mi>,</mi>
      <mrow>
        <msub>
          <mi>σ</mi>
          <mi>k</mi>
        </msub>
        <mo stretchy="false">=</mo>
        <mrow>
          <mi>x</mi>
          <mo stretchy="false">−</mo>
          <msub>
            <mi>x</mi>
            <mn>0</mn>
          </msub>
        </mrow>
      </mrow>
    </mrow>
    <annotation encoding="StarMath 5.0">{ y_k=g_{x}-g_{0}, %sigma _{k}=x-x_{0} }</annotation>
  </semantics>
</math>
</file>

<file path=Object 107/content.xml><?xml version="1.0" encoding="utf-8"?>
<math xmlns="http://www.w3.org/1998/Math/MathML" display="block">
  <semantics>
    <mstyle mathsize="15pt">
      <mstyle mathvariant="bold">
        <mrow>
          <mrow>
            <msub>
              <mi>y</mi>
              <mi>k</mi>
            </msub>
            <mo stretchy="false">=</mo>
            <mi>H</mi>
          </mrow>
          <msub>
            <mi>σ</mi>
            <mi>k</mi>
          </msub>
        </mrow>
      </mstyle>
    </mstyle>
    <annotation encoding="StarMath 5.0">size 15 bold{y_k=H%sigma_k  }</annotation>
  </semantics>
</math>
</file>

<file path=Object 108/content.xml><?xml version="1.0" encoding="utf-8"?>
<math xmlns="http://www.w3.org/1998/Math/MathML" display="block">
  <semantics>
    <mstyle mathsize="15pt">
      <mstyle mathvariant="bold">
        <mrow>
          <msup>
            <mi>H</mi>
            <mrow>
              <mo stretchy="false">−</mo>
              <mn>1</mn>
            </mrow>
          </msup>
          <mrow>
            <msub>
              <mi>y</mi>
              <mi>k</mi>
            </msub>
            <mo stretchy="false">=</mo>
            <msub>
              <mi>σ</mi>
              <mi>k</mi>
            </msub>
          </mrow>
        </mrow>
      </mstyle>
    </mstyle>
    <annotation encoding="StarMath 5.0">size 15 bold{ H^{-1}y_{k}=%sigma_{k} }</annotation>
  </semantics>
</math>
</file>

<file path=Object 109/content.xml><?xml version="1.0" encoding="utf-8"?>
<math xmlns="http://www.w3.org/1998/Math/MathML" display="block">
  <semantics>
    <msub>
      <mi>G</mi>
      <mi>k</mi>
    </msub>
    <annotation encoding="StarMath 5.0">{ G_{k} }</annotation>
  </semantics>
</math>
</file>

<file path=Object 11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110/content.xml><?xml version="1.0" encoding="utf-8"?>
<math xmlns="http://www.w3.org/1998/Math/MathML" display="block">
  <semantics>
    <msubsup>
      <mi>H</mi>
      <mi>k</mi>
      <mrow>
        <mo stretchy="false">−</mo>
        <mn>1</mn>
      </mrow>
    </msubsup>
    <annotation encoding="StarMath 5.0">{ H^{-1}_{k} }</annotation>
  </semantics>
</math>
</file>

<file path=Object 111/content.xml><?xml version="1.0" encoding="utf-8"?>
<math xmlns="http://www.w3.org/1998/Math/MathML" display="block">
  <semantics>
    <mrow>
      <mrow>
        <msub>
          <mi>x</mi>
          <mrow>
            <mi>k</mi>
            <mo stretchy="false">+</mo>
            <mn>1</mn>
          </mrow>
        </msub>
        <mo stretchy="false">=</mo>
        <mrow>
          <msub>
            <mi>x</mi>
            <mi>k</mi>
          </msub>
          <mo stretchy="false">−</mo>
          <mi>λ</mi>
        </mrow>
      </mrow>
      <msub>
        <mi>g</mi>
        <mi>k</mi>
      </msub>
    </mrow>
    <annotation encoding="StarMath 5.0">{ x_{k+1}=x_{k}-%lambda g_{k} }</annotation>
  </semantics>
</math>
</file>

<file path=Object 112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{ H^{-1} }</annotation>
  </semantics>
</math>
</file>

<file path=Object 113/content.xml><?xml version="1.0" encoding="utf-8"?>
<math xmlns="http://www.w3.org/1998/Math/MathML" display="block">
  <semantics>
    <mstyle mathsize="15pt">
      <mstyle mathvariant="bold">
        <mrow>
          <mrow>
            <msub>
              <mi>x</mi>
              <mrow>
                <mi>k</mi>
                <mo stretchy="false">+</mo>
                <mn>1</mn>
              </mrow>
            </msub>
            <mo stretchy="false">=</mo>
            <mrow>
              <msub>
                <mi>x</mi>
                <mi>k</mi>
              </msub>
              <mo stretchy="false">−</mo>
              <mi>λ</mi>
            </mrow>
          </mrow>
          <msup>
            <mi>H</mi>
            <mrow>
              <mo stretchy="false">−</mo>
              <mn>1</mn>
            </mrow>
          </msup>
          <msub>
            <mi>g</mi>
            <mi>k</mi>
          </msub>
        </mrow>
      </mstyle>
    </mstyle>
    <annotation encoding="StarMath 5.0"> size 15 bold{ x_{k+1}=x_{k}-%lambda H^{-1}g_{k} }</annotation>
  </semantics>
</math>
</file>

<file path=Object 114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  <mo stretchy="false">+</mo>
            <msubsup>
              <mi>g</mi>
              <mi>k</mi>
              <mi>T</mi>
            </msubsup>
          </mrow>
          <mrow>
            <mo fence="true" stretchy="false">(</mo>
            <mrow>
              <mrow>
                <mi>x</mi>
                <mo stretchy="false">−</mo>
                <msub>
                  <mi>x</mi>
                  <mi>k</mi>
                </msub>
              </mrow>
            </mrow>
            <mo fence="true" stretchy="false">)</mo>
          </mrow>
        </mrow>
      </mstyle>
    </mstyle>
    <annotation encoding="StarMath 5.0">size 15 bold{ f(x) approx f(x_k)+g^{T}_{k}(x-x_k) }</annotation>
  </semantics>
</math>
</file>

<file path=Object 115/content.xml><?xml version="1.0" encoding="utf-8"?>
<math xmlns="http://www.w3.org/1998/Math/MathML" display="block">
  <semantics>
    <msub>
      <mi>x</mi>
      <mrow>
        <mi>k</mi>
        <mo stretchy="false">+</mo>
        <mn>1</mn>
      </mrow>
    </msub>
    <annotation encoding="StarMath 5.0">{ x_{k+1} }</annotation>
  </semantics>
</math>
</file>

<file path=Object 116/content.xml><?xml version="1.0" encoding="utf-8"?>
<math xmlns="http://www.w3.org/1998/Math/MathML" display="block">
  <semantics>
    <mi>x</mi>
    <annotation encoding="StarMath 5.0">{ x }</annotation>
  </semantics>
</math>
</file>

<file path=Object 117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sub>
                  <mi>x</mi>
                  <mrow>
                    <mi>k</mi>
                    <mo stretchy="false">+</mo>
                    <mn>1</mn>
                  </mrow>
                </msub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  <mo stretchy="false">−</mo>
            <mi>λ</mi>
          </mrow>
          <msubsup>
            <mi>g</mi>
            <mi>k</mi>
            <mi>T</mi>
          </msubsup>
          <msup>
            <mi>H</mi>
            <mrow>
              <mo stretchy="false">−</mo>
              <mn>1</mn>
            </mrow>
          </msup>
          <msub>
            <mi>g</mi>
            <mi>k</mi>
          </msub>
        </mrow>
      </mstyle>
    </mstyle>
    <annotation encoding="StarMath 5.0">size 15 bold{ f(x_{k+1}) approx f(x_{k})-%lambda g_{k}^{T}H^{-1}g_{k} }</annotation>
  </semantics>
</math>
</file>

<file path=Object 118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row>
                <mi>x</mi>
                <mo stretchy="false">+</mo>
                <mn>1</mn>
              </mrow>
            </msub>
          </mrow>
          <mo fence="true" stretchy="false">)</mo>
        </mrow>
        <mo stretchy="false">≤</mo>
        <mi>f</mi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{ f(x_{x+1})&lt;=f(x_{k}) }</annotation>
  </semantics>
</math>
</file>

<file path=Object 119/content.xml><?xml version="1.0" encoding="utf-8"?>
<math xmlns="http://www.w3.org/1998/Math/MathML" display="block">
  <semantics>
    <msup>
      <mi>H</mi>
      <mrow>
        <mo stretchy="false">−</mo>
        <mn>1</mn>
      </mrow>
    </msup>
    <annotation encoding="StarMath 5.0">{ H^{-1} }</annotation>
  </semantics>
</math>
</file>

<file path=Object 12/content.xml><?xml version="1.0" encoding="utf-8"?>
<math xmlns="http://www.w3.org/1998/Math/MathML" display="block">
  <semantics>
    <msup>
      <mi mathvariant="italic">AA</mi>
      <mi>T</mi>
    </msup>
    <annotation encoding="StarMath 5.0">AA^T</annotation>
  </semantics>
</math>
</file>

<file path=Object 120/content.xml><?xml version="1.0" encoding="utf-8"?>
<math xmlns="http://www.w3.org/1998/Math/MathML" display="block">
  <semantics>
    <msub>
      <mi>G</mi>
      <mi>K</mi>
    </msub>
    <annotation encoding="StarMath 5.0">{ G_{K} }</annotation>
  </semantics>
</math>
</file>

<file path=Object 121/content.xml><?xml version="1.0" encoding="utf-8"?>
<math xmlns="http://www.w3.org/1998/Math/MathML" display="block">
  <semantics>
    <msub>
      <mi>G</mi>
      <mrow>
        <mi>k</mi>
        <mo stretchy="false">+</mo>
        <mn>1</mn>
      </mrow>
    </msub>
    <annotation encoding="StarMath 5.0">{ G_{k+1} }</annotation>
  </semantics>
</math>
</file>

<file path=Object 122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o stretchy="false">=</mo>
          <mrow>
            <msub>
              <mi>G</mi>
              <mi>k</mi>
            </msub>
            <mo stretchy="false">+</mo>
            <msub>
              <mi>P</mi>
              <mi>k</mi>
            </msub>
            <mo stretchy="false">+</mo>
            <msub>
              <mi>Q</mi>
              <mi>k</mi>
            </msub>
          </mrow>
        </mrow>
      </mstyle>
    </mstyle>
    <annotation encoding="StarMath 5.0">size 15 bold{ G_{k+1}=G_{k}+P_{k}+Q_{k} }</annotation>
  </semantics>
</math>
</file>

<file path=Object 123/content.xml><?xml version="1.0" encoding="utf-8"?>
<math xmlns="http://www.w3.org/1998/Math/MathML" display="block">
  <semantics>
    <mrow>
      <msub>
        <mi>P</mi>
        <mi>k</mi>
      </msub>
      <mi>,</mi>
      <msub>
        <mi>Q</mi>
        <mi>k</mi>
      </msub>
    </mrow>
    <annotation encoding="StarMath 5.0">{ P_{k} ,Q_{k} }</annotation>
  </semantics>
</math>
</file>

<file path=Object 124/content.xml><?xml version="1.0" encoding="utf-8"?>
<math xmlns="http://www.w3.org/1998/Math/MathML" display="block">
  <semantics>
    <msub>
      <mi>y</mi>
      <mi>k</mi>
    </msub>
    <annotation encoding="StarMath 5.0">{ y_{k} }</annotation>
  </semantics>
</math>
</file>

<file path=Object 125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row>
            <msub>
              <mi>y</mi>
              <mi>k</mi>
            </msub>
            <mo stretchy="false">=</mo>
            <msub>
              <mi>G</mi>
              <mi>k</mi>
            </msub>
          </mrow>
          <mrow>
            <msub>
              <mi>y</mi>
              <mi>k</mi>
            </msub>
            <mo stretchy="false">+</mo>
            <msub>
              <mi>P</mi>
              <mi>k</mi>
            </msub>
          </mrow>
          <mrow>
            <msub>
              <mi>y</mi>
              <mi>k</mi>
            </msub>
            <mo stretchy="false">+</mo>
            <msub>
              <mi>Q</mi>
              <mi>k</mi>
            </msub>
          </mrow>
          <msub>
            <mi>y</mi>
            <mi>k</mi>
          </msub>
        </mrow>
      </mstyle>
    </mstyle>
    <annotation encoding="StarMath 5.0">size 15 bold{ G_{k+1}y_{k}=G_{k}y_{k}+P_{k}y_{k}+Q_{k}y_{k} }</annotation>
  </semantics>
</math>
</file>

<file path=Object 126/content.xml><?xml version="1.0" encoding="utf-8"?>
<math xmlns="http://www.w3.org/1998/Math/MathML" display="block">
  <semantics>
    <mstyle mathsize="15pt">
      <mstyle mathvariant="bold">
        <mrow>
          <msub>
            <mi>P</mi>
            <mi>k</mi>
          </msub>
          <mrow>
            <msub>
              <mi>y</mi>
              <mi>k</mi>
            </msub>
            <mo stretchy="false">=</mo>
            <msub>
              <mi>σ</mi>
              <mi>k</mi>
            </msub>
          </mrow>
        </mrow>
      </mstyle>
    </mstyle>
    <annotation encoding="StarMath 5.0">size 15 bold{ P_{k}y_{k}=%sigma_{k} }</annotation>
  </semantics>
</math>
</file>

<file path=Object 127/content.xml><?xml version="1.0" encoding="utf-8"?>
<math xmlns="http://www.w3.org/1998/Math/MathML" display="block">
  <semantics>
    <mstyle mathsize="15pt">
      <mstyle mathvariant="bold">
        <mrow>
          <msub>
            <mi>Q</mi>
            <mi>k</mi>
          </msub>
          <mrow>
            <msub>
              <mi>y</mi>
              <mi>k</mi>
            </msub>
            <mo stretchy="false">=</mo>
            <mrow>
              <mo stretchy="false">−</mo>
              <msub>
                <mi>G</mi>
                <mi>k</mi>
              </msub>
            </mrow>
          </mrow>
          <msub>
            <mi>y</mi>
            <mi>k</mi>
          </msub>
        </mrow>
      </mstyle>
    </mstyle>
    <annotation encoding="StarMath 5.0">size 15 bold{ Q_{k}y_{k}=-G_{k}y_{k} }</annotation>
  </semantics>
</math>
</file>

<file path=Object 128/content.xml><?xml version="1.0" encoding="utf-8"?>
<math xmlns="http://www.w3.org/1998/Math/MathML" display="block">
  <semantics>
    <mstyle mathsize="15pt">
      <mstyle mathvariant="bold">
        <mrow>
          <msub>
            <mi>P</mi>
            <mi>k</mi>
          </msub>
          <mo stretchy="false">=</mo>
          <mfrac>
            <mrow>
              <msub>
                <mi>σ</mi>
                <mi>k</mi>
              </msub>
              <msubsup>
                <mi>σ</mi>
                <mi>k</mi>
                <mi>T</mi>
              </msubsup>
            </mrow>
            <mrow>
              <msubsup>
                <mi>σ</mi>
                <mi>k</mi>
                <mi>T</mi>
              </msubsup>
              <msub>
                <mi>y</mi>
                <mi>k</mi>
              </msub>
            </mrow>
          </mfrac>
        </mrow>
      </mstyle>
    </mstyle>
    <annotation encoding="StarMath 5.0">size 15 bold{ P_{k}={%sigma_{k}%sigma_{k}^{T}}over{%sigma_k^{T}y_k} }</annotation>
  </semantics>
</math>
</file>

<file path=Object 129/content.xml><?xml version="1.0" encoding="utf-8"?>
<math xmlns="http://www.w3.org/1998/Math/MathML" display="block">
  <semantics>
    <mstyle mathsize="15pt">
      <mstyle mathvariant="bold">
        <mrow>
          <msub>
            <mi>Q</mi>
            <mi>k</mi>
          </msub>
          <mo stretchy="false">=</mo>
          <mrow>
            <mo stretchy="false">−</mo>
            <mfrac>
              <mrow>
                <msub>
                  <mi>G</mi>
                  <mi>k</mi>
                </msub>
                <msub>
                  <mi>y</mi>
                  <mi>k</mi>
                </msub>
                <msubsup>
                  <mi>y</mi>
                  <mi>k</mi>
                  <mi>T</mi>
                </msubsup>
                <msub>
                  <mi>G</mi>
                  <mi>k</mi>
                </msub>
              </mrow>
              <mrow>
                <msubsup>
                  <mi>y</mi>
                  <mi>k</mi>
                  <mi>T</mi>
                </msubsup>
                <msub>
                  <mi>G</mi>
                  <mi>k</mi>
                </msub>
                <msub>
                  <mi>y</mi>
                  <mi>k</mi>
                </msub>
              </mrow>
            </mfrac>
          </mrow>
        </mrow>
      </mstyle>
    </mstyle>
    <annotation encoding="StarMath 5.0">size 15 bold{ Q_k =-{{G_{k}y_{k}y_{k}^{T}G_{k}}over {y_{k}^{T}G_{k}y_{k}}   } }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sub>
            <mi>v</mi>
            <mn>1</mn>
          </msub>
          <mi>,</mi>
          <msub>
            <mi>v</mi>
            <mn>2</mn>
          </msub>
          <mi>,</mi>
          <msub>
            <mi>v</mi>
            <mn>3</mn>
          </msub>
          <mi>,</mi>
          <mn>...</mn>
          <mi>,</mi>
          <msub>
            <mi>v</mi>
            <mi>j</mi>
          </msub>
        </mrow>
      </mrow>
      <mo fence="true" stretchy="false">}</mo>
    </mrow>
    <annotation encoding="StarMath 5.0">{ lbrace v_1 ,v_2 ,v_3 ,...,v_j rbrace}</annotation>
  </semantics>
</math>
</file>

<file path=Object 130/content.xml><?xml version="1.0" encoding="utf-8"?>
<math xmlns="http://www.w3.org/1998/Math/MathML" display="block">
  <semantics>
    <msub>
      <mi>G</mi>
      <mrow>
        <mi>k</mi>
        <mo stretchy="false">+</mo>
        <mn>1</mn>
      </mrow>
    </msub>
    <annotation encoding="StarMath 5.0">{ G_{k+1} }</annotation>
  </semantics>
</math>
</file>

<file path=Object 131/content.xml><?xml version="1.0" encoding="utf-8"?>
<math xmlns="http://www.w3.org/1998/Math/MathML" display="block">
  <semantics>
    <mstyle mathsize="15pt">
      <mstyle mathvariant="bold">
        <mrow>
          <msub>
            <mi>G</mi>
            <mrow>
              <mi>k</mi>
              <mo stretchy="false">+</mo>
              <mn>1</mn>
            </mrow>
          </msub>
          <mo stretchy="false">=</mo>
          <mrow>
            <msub>
              <mi>G</mi>
              <mi>k</mi>
            </msub>
            <mo stretchy="false">+</mo>
            <mfrac>
              <mrow>
                <msub>
                  <mi>σ</mi>
                  <mi>k</mi>
                </msub>
                <msubsup>
                  <mi>σ</mi>
                  <mi>k</mi>
                  <mi>T</mi>
                </msubsup>
              </mrow>
              <mrow>
                <msubsup>
                  <mi>σ</mi>
                  <mi>k</mi>
                  <mi>T</mi>
                </msubsup>
                <msub>
                  <mi>y</mi>
                  <mi>k</mi>
                </msub>
              </mrow>
            </mfrac>
            <mo stretchy="false">−</mo>
            <mfrac>
              <mrow>
                <msub>
                  <mi>G</mi>
                  <mi>k</mi>
                </msub>
                <msub>
                  <mi>y</mi>
                  <mi>k</mi>
                </msub>
                <msubsup>
                  <mi>y</mi>
                  <mi>k</mi>
                  <mi>T</mi>
                </msubsup>
                <msub>
                  <mi>G</mi>
                  <mi>k</mi>
                </msub>
              </mrow>
              <mrow>
                <msubsup>
                  <mi>y</mi>
                  <mi>k</mi>
                  <mi>T</mi>
                </msubsup>
                <msub>
                  <mi>G</mi>
                  <mi>k</mi>
                </msub>
                <msub>
                  <mi>y</mi>
                  <mi>k</mi>
                </msub>
              </mrow>
            </mfrac>
          </mrow>
        </mrow>
      </mstyle>
    </mstyle>
    <annotation encoding="StarMath 5.0">size 15 bold{ G_{k+1}=G_{k}+{ {%sigma_{k}%sigma_{k}^{T}}over{%sigma_{k}^{T}y_{k}}-{{G_{k}y_{k}y_{k}^{T}G_{k}}over{y_k^{T}G_{k}y_{k}}  }  } }</annotation>
  </semantics>
</math>
</file>

<file path=Object 132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>,</mi>
      <msub>
        <mi>c</mi>
        <mi>i</mi>
      </msub>
      <mrow>
        <mo fence="true" stretchy="false">(</mo>
        <mrow>
          <mi>x</mi>
        </mrow>
        <mo fence="true" stretchy="false">)</mo>
      </mrow>
      <mi>,</mi>
      <msub>
        <mi>h</mi>
        <mi>j</mi>
      </msub>
      <mrow>
        <mo fence="true" stretchy="false">(</mo>
        <mrow>
          <mi>x</mi>
        </mrow>
        <mo fence="true" stretchy="false">)</mo>
      </mrow>
    </mrow>
    <annotation encoding="StarMath 5.0">{ f(x),c_{i}(x),h_{j}(x) }</annotation>
  </semantics>
</math>
</file>

<file path=Object 133/content.xml><?xml version="1.0" encoding="utf-8"?>
<math xmlns="http://www.w3.org/1998/Math/MathML" display="block">
  <semantics>
    <msup>
      <mi>R</mi>
      <mi>n</mi>
    </msup>
    <annotation encoding="StarMath 5.0">{ R^{n} }</annotation>
  </semantics>
</math>
</file>

<file path=Object 134/content.xml><?xml version="1.0" encoding="utf-8"?>
<math xmlns="http://www.w3.org/1998/Math/MathML" display="block">
  <semantics>
    <mstyle mathsize="15pt">
      <mstyle mathvariant="bold">
        <mrow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f</mi>
          <mrow>
            <mo fence="true" stretchy="false">(</mo>
            <mrow>
              <mi>x</mi>
            </mrow>
            <mo fence="true" stretchy="false">)</mo>
          </mrow>
        </mrow>
      </mstyle>
    </mstyle>
    <annotation encoding="StarMath 5.0">size 15 bold{min csub{x in R^n} " "f(x) }</annotation>
  </semantics>
</math>
</file>

<file path=Object 135/content.xml><?xml version="1.0" encoding="utf-8"?>
<math xmlns="http://www.w3.org/1998/Math/MathML" display="block">
  <semantics>
    <mstyle mathsize="15pt">
      <mstyle mathvariant="bold">
        <mrow>
          <mi>s</mi>
          <mi>.</mi>
          <mi>t</mi>
          <mi>.</mi>
          <mtext> </mtext>
          <msub>
            <mi>c</mi>
            <mi>i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⩽</mo>
            <mn>0</mn>
          </mrow>
          <mi>,</mi>
          <mrow>
            <mi>i</mi>
            <mo stretchy="false">=</mo>
            <mn>1,2,.</mn>
          </mrow>
          <mn>..</mn>
          <mi>,</mi>
          <mi>k</mi>
        </mrow>
      </mstyle>
    </mstyle>
    <annotation encoding="StarMath 5.0">size 15 bold{ s.t." " c_{i}(x)  leslant 0 ,i=1,2,...,k }</annotation>
  </semantics>
</math>
</file>

<file path=Object 136/content.xml><?xml version="1.0" encoding="utf-8"?>
<math xmlns="http://www.w3.org/1998/Math/MathML" display="block">
  <semantics>
    <mstyle mathsize="15pt">
      <mstyle mathvariant="bold">
        <mrow>
          <msub>
            <mi>h</mi>
            <mi>j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n>0</mn>
          </mrow>
          <mi>,</mi>
          <mrow>
            <mi>j</mi>
            <mo stretchy="false">=</mo>
            <mn>1,2,.</mn>
          </mrow>
          <mn>..</mn>
          <mi>,</mi>
          <mi>l</mi>
        </mrow>
      </mstyle>
    </mstyle>
    <annotation encoding="StarMath 5.0">size 15 bold{ h_{j}(x)=0,j=1,2,...,l }</annotation>
  </semantics>
</math>
</file>

<file path=Object 137/content.xml><?xml version="1.0" encoding="utf-8"?>
<math xmlns="http://www.w3.org/1998/Math/MathML" display="block">
  <semantics>
    <mstyle mathsize="15pt">
      <mstyle mathvariant="bold">
        <mrow>
          <mi>L</mi>
          <mrow>
            <mrow>
              <mo fence="true" stretchy="false">(</mo>
              <mrow>
                <mrow>
                  <mi>x</mi>
                  <mi>,</mi>
                  <mi>α</mi>
                  <mi>,</mi>
                  <mi>β</mi>
                </mrow>
              </mrow>
              <mo fence="true" stretchy="false">)</mo>
            </mrow>
            <mo stretchy="false">=</mo>
            <mi>f</mi>
          </mrow>
          <mrow>
            <mrow>
              <mo fence="true" stretchy="false">(</mo>
              <mrow>
                <mi>x</mi>
              </mrow>
              <mo fence="true" stretchy="false">)</mo>
            </mrow>
            <mo stretchy="false">+</mo>
            <mrow>
              <munderover>
                <mo stretchy="false">∑</mo>
                <mrow>
                  <mi>i</mi>
                  <mo stretchy="false">=</mo>
                  <mn>1</mn>
                </mrow>
                <mi>k</mi>
              </munderover>
              <mrow>
                <msub>
                  <mi>α</mi>
                  <mi>i</mi>
                </msub>
                <msub>
                  <mi>c</mi>
                  <mi>i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l</mi>
              </munderover>
              <mrow>
                <msub>
                  <mi>β</mi>
                  <mi>j</mi>
                </msub>
                <msub>
                  <mi>h</mi>
                  <mi>j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</mrow>
        </mrow>
      </mstyle>
    </mstyle>
    <annotation encoding="StarMath 5.0">size 15 bold{ L(x, %alpha ,%beta )=f(x)+sum from{i=1}to{k}{%alpha_{i}c_{i}(x)}+sum from{j=1}to{l}{%beta_{j}h_{j}(x)} }</annotation>
  </semantics>
</math>
</file>

<file path=Object 138/content.xml><?xml version="1.0" encoding="utf-8"?>
<math xmlns="http://www.w3.org/1998/Math/MathML" display="block">
  <semantics>
    <mstyle mathsize="20pt">
      <mstyle mathvariant="bold">
        <mrow>
          <mi>p</mi>
          <mrow>
            <mtext> </mtext>
            <mo stretchy="false">=</mo>
            <mrow>
              <munder>
                <mi mathvariant="italic">min</mi>
                <mrow>
                  <mi>x</mi>
                  <mo stretchy="false">∈</mo>
                  <msup>
                    <mi>R</mi>
                    <mi>n</mi>
                  </msup>
                </mrow>
              </munder>
              <mtext> </mtext>
              <munder>
                <mi mathvariant="italic">max</mi>
                <mrow>
                  <msub>
                    <mi mathvariant="normal">α</mi>
                    <mi>i</mi>
                  </msub>
                  <mi>;</mi>
                  <mrow>
                    <msub>
                      <mi mathvariant="normal">β</mi>
                      <mi>j</mi>
                    </msub>
                    <mo stretchy="false">≥</mo>
                    <mn>0</mn>
                  </mrow>
                </mrow>
              </munder>
            </mrow>
          </mrow>
          <mrow>
            <mi>L</mi>
            <mrow>
              <mo fence="true" stretchy="false">(</mo>
              <mrow>
                <mrow>
                  <mi>x</mi>
                  <mi>,</mi>
                  <mi mathvariant="normal">α</mi>
                  <mi>,</mi>
                  <mi mathvariant="normal">β</mi>
                </mrow>
              </mrow>
              <mo fence="true" stretchy="false">)</mo>
            </mrow>
          </mrow>
        </mrow>
      </mstyle>
    </mstyle>
    <annotation encoding="StarMath 5.0">size 20 bold
{  p{" "}= 
{
 {min csub {x in R^{n}}}{ " " }
 {max csub { %alpha_{i};%beta_{j} &gt;= 0 } }
}
{L(x,%alpha,%beta)  }
}</annotation>
  </semantics>
</math>
</file>

<file path=Object 139/content.xml><?xml version="1.0" encoding="utf-8"?>
<math xmlns="http://www.w3.org/1998/Math/MathML" display="block">
  <semantics>
    <mstyle mathsize="20pt">
      <mstyle mathvariant="bold">
        <mrow>
          <mi>d</mi>
          <mrow>
            <mtext> </mtext>
            <mo stretchy="false">=</mo>
            <munder>
              <mi mathvariant="italic">max</mi>
              <mrow>
                <msub>
                  <mi mathvariant="normal">α</mi>
                  <mi>i</mi>
                </msub>
                <mi>;</mi>
                <mrow>
                  <msub>
                    <mi mathvariant="normal">β</mi>
                    <mi>j</mi>
                  </msub>
                  <mo stretchy="false">≥</mo>
                  <mn>0</mn>
                </mrow>
              </mrow>
            </munder>
          </mrow>
          <mtext> </mtext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L</mi>
          <mrow>
            <mo fence="true" stretchy="false">(</mo>
            <mrow>
              <mrow>
                <mi>x</mi>
                <mi>,</mi>
                <mi mathvariant="normal">α</mi>
                <mi>,</mi>
                <mi mathvariant="normal">β</mi>
              </mrow>
            </mrow>
            <mo fence="true" stretchy="false">)</mo>
          </mrow>
        </mrow>
      </mstyle>
    </mstyle>
    <annotation encoding="StarMath 5.0">size 20 bold{ d{" "}=
	max csub {%alpha_{i};%beta_{j}&gt;=0}{ " " }
	min csub { x in R^{n} }{ " " }
	L( x,%alpha,%beta ) 
}</annotation>
  </semantics>
</math>
</file>

<file path=Object 14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140/content.xml><?xml version="1.0" encoding="utf-8"?>
<math xmlns="http://www.w3.org/1998/Math/MathML" display="block">
  <semantics>
    <mstyle mathsize="15pt">
      <mstyle mathvariant="bold">
        <mrow>
          <mi>p</mi>
          <mo stretchy="false">≥</mo>
          <mi>q</mi>
        </mrow>
      </mstyle>
    </mstyle>
    <annotation encoding="StarMath 5.0">size 15 bold{p&gt;=q  }</annotation>
  </semantics>
</math>
</file>

<file path=Object 14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42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43/content.xml><?xml version="1.0" encoding="utf-8"?>
<math xmlns="http://www.w3.org/1998/Math/MathML" display="block">
  <semantics>
    <mrow>
      <msub>
        <mi>h</mi>
        <mi>j</mi>
      </msub>
      <mrow>
        <mo fence="true" stretchy="false">(</mo>
        <mrow>
          <mi>x</mi>
        </mrow>
        <mo fence="true" stretchy="false">)</mo>
      </mrow>
    </mrow>
    <annotation encoding="StarMath 5.0">{ h_{j}(x) }</annotation>
  </semantics>
</math>
</file>

<file path=Object 144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45/content.xml><?xml version="1.0" encoding="utf-8"?>
<math xmlns="http://www.w3.org/1998/Math/MathML" display="block">
  <semantics>
    <mrow>
      <msub>
        <mi>c</mi>
        <mi>i</mi>
      </msub>
      <mrow>
        <mrow>
          <mo fence="true" stretchy="false">(</mo>
          <mrow>
            <mi>x</mi>
          </mrow>
          <mo fence="true" stretchy="false">)</mo>
        </mrow>
        <mo stretchy="false">&lt;</mo>
        <mn>0</mn>
      </mrow>
    </mrow>
    <annotation encoding="StarMath 5.0">{ c_{i}(x)&lt;0 }</annotation>
  </semantics>
</math>
</file>

<file path=Object 146/content.xml><?xml version="1.0" encoding="utf-8"?>
<math xmlns="http://www.w3.org/1998/Math/MathML" display="block">
  <semantics>
    <mrow>
      <msub>
        <mi>x</mi>
        <mn>0</mn>
      </msub>
      <mi>,</mi>
      <msub>
        <mi mathvariant="normal">α</mi>
        <mn>0</mn>
      </msub>
      <mi>,</mi>
      <msub>
        <mi mathvariant="normal">β</mi>
        <mn>0</mn>
      </msub>
    </mrow>
    <annotation encoding="StarMath 5.0">{ x_{0},%alpha_{0},%beta_{0} }</annotation>
  </semantics>
</math>
</file>

<file path=Object 147/content.xml><?xml version="1.0" encoding="utf-8"?>
<math xmlns="http://www.w3.org/1998/Math/MathML" display="block">
  <semantics>
    <mrow>
      <msub>
        <mi mathvariant="normal">α</mi>
        <mn>0</mn>
      </msub>
      <mi>,</mi>
      <msub>
        <mi mathvariant="normal">β</mi>
        <mn>0</mn>
      </msub>
    </mrow>
    <annotation encoding="StarMath 5.0">{ %alpha_0,%beta_0 }</annotation>
  </semantics>
</math>
</file>

<file path=Object 148/content.xml><?xml version="1.0" encoding="utf-8"?>
<math xmlns="http://www.w3.org/1998/Math/MathML" display="block">
  <semantics>
    <mstyle mathsize="15pt">
      <mstyle mathvariant="bold">
        <mrow>
          <mrow>
            <mi>p</mi>
            <mo stretchy="false">=</mo>
            <mi>d</mi>
            <mo stretchy="false">=</mo>
            <mi>L</mi>
          </mrow>
          <mrow>
            <mo fence="true" stretchy="false">(</mo>
            <mrow>
              <mrow>
                <msub>
                  <mi>x</mi>
                  <mn>0</mn>
                </msub>
                <mi>,</mi>
                <msub>
                  <mi mathvariant="normal">α</mi>
                  <mn>0</mn>
                </msub>
                <mi>,</mi>
                <msub>
                  <mi mathvariant="normal">β</mi>
                  <mn>0</mn>
                </msub>
              </mrow>
            </mrow>
            <mo fence="true" stretchy="false">)</mo>
          </mrow>
        </mrow>
      </mstyle>
    </mstyle>
    <annotation encoding="StarMath 5.0">size 15 bold{p=d=L(x_{0},%alpha_{0},%beta_{0})}</annotation>
  </semantics>
</math>
</file>

<file path=Object 149/content.xml><?xml version="1.0" encoding="utf-8"?>
<math xmlns="http://www.w3.org/1998/Math/MathML" display="block">
  <semantics>
    <msub>
      <mi>x</mi>
      <mn>0</mn>
    </msub>
    <annotation encoding="StarMath 5.0">{ x_0 }</annotation>
  </semantics>
</math>
</file>

<file path=Object 15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K</mi>
      </mrow>
    </mrow>
    <annotation encoding="StarMath 5.0">{ Rank(A)=K }</annotation>
  </semantics>
</math>
</file>

<file path=Object 150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151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52/content.xml><?xml version="1.0" encoding="utf-8"?>
<math xmlns="http://www.w3.org/1998/Math/MathML" display="block">
  <semantics>
    <mrow>
      <msub>
        <mi>h</mi>
        <mi>j</mi>
      </msub>
      <mrow>
        <mo fence="true" stretchy="false">(</mo>
        <mrow>
          <mi>x</mi>
        </mrow>
        <mo fence="true" stretchy="false">)</mo>
      </mrow>
    </mrow>
    <annotation encoding="StarMath 5.0">{ h_{j}(x) }</annotation>
  </semantics>
</math>
</file>

<file path=Object 153/content.xml><?xml version="1.0" encoding="utf-8"?>
<math xmlns="http://www.w3.org/1998/Math/MathML" display="block">
  <semantics>
    <mrow>
      <msub>
        <mi>c</mi>
        <mi>i</mi>
      </msub>
      <mrow>
        <mo fence="true" stretchy="false">(</mo>
        <mrow>
          <mi>x</mi>
        </mrow>
        <mo fence="true" stretchy="false">)</mo>
      </mrow>
    </mrow>
    <annotation encoding="StarMath 5.0">{ c_{i}(x) }</annotation>
  </semantics>
</math>
</file>

<file path=Object 154/content.xml><?xml version="1.0" encoding="utf-8"?>
<math xmlns="http://www.w3.org/1998/Math/MathML" display="block">
  <semantics>
    <msub>
      <mi>x</mi>
      <mn>0</mn>
    </msub>
    <annotation encoding="StarMath 5.0">{ x_{0} }</annotation>
  </semantics>
</math>
</file>

<file path=Object 155/content.xml><?xml version="1.0" encoding="utf-8"?>
<math xmlns="http://www.w3.org/1998/Math/MathML" display="block">
  <semantics>
    <mrow>
      <msub>
        <mi mathvariant="normal">α</mi>
        <mn>0</mn>
      </msub>
      <mi>,</mi>
      <msub>
        <mi mathvariant="normal">β</mi>
        <mn>0</mn>
      </msub>
    </mrow>
    <annotation encoding="StarMath 5.0">{ %alpha_{0},%beta_{0} }</annotation>
  </semantics>
</math>
</file>

<file path=Object 156/content.xml><?xml version="1.0" encoding="utf-8"?>
<math xmlns="http://www.w3.org/1998/Math/MathML" display="block">
  <semantics>
    <mrow>
      <msub>
        <mi>x</mi>
        <mn>0</mn>
      </msub>
      <mi>,</mi>
      <msub>
        <mi mathvariant="normal">α</mi>
        <mn>0</mn>
      </msub>
      <mi>,</mi>
      <msub>
        <mi mathvariant="normal">β</mi>
        <mn>0</mn>
      </msub>
    </mrow>
    <annotation encoding="StarMath 5.0">{ x_{0},%alpha_{0},%beta_{0} }</annotation>
  </semantics>
</math>
</file>

<file path=Object 157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>x</mi>
          </msub>
          <mrow>
            <mrow>
              <mi>L</mi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 mathvariant="normal">α</mi>
                      <mn>0</mn>
                    </msub>
                    <mi>,</mi>
                    <msub>
                      <mi mathvariant="normal">β</mi>
                      <mn>0</mn>
                    </msub>
                  </mrow>
                </mrow>
                <mo fence="true" stretchy="false">)</mo>
              </mrow>
            </mrow>
            <mo stretchy="false">=</mo>
            <mn>0</mn>
          </mrow>
        </mrow>
      </mstyle>
    </mstyle>
    <annotation encoding="StarMath 5.0">size 15 bold{nabla_x {L(x_{0},%alpha_{0},%beta_{0})}=0} </annotation>
  </semantics>
</math>
</file>

<file path=Object 158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 mathvariant="normal">α</mi>
          </msub>
          <mrow>
            <mrow>
              <mi>L</mi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 mathvariant="normal">α</mi>
                      <mn>0</mn>
                    </msub>
                    <mi>,</mi>
                    <msub>
                      <mi mathvariant="normal">β</mi>
                      <mn>0</mn>
                    </msub>
                  </mrow>
                </mrow>
                <mo fence="true" stretchy="false">)</mo>
              </mrow>
            </mrow>
            <mo stretchy="false">=</mo>
            <mn>0</mn>
          </mrow>
        </mrow>
      </mstyle>
    </mstyle>
    <annotation encoding="StarMath 5.0">size 15 bold{nabla_%alpha {L(x_{0},%alpha_{0},%beta_{0})}=0}</annotation>
  </semantics>
</math>
</file>

<file path=Object 159/content.xml><?xml version="1.0" encoding="utf-8"?>
<math xmlns="http://www.w3.org/1998/Math/MathML" display="block">
  <semantics>
    <mstyle mathsize="15pt">
      <mstyle mathvariant="bold">
        <mrow>
          <msub>
            <mo stretchy="false">∇</mo>
            <mi mathvariant="normal">β</mi>
          </msub>
          <mrow>
            <mrow>
              <mi>L</mi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 mathvariant="normal">α</mi>
                      <mn>0</mn>
                    </msub>
                    <mi>,</mi>
                    <msub>
                      <mi mathvariant="normal">β</mi>
                      <mn>0</mn>
                    </msub>
                  </mrow>
                </mrow>
                <mo fence="true" stretchy="false">)</mo>
              </mrow>
            </mrow>
            <mo stretchy="false">=</mo>
            <mn>0</mn>
          </mrow>
        </mrow>
      </mstyle>
    </mstyle>
    <annotation encoding="StarMath 5.0">size 15 bold{ nabla_{%beta} {L(x_{0},%alpha_{0},%beta_{0})}=0 }</annotation>
  </semantics>
</math>
</file>

<file path=Object 16/content.xml><?xml version="1.0" encoding="utf-8"?>
<math xmlns="http://www.w3.org/1998/Math/MathML" display="block">
  <semantics>
    <mrow>
      <mo fence="true" stretchy="false">{</mo>
      <mrow>
        <mrow>
          <msub>
            <mi>u</mi>
            <mn>1</mn>
          </msub>
          <mi>,</mi>
          <msub>
            <mi>u</mi>
            <mn>2</mn>
          </msub>
          <mi>,</mi>
          <msub>
            <mi>u</mi>
            <mn>3</mn>
          </msub>
          <mi>,</mi>
          <mn>...</mn>
          <mi>,</mi>
          <msub>
            <mi>u</mi>
            <mi>j</mi>
          </msub>
        </mrow>
      </mrow>
      <mo fence="true" stretchy="false">}</mo>
    </mrow>
    <annotation encoding="StarMath 5.0">{ lbrace u_1 ,u_2,u_3 ,...,u_j rbrace }</annotation>
  </semantics>
</math>
</file>

<file path=Object 160/content.xml><?xml version="1.0" encoding="utf-8"?>
<math xmlns="http://www.w3.org/1998/Math/MathML" display="block">
  <semantics>
    <mstyle mathsize="15pt">
      <mstyle mathvariant="bold">
        <mrow>
          <mi mathvariant="normal">α</mi>
          <msub>
            <mi>c</mi>
            <mi>i</mi>
          </msub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=</mo>
            <mn>0</mn>
          </mrow>
          <mi>,</mi>
          <mrow>
            <mi>i</mi>
            <mo stretchy="false">=</mo>
            <mn>1,2,.</mn>
          </mrow>
          <mn>..</mn>
          <mi>,</mi>
          <mi>k</mi>
        </mrow>
      </mstyle>
    </mstyle>
    <annotation encoding="StarMath 5.0">size 15 bold{ %alpha c_{i}(x_{0})=0,i=1,2,...,k }</annotation>
  </semantics>
</math>
</file>

<file path=Object 161/content.xml><?xml version="1.0" encoding="utf-8"?>
<math xmlns="http://www.w3.org/1998/Math/MathML" display="block">
  <semantics>
    <mstyle mathsize="15pt">
      <mstyle mathvariant="bold">
        <mrow>
          <msub>
            <mi>c</mi>
            <mi>i</mi>
          </msub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≤</mo>
            <mn>0</mn>
          </mrow>
        </mrow>
      </mstyle>
    </mstyle>
    <annotation encoding="StarMath 5.0">size 15 bold{ c_{i}(x_{0})&lt;=0 }</annotation>
  </semantics>
</math>
</file>

<file path=Object 162/content.xml><?xml version="1.0" encoding="utf-8"?>
<math xmlns="http://www.w3.org/1998/Math/MathML" display="block">
  <semantics>
    <mstyle mathsize="15pt">
      <mstyle mathvariant="bold">
        <mrow>
          <mi mathvariant="normal">α</mi>
          <mo stretchy="false">≥</mo>
          <mn>0</mn>
        </mrow>
      </mstyle>
    </mstyle>
    <annotation encoding="StarMath 5.0">size 15 bold{ %alpha &gt;=0 }</annotation>
  </semantics>
</math>
</file>

<file path=Object 163/content.xml><?xml version="1.0" encoding="utf-8"?>
<math xmlns="http://www.w3.org/1998/Math/MathML" display="block">
  <semantics>
    <mstyle mathsize="15pt">
      <mstyle mathvariant="bold">
        <mrow>
          <msub>
            <mi>h</mi>
            <mi>j</mi>
          </msub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n>0</mn>
          </mrow>
          <mi>,</mi>
          <mrow>
            <mi>j</mi>
            <mo stretchy="false">=</mo>
            <mn>1,2,.</mn>
          </mrow>
          <mn>..</mn>
          <mi>,</mi>
          <mi>l</mi>
        </mrow>
      </mstyle>
    </mstyle>
    <annotation encoding="StarMath 5.0">size 15 bold{ h_{j}(x)=0,j=1,2,...,l }</annotation>
  </semantics>
</math>
</file>

<file path=Object 17/content.xml><?xml version="1.0" encoding="utf-8"?>
<math xmlns="http://www.w3.org/1998/Math/MathML" display="block">
  <semantics>
    <mrow>
      <mrow>
        <mo fence="true" stretchy="false">{</mo>
        <mrow>
          <mrow>
            <msub>
              <mi mathvariant="italic">Av</mi>
              <mn>1</mn>
            </msub>
            <mi>,</mi>
            <msub>
              <mi mathvariant="italic">Av</mi>
              <mn>2</mn>
            </msub>
            <mi>,</mi>
            <mn>...</mn>
            <mi>,</mi>
            <msub>
              <mi mathvariant="italic">Av</mi>
              <mi>j</mi>
            </msub>
          </mrow>
        </mrow>
        <mo fence="true" stretchy="false">}</mo>
      </mrow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j</mi>
            </msub>
          </mrow>
        </mrow>
        <mo fence="true" stretchy="false">}</mo>
      </mrow>
    </mrow>
    <annotation encoding="StarMath 5.0">{ lbrace Av_1 ,Av_2 ,...,Av_j rbrace }={ lbrace u_1 ,u_2 ,..., u_j rbrace }</annotation>
  </semantics>
</math>
</file>

<file path=Object 18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j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j</mi>
        </msub>
        <mo stretchy="false">=</mo>
        <msubsup>
          <mi>v</mi>
          <mi>i</mi>
          <mi>T</mi>
        </msubsup>
      </mrow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n>0</mn>
      </mrow>
    </mrow>
    <annotation encoding="StarMath 5.0">{ Av_i cdot Av_j =(Av_i)^T Av_j=v_i^T(A^T A)v_j=0}</annotation>
  </semantics>
</math>
</file>

<file path=Object 19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/content.xml><?xml version="1.0" encoding="utf-8"?>
<math xmlns="http://www.w3.org/1998/Math/MathML" display="block">
  <semantics>
    <mstyle mathvariant="bold">
      <mstyle mathsize="15pt">
        <mrow>
          <mrow>
            <mrow>
              <mrow>
                <mrow>
                  <mi>A</mi>
                  <mo stretchy="false">⋅</mo>
                  <mstyle mathvariant="bold">
                    <mi>x</mi>
                  </mstyle>
                </mrow>
                <mo stretchy="false">=</mo>
                <mi>λ</mi>
              </mrow>
              <mstyle mathvariant="bold">
                <mi>x</mi>
              </mstyle>
              <mstyle color="red">
                <mo stretchy="false">⇒</mo>
              </mstyle>
              <mrow>
                <mi>A</mi>
                <mo stretchy="false">⋅</mo>
                <mrow>
                  <mo fence="true" stretchy="true">[</mo>
                  <mrow>
                    <mtable>
                      <mtr>
                        <mtd>
                          <mstyle mathvariant="bold">
                            <msub>
                              <mi>x</mi>
                              <mn>1</mn>
                            </msub>
                          </mstyle>
                        </mtd>
                        <mtd>
                          <mstyle mathvariant="bold">
                            <msub>
                              <mi>x</mi>
                              <mn>2</mn>
                            </msub>
                          </mstyle>
                        </mtd>
                        <mtd>
                          <mn>...</mn>
                        </mtd>
                      </mtr>
                    </mtable>
                  </mrow>
                  <mo fence="true" stretchy="true">]</mo>
                </mrow>
              </mrow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λ</mi>
                          <mn>1</mn>
                        </msub>
                        <mstyle mathvariant="bold">
                          <msub>
                            <mi>x</mi>
                            <mn>1</mn>
                          </msub>
                        </mstyle>
                      </mrow>
                    </mtd>
                    <mtd>
                      <mrow>
                        <msub>
                          <mi>λ</mi>
                          <mn>2</mn>
                        </msub>
                        <mstyle mathvariant="bold">
                          <msub>
                            <mi>x</mi>
                            <mn>2</mn>
                          </msub>
                        </mstyle>
                      </mrow>
                    </mtd>
                    <mtd>
                      <mn>...</mn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style mathvariant="bold">
                          <msub>
                            <mi>x</mi>
                            <mn>1</mn>
                          </msub>
                        </mstyle>
                      </mtd>
                      <mtd>
                        <mstyle mathvariant="bold">
                          <msub>
                            <mi>x</mi>
                            <mn>2</mn>
                          </msub>
                        </mstyle>
                      </mtd>
                      <mtd>
                        <mn>...</mn>
                      </mtd>
                    </mtr>
                  </mtable>
                </mrow>
                <mo fence="true" stretchy="true">]</mo>
              </mrow>
              <mo stretchy="false">⋅</mo>
              <mi mathvariant="italic">diag</mi>
            </mrow>
          </mrow>
          <mrow>
            <mo fence="true" stretchy="false">(</mo>
            <mrow>
              <mi>λ</mi>
            </mrow>
            <mo fence="true" stretchy="false">)</mo>
          </mrow>
        </mrow>
      </mstyle>
    </mstyle>
    <annotation encoding="StarMath 5.0">bold size 15{{ A cdot {bold x}= %ilambda{bold x}   color red{drarrow} A cdot left[ matrix{bold x_1# bold x_2# ...}right ]}={left [matrix{%ilambda_1 bold x_1#%ilambda_2 bold x_2#...}right ]}={left[ matrix{bold x_1# bold x_2#...} right]} cdot diag(%ilambda) }</annotation>
  </semantics>
</math>
</file>

<file path=Object 20/content.xml><?xml version="1.0" encoding="utf-8"?>
<math xmlns="http://www.w3.org/1998/Math/MathML" display="block">
  <semantics>
    <mrow>
      <msup>
        <mi>A</mi>
        <mi>T</mi>
      </msup>
      <mi>A</mi>
      <mrow>
        <mi>x</mi>
        <mo stretchy="false">=</mo>
        <mi>λ</mi>
      </mrow>
      <mi>x</mi>
    </mrow>
    <annotation encoding="StarMath 5.0">{ A^T A x=%lambda x }</annotation>
  </semantics>
</math>
</file>

<file path=Object 21/content.xml><?xml version="1.0" encoding="utf-8"?>
<math xmlns="http://www.w3.org/1998/Math/MathML" display="block">
  <semantics>
    <mrow>
      <msubsup>
        <mi>v</mi>
        <mi>i</mi>
        <mi>T</mi>
      </msubsup>
      <mrow>
        <mo fence="true" stretchy="false">(</mo>
        <mrow>
          <mrow>
            <msup>
              <mi>A</mi>
              <mi>T</mi>
            </msup>
            <mi>A</mi>
          </mrow>
        </mrow>
        <mo fence="true" stretchy="false">)</mo>
      </mrow>
      <mrow>
        <msub>
          <mi>v</mi>
          <mi>j</mi>
        </msub>
        <mo stretchy="false">=</mo>
        <msubsup>
          <mi>v</mi>
          <mi>i</mi>
          <mi>T</mi>
        </msubsup>
      </mrow>
      <msub>
        <mi>λ</mi>
        <mi>j</mi>
      </msub>
      <mrow>
        <msub>
          <mi>v</mi>
          <mi>j</mi>
        </msub>
        <mo stretchy="false">=</mo>
        <msub>
          <mi>λ</mi>
          <mi>j</mi>
        </msub>
      </mrow>
      <msubsup>
        <mi>v</mi>
        <mi>i</mi>
        <mi>T</mi>
      </msubsup>
      <mrow>
        <msub>
          <mi>v</mi>
          <mi>j</mi>
        </msub>
        <mo stretchy="false">=</mo>
        <mn>0</mn>
      </mrow>
    </mrow>
    <annotation encoding="StarMath 5.0">{ v_i^T(A^T A)v_j =v_i^T %lambda_j v_j=%lambda_j v_i^T v_j=0}</annotation>
  </semantics>
</math>
</file>

<file path=Object 22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3/content.xml><?xml version="1.0" encoding="utf-8"?>
<math xmlns="http://www.w3.org/1998/Math/MathML" display="block">
  <semantics>
    <mrow>
      <msup>
        <mi>A</mi>
        <mi>T</mi>
      </msup>
      <mi>A</mi>
    </mrow>
    <annotation encoding="StarMath 5.0">{ A^T A }</annotation>
  </semantics>
</math>
</file>

<file path=Object 24/content.xml><?xml version="1.0" encoding="utf-8"?>
<math xmlns="http://www.w3.org/1998/Math/MathML" display="block">
  <semantics>
    <mrow>
      <mrow>
        <mrow>
          <msub>
            <mi mathvariant="italic">Av</mi>
            <mi>i</mi>
          </msub>
          <mo stretchy="false">⋅</mo>
          <msub>
            <mi mathvariant="italic">Av</mi>
            <mi>i</mi>
          </msub>
        </mrow>
        <mo stretchy="false">=</mo>
        <msup>
          <mrow>
            <mo fence="true" stretchy="false">(</mo>
            <mrow>
              <msub>
                <mi mathvariant="italic">Av</mi>
                <mi>i</mi>
              </msub>
            </mrow>
            <mo fence="true" stretchy="false">)</mo>
          </mrow>
          <mi>T</mi>
        </msup>
      </mrow>
      <mrow>
        <msub>
          <mi mathvariant="italic">Av</mi>
          <mi>i</mi>
        </msub>
        <mo stretchy="false">=</mo>
        <msubsup>
          <mi>v</mi>
          <mi>i</mi>
          <mi>T</mi>
        </msubsup>
      </mrow>
      <msup>
        <mi>A</mi>
        <mi>T</mi>
      </msup>
      <mrow>
        <msub>
          <mi mathvariant="italic">Av</mi>
          <mi>i</mi>
        </msub>
        <mo stretchy="false">=</mo>
        <msub>
          <mi>λ</mi>
          <mi>i</mi>
        </msub>
      </mrow>
      <msubsup>
        <mi>v</mi>
        <mi>i</mi>
        <mi>T</mi>
      </msubsup>
      <mrow>
        <msub>
          <mi>v</mi>
          <mi>i</mi>
        </msub>
        <mo stretchy="false">=</mo>
        <msub>
          <mi>λ</mi>
          <mi>i</mi>
        </msub>
      </mrow>
    </mrow>
    <annotation encoding="StarMath 5.0">{ Av_i cdot Av_i =(Av_i)^T Av_i =v_i^T A^T Av_i =%lambda_i v_i^T v_i=%lambda_i}</annotation>
  </semantics>
</math>
</file>

<file path=Object 25/content.xml><?xml version="1.0" encoding="utf-8"?>
<math xmlns="http://www.w3.org/1998/Math/MathML" display="block">
  <semantics>
    <mstyle mathvariant="bold">
      <mstyle mathsize="20pt">
        <mrow>
          <msub>
            <mi>σ</mi>
            <mi>i</mi>
          </msub>
          <mo stretchy="false">=</mo>
          <mrow>
            <mo fence="true" stretchy="false">‖</mo>
            <mrow>
              <msub>
                <mi mathvariant="italic">Av</mi>
                <mi>i</mi>
              </msub>
            </mrow>
            <mo fence="true" stretchy="false">‖</mo>
          </mrow>
          <mo stretchy="false">=</mo>
          <mrow>
            <mo fence="true" stretchy="false">‖</mo>
            <mrow>
              <msub>
                <mi>u</mi>
                <mi>i</mi>
              </msub>
            </mrow>
            <mo fence="true" stretchy="false">‖</mo>
          </mrow>
          <mo stretchy="false">=</mo>
          <msqrt>
            <msub>
              <mi>λ</mi>
              <mi>i</mi>
            </msub>
          </msqrt>
        </mrow>
      </mstyle>
    </mstyle>
    <annotation encoding="StarMath 5.0">bold size 20 { %sigma_i = ldline Av_i rdline = ldline u_i rdline=sqrt{%lambda_i}  }</annotation>
  </semantics>
</math>
</file>

<file path=Object 26/content.xml><?xml version="1.0" encoding="utf-8"?>
<math xmlns="http://www.w3.org/1998/Math/MathML" display="block">
  <semantics>
    <mstyle mathsize="15pt">
      <mi>σ</mi>
    </mstyle>
    <annotation encoding="StarMath 5.0">size 15{ %sigma  }</annotation>
  </semantics>
</math>
</file>

<file path=Object 27/content.xml><?xml version="1.0" encoding="utf-8"?>
<math xmlns="http://www.w3.org/1998/Math/MathML" display="block">
  <semantics>
    <mstyle mathvariant="bold">
      <mstyle mathsize="15pt">
        <mrow>
          <mi>A</mi>
          <mo stretchy="false">=</mo>
          <msup>
            <mi mathvariant="italic">UDV</mi>
            <mrow>
              <mo stretchy="false">−</mo>
              <mn>1</mn>
            </mrow>
          </msup>
          <mo stretchy="false">=</mo>
          <msup>
            <mi mathvariant="italic">UDV</mi>
            <mi>T</mi>
          </msup>
        </mrow>
      </mstyle>
    </mstyle>
    <annotation encoding="StarMath 5.0">bold size 15{ A=UDV^-1 =UDV^T }</annotation>
  </semantics>
</math>
</file>

<file path=Object 28/content.xml><?xml version="1.0" encoding="utf-8"?>
<math xmlns="http://www.w3.org/1998/Math/MathML" display="block">
  <semantics>
    <msub>
      <mi>A</mi>
      <mrow>
        <mi>m</mi>
        <mo stretchy="false">×</mo>
        <mi>n</mi>
      </mrow>
    </msub>
    <annotation encoding="StarMath 5.0">{ A_{m times n} }</annotation>
  </semantics>
</math>
</file>

<file path=Object 29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{ A^-1 }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tyle mathvariant="bold">
                  <msub>
                    <mi>x</mi>
                    <mn>1</mn>
                  </msub>
                </mstyle>
              </mtd>
              <mtd>
                <mstyle mathvariant="bold">
                  <msub>
                    <mi>x</mi>
                    <mn>2</mn>
                  </msub>
                </mstyle>
              </mtd>
              <mtd>
                <mn>...</mn>
              </mtd>
            </mtr>
          </mtable>
        </mrow>
        <mo fence="true" stretchy="true">]</mo>
      </mrow>
      <mo stretchy="false">=</mo>
      <mi>V</mi>
    </mrow>
    <annotation encoding="StarMath 5.0">{ left[ matrix{bold x_1#bold x_2#...} right]=V }</annotation>
  </semantics>
</math>
</file>

<file path=Object 30/content.xml><?xml version="1.0" encoding="utf-8"?>
<math xmlns="http://www.w3.org/1998/Math/MathML" display="block">
  <semantics>
    <mrow>
      <mi mathvariant="italic">Rank</mi>
      <mrow>
        <mrow>
          <mo fence="true" stretchy="false">(</mo>
          <mrow>
            <mi>A</mi>
          </mrow>
          <mo fence="true" stretchy="false">)</mo>
        </mrow>
        <mo stretchy="false">=</mo>
        <mi>n</mi>
      </mrow>
    </mrow>
    <annotation encoding="StarMath 5.0">{ Rank(A)=n }</annotation>
  </semantics>
</math>
</file>

<file path=Object 31/content.xml><?xml version="1.0" encoding="utf-8"?>
<math xmlns="http://www.w3.org/1998/Math/MathML" display="block">
  <semantics>
    <mstyle mathvariant="bold">
      <mstyle mathsize="15pt">
        <mrow>
          <mrow>
            <msup>
              <mi>A</mi>
              <mi>L</mi>
            </msup>
            <mo stretchy="false">=</mo>
            <msup>
              <mrow>
                <mo fence="true" stretchy="false">(</mo>
                <mrow>
                  <mrow>
                    <msup>
                      <mi>A</mi>
                      <mi>T</mi>
                    </msup>
                    <mi>A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  <msup>
            <mi>A</mi>
            <mi>T</mi>
          </msup>
        </mrow>
      </mstyle>
    </mstyle>
    <annotation encoding="StarMath 5.0"> bold size 15{ A^L=(A^T A)^-1 A^T }</annotation>
  </semantics>
</math>
</file>

<file path=Object 32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m</mi>
      </mrow>
    </mrow>
    <annotation encoding="StarMath 5.0">{ Rand(A)=m }</annotation>
  </semantics>
</math>
</file>

<file path=Object 33/content.xml><?xml version="1.0" encoding="utf-8"?>
<math xmlns="http://www.w3.org/1998/Math/MathML" display="block">
  <semantics>
    <mstyle mathvariant="bold">
      <mstyle mathsize="14.5pt">
        <mrow>
          <mrow>
            <msup>
              <mi>A</mi>
              <mi>R</mi>
            </msup>
            <mo stretchy="false">=</mo>
            <msup>
              <mi>A</mi>
              <mi>T</mi>
            </msup>
          </mrow>
          <msup>
            <mrow>
              <mo fence="true" stretchy="false">(</mo>
              <mrow>
                <mrow>
                  <mi>A</mi>
                  <msup>
                    <mi>A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</mstyle>
    </mstyle>
    <annotation encoding="StarMath 5.0"> bold size 14.5{ A^R =A^T (A A^T)^-1 }</annotation>
  </semantics>
</math>
</file>

<file path=Object 34/content.xml><?xml version="1.0" encoding="utf-8"?>
<math xmlns="http://www.w3.org/1998/Math/MathML" display="block">
  <semantics>
    <mrow>
      <mi mathvariant="italic">Rand</mi>
      <mrow>
        <mrow>
          <mo fence="true" stretchy="false">(</mo>
          <mrow>
            <mi>A</mi>
          </mrow>
          <mo fence="true" stretchy="false">)</mo>
        </mrow>
        <mo stretchy="false">=</mo>
        <mi>r</mi>
        <mo stretchy="false">&lt;</mo>
        <mstyle mathvariant="bold">
          <mrow>
            <mo fence="true" stretchy="true">{</mo>
            <mrow>
              <mrow>
                <mi>m</mi>
                <mi>,</mi>
                <mi>n</mi>
              </mrow>
            </mrow>
            <mo fence="true" stretchy="true">}</mo>
          </mrow>
        </mstyle>
      </mrow>
    </mrow>
    <annotation encoding="StarMath 5.0">{ Rand(A)=r&lt;  bold left lbrace m ,n right rbrace}</annotation>
  </semantics>
</math>
</file>

<file path=Object 35/content.xml><?xml version="1.0" encoding="utf-8"?>
<math xmlns="http://www.w3.org/1998/Math/MathML" display="block">
  <semantics>
    <msup>
      <mi>A</mi>
      <mrow>
        <mo stretchy="false">+</mo>
        <mrow/>
      </mrow>
    </msup>
    <annotation encoding="StarMath 5.0">{ A^+{} }</annotation>
  </semantics>
</math>
</file>

<file path=Object 36/content.xml><?xml version="1.0" encoding="utf-8"?>
<math xmlns="http://www.w3.org/1998/Math/MathML" display="block">
  <semantics>
    <mstyle mathvariant="bold">
      <mstyle mathsize="15pt">
        <mrow>
          <mrow>
            <mi>A</mi>
            <mo stretchy="false">=</mo>
            <msup>
              <mi mathvariant="italic">UDV</mi>
              <mi>T</mi>
            </msup>
          </mrow>
          <mo stretchy="false">⇒</mo>
          <mrow>
            <msup>
              <mi>A</mi>
              <mrow>
                <mo stretchy="false">+</mo>
                <mrow/>
              </mrow>
            </msup>
            <mo stretchy="false">=</mo>
            <msup>
              <mi mathvariant="italic">VD</mi>
              <mrow>
                <mo stretchy="false">+</mo>
                <mrow/>
              </mrow>
            </msup>
          </mrow>
          <msup>
            <mi>U</mi>
            <mi>T</mi>
          </msup>
        </mrow>
      </mstyle>
    </mstyle>
    <annotation encoding="StarMath 5.0"> bold size 15{ A=UDV^T  drarrow A^+{}=VD^+{}U^T  }</annotation>
  </semantics>
</math>
</file>

<file path=Object 37/content.xml><?xml version="1.0" encoding="utf-8"?>
<math xmlns="http://www.w3.org/1998/Math/MathML" display="block">
  <semantics>
    <mrow>
      <mi>A</mi>
      <mrow>
        <mstyle mathvariant="bold">
          <mi>x</mi>
        </mstyle>
        <mo stretchy="false">=</mo>
        <mstyle mathvariant="bold">
          <mi>b</mi>
        </mstyle>
      </mrow>
    </mrow>
    <annotation encoding="StarMath 5.0">A{ bold x }=bold b</annotation>
  </semantics>
</math>
</file>

<file path=Object 38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39/content.xml><?xml version="1.0" encoding="utf-8"?>
<math xmlns="http://www.w3.org/1998/Math/MathML" display="block">
  <semantics>
    <mstyle mathvariant="bold">
      <mi>b</mi>
    </mstyle>
    <annotation encoding="StarMath 5.0">{ bold b }</annotation>
  </semantics>
</math>
</file>

<file path=Object 4/content.xml><?xml version="1.0" encoding="utf-8"?>
<math xmlns="http://www.w3.org/1998/Math/MathML" display="block">
  <semantics>
    <mrow>
      <mi>A</mi>
      <mo stretchy="false">=</mo>
      <msup>
        <mi mathvariant="italic">UDV</mi>
        <mi>T</mi>
      </msup>
    </mrow>
    <annotation encoding="StarMath 5.0">{ A=UDV^T }</annotation>
  </semantics>
</math>
</file>

<file path=Object 40/content.xml><?xml version="1.0" encoding="utf-8"?>
<math xmlns="http://www.w3.org/1998/Math/MathML" display="block">
  <semantics>
    <mstyle mathvariant="bold">
      <mi>x</mi>
    </mstyle>
    <annotation encoding="StarMath 5.0">{ bold x }</annotation>
  </semantics>
</math>
</file>

<file path=Object 41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R</mi>
            </msup>
          </mrow>
          <mi>b</mi>
        </mrow>
      </mstyle>
    </mstyle>
    <annotation encoding="StarMath 5.0">bold size 15{ x^0 = A^R b }</annotation>
  </semantics>
</math>
</file>

<file path=Object 42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sup>
                <mi>x</mi>
                <mn>0</mn>
              </msup>
            </mrow>
            <mo fence="true" stretchy="false">‖</mo>
          </mrow>
          <mn>2</mn>
        </msub>
      </mstyle>
    </mstyle>
    <annotation encoding="StarMath 5.0"> bold size 15{ldline x^0 rdline }_2</annotation>
  </semantics>
</math>
</file>

<file path=Object 43/content.xml><?xml version="1.0" encoding="utf-8"?>
<math xmlns="http://www.w3.org/1998/Math/MathML" display="block">
  <semantics>
    <mstyle mathvariant="bold">
      <mi>x</mi>
    </mstyle>
    <annotation encoding="StarMath 5.0">bold { x }</annotation>
  </semantics>
</math>
</file>

<file path=Object 44/content.xml><?xml version="1.0" encoding="utf-8"?>
<math xmlns="http://www.w3.org/1998/Math/MathML" display="block">
  <semantics>
    <mstyle mathvariant="bold">
      <mstyle mathsize="15pt">
        <mrow>
          <mrow>
            <msup>
              <mi>x</mi>
              <mn>0</mn>
            </msup>
            <mo stretchy="false">=</mo>
            <msup>
              <mi>A</mi>
              <mi>L</mi>
            </msup>
          </mrow>
          <mi>b</mi>
        </mrow>
      </mstyle>
    </mstyle>
    <annotation encoding="StarMath 5.0">bold size 15{ x^0 =A^L b}</annotation>
  </semantics>
</math>
</file>

<file path=Object 45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sup>
                  <mi mathvariant="italic">AX</mi>
                  <mn>0</mn>
                </msup>
                <mo stretchy="false">−</mo>
                <mi>b</mi>
              </mrow>
            </mrow>
            <mo fence="true" stretchy="false">‖</mo>
          </mrow>
          <mn>2</mn>
        </msub>
      </mstyle>
    </mstyle>
    <annotation encoding="StarMath 5.0">bold size 15{ldline AX^0 -b rdline}_2</annotation>
  </semantics>
</math>
</file>

<file path=Object 46/content.xml><?xml version="1.0" encoding="utf-8"?>
<math xmlns="http://www.w3.org/1998/Math/MathML" display="block">
  <semantics>
    <mstyle mathvariant="bold">
      <mstyle mathsize="15pt">
        <mrow>
          <mi mathvariant="italic">Tr</mi>
          <mrow>
            <mrow>
              <mo fence="true" stretchy="false">(</mo>
              <mrow>
                <mi>A</mi>
              </mrow>
              <mo fence="true" stretchy="false">)</mo>
            </mrow>
            <mo stretchy="false">=</mo>
            <mrow>
              <munder>
                <mo stretchy="false">∑</mo>
                <mi>i</mi>
              </munder>
              <msub>
                <mi>A</mi>
                <mrow>
                  <mi>i</mi>
                  <mi>,</mi>
                  <mi>i</mi>
                </mrow>
              </msub>
            </mrow>
          </mrow>
        </mrow>
      </mstyle>
    </mstyle>
    <annotation encoding="StarMath 5.0"> bold size 15{ Tr(A)= sum from{i}A_{i,i} }</annotation>
  </semantics>
</math>
</file>

<file path=Object 47/content.xml><?xml version="1.0" encoding="utf-8"?>
<math xmlns="http://www.w3.org/1998/Math/MathML" display="block">
  <semantics>
    <mstyle mathvariant="bold">
      <mstyle mathsize="15pt">
        <mrow>
          <msub>
            <mrow>
              <mo fence="true" stretchy="false">‖</mo>
              <mrow>
                <mi>A</mi>
              </mrow>
              <mo fence="true" stretchy="false">‖</mo>
            </mrow>
            <mi>F</mi>
          </msub>
          <mo stretchy="false">=</mo>
          <msqrt>
            <mrow>
              <mi mathvariant="italic">Tr</mi>
              <mrow>
                <mo fence="true" stretchy="false">(</mo>
                <mrow>
                  <msup>
                    <mi mathvariant="italic">AA</mi>
                    <mi>T</mi>
                  </msup>
                </mrow>
                <mo fence="true" stretchy="false">)</mo>
              </mrow>
            </mrow>
          </msqrt>
        </mrow>
      </mstyle>
    </mstyle>
    <annotation encoding="StarMath 5.0"> bold size 15{{ ldline A rdline  }_F =sqrt{ Tr(AA^T) }}</annotation>
  </semantics>
</math>
</file>

<file path=Object 48/content.xml><?xml version="1.0" encoding="utf-8"?>
<math xmlns="http://www.w3.org/1998/Math/MathML" display="block">
  <semantics>
    <mrow>
      <mi mathvariant="italic">Tr</mi>
      <mrow>
        <mrow>
          <mo fence="true" stretchy="false">(</mo>
          <mrow>
            <mi mathvariant="italic">ABC</mi>
          </mrow>
          <mo fence="true" stretchy="false">)</mo>
        </mrow>
        <mo stretchy="false">=</mo>
        <mi mathvariant="italic">Tr</mi>
      </mrow>
      <mrow>
        <mrow>
          <mo fence="true" stretchy="false">(</mo>
          <mrow>
            <mi mathvariant="italic">CAB</mi>
          </mrow>
          <mo fence="true" stretchy="false">)</mo>
        </mrow>
        <mo stretchy="false">=</mo>
        <mi mathvariant="italic">Tr</mi>
      </mrow>
      <mrow>
        <mo fence="true" stretchy="false">(</mo>
        <mrow>
          <mi mathvariant="italic">BCA</mi>
        </mrow>
        <mo fence="true" stretchy="false">)</mo>
      </mrow>
    </mrow>
    <annotation encoding="StarMath 5.0">{ Tr(ABC)=Tr(CAB)=Tr(BCA) }</annotation>
  </semantics>
</math>
</file>

<file path=Object 49/content.xml><?xml version="1.0" encoding="utf-8"?>
<math xmlns="http://www.w3.org/1998/Math/MathML" display="block">
  <semantics>
    <mrow>
      <mi>V</mi>
      <mo stretchy="false">∈</mo>
      <msup>
        <mi>R</mi>
        <mi>n</mi>
      </msup>
    </mrow>
    <annotation encoding="StarMath 5.0">V in R^n </annotation>
  </semantics>
</math>
</file>

<file path=Object 5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50/content.xml><?xml version="1.0" encoding="utf-8"?>
<math xmlns="http://www.w3.org/1998/Math/MathML" display="block">
  <semantics>
    <mrow>
      <mi>A</mi>
      <mo stretchy="false">∈</mo>
      <msup>
        <mi>R</mi>
        <mrow>
          <mi>r</mi>
          <mo stretchy="false">×</mo>
          <mi>n</mi>
        </mrow>
      </msup>
    </mrow>
    <annotation encoding="StarMath 5.0">{ A in R^{r times n} }</annotation>
  </semantics>
</math>
</file>

<file path=Object 51/content.xml><?xml version="1.0" encoding="utf-8"?>
<math xmlns="http://www.w3.org/1998/Math/MathML" display="block">
  <semantics>
    <mrow>
      <mrow>
        <msub>
          <mi>U</mi>
          <mrow>
            <mi>r</mi>
            <mo stretchy="false">×</mo>
            <mn>1</mn>
          </mrow>
        </msub>
        <mo stretchy="false">=</mo>
        <msub>
          <mi>A</mi>
          <mrow>
            <mi>r</mi>
            <mo stretchy="false">×</mo>
            <mi>n</mi>
          </mrow>
        </msub>
      </mrow>
      <msub>
        <mi>V</mi>
        <mrow>
          <mi>n</mi>
          <mo stretchy="false">×</mo>
          <mn>1</mn>
        </mrow>
      </msub>
    </mrow>
    <annotation encoding="StarMath 5.0">{ U_{r times 1}=A_{r times n}V_{n times 1}  }</annotation>
  </semantics>
</math>
</file>

<file path=Object 52/content.xml><?xml version="1.0" encoding="utf-8"?>
<math xmlns="http://www.w3.org/1998/Math/MathML" display="block">
  <semantics>
    <mrow>
      <mi>D</mi>
      <mo stretchy="false">∈</mo>
      <msup>
        <mi>R</mi>
        <mrow>
          <mi>n</mi>
          <mo stretchy="false">×</mo>
          <mi>r</mi>
        </mrow>
      </msup>
    </mrow>
    <annotation encoding="StarMath 5.0">{ D in R^{n times r} }</annotation>
  </semantics>
</math>
</file>

<file path=Object 53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54/content.xml><?xml version="1.0" encoding="utf-8"?>
<math xmlns="http://www.w3.org/1998/Math/MathML" display="block">
  <semantics>
    <mstyle mathvariant="bold">
      <mstyle mathsize="15pt">
        <msub>
          <mrow>
            <mo fence="true" stretchy="false">‖</mo>
            <mrow>
              <mrow>
                <mi>V</mi>
                <mo stretchy="false">−</mo>
                <msup>
                  <mi>V</mi>
                  <mn>1</mn>
                </msup>
              </mrow>
            </mrow>
            <mo fence="true" stretchy="false">‖</mo>
          </mrow>
          <mn>2</mn>
        </msub>
      </mstyle>
    </mstyle>
    <annotation encoding="StarMath 5.0">bold size 15{ ldline V-V^1 rdline  }_2</annotation>
  </semantics>
</math>
</file>

<file path=Object 55/content.xml><?xml version="1.0" encoding="utf-8"?>
<math xmlns="http://www.w3.org/1998/Math/MathML" display="block">
  <semantics>
    <mstyle mathvariant="bold">
      <mstyle mathsize="15pt">
        <mtable>
          <mtr>
            <mtd columnalign="right">
              <msub>
                <mrow>
                  <mo fence="true" stretchy="false">‖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‖</mo>
                </mrow>
                <mi>F</mi>
              </msub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row>
                    <mo fence="true" stretchy="false">(</mo>
                    <mrow>
                      <mrow>
                        <mi>V</mi>
                        <mo stretchy="false">−</mo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i>T</mi>
                </msup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o fence="true" stretchy="false">(</mo>
                  <mrow>
                    <mrow>
                      <msup>
                        <mi>V</mi>
                        <mi>T</mi>
                      </msup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V</mi>
                      <mo stretchy="false">−</mo>
                      <msup>
                        <mi>V</mi>
                        <mn>1</mn>
                      </msup>
                    </mrow>
                  </mrow>
                  <mo fence="true" stretchy="false">)</mo>
                </mrow>
              </mrow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row>
                  <mrow>
                    <msup>
                      <mi>V</mi>
                      <mi>T</mi>
                    </msup>
                    <mrow>
                      <mi>V</mi>
                      <mo stretchy="false">−</mo>
                      <msup>
                        <mi>V</mi>
                        <mrow>
                          <mn>1</mn>
                          <mi>T</mi>
                        </mrow>
                      </msup>
                    </mrow>
                    <mi>V</mi>
                  </mrow>
                  <mo stretchy="false">−</mo>
                  <msup>
                    <mi>V</mi>
                    <mi>T</mi>
                  </msup>
                </mrow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  <mtr>
            <mtd>
              <mrow/>
            </mtd>
            <mtd>
              <mrow>
                <mrow/>
                <mo stretchy="false">=</mo>
                <mrow/>
              </mrow>
            </mtd>
            <mtd columnalign="left">
              <mrow>
                <msup>
                  <mi>V</mi>
                  <mi>T</mi>
                </msup>
                <mrow>
                  <mi>V</mi>
                  <mo stretchy="false">−</mo>
                  <mn>2</mn>
                </mrow>
                <msup>
                  <mi>V</mi>
                  <mi>T</mi>
                </msup>
                <mrow>
                  <msup>
                    <mi>V</mi>
                    <mn>1</mn>
                  </msup>
                  <mo stretchy="false">+</mo>
                  <msup>
                    <mi>V</mi>
                    <mrow>
                      <mn>1</mn>
                      <mi>T</mi>
                    </mrow>
                  </msup>
                </mrow>
                <msup>
                  <mi>V</mi>
                  <mn>1</mn>
                </msup>
              </mrow>
            </mtd>
            <mtd>
              <mrow/>
            </mtd>
            <mtd>
              <mrow/>
            </mtd>
          </mtr>
        </mtable>
      </mstyle>
    </mstyle>
    <annotation encoding="StarMath 5.0">bold size 15 matrix{ 
alignr { ldline V-V^{1} rdline  }_F #{}={}#alignl (V-V^{1})^T (V-V^{1})#{}={}#alignl(V^T -V^{1T})(V-V^{1}) 
## {}#{}={}#alignl {{V^T V -V^{1T}V}-V^T V^{1}+V^{1T}V^{1}}#{} #{}
## {}#{}={}#alignl {V^T V-2V^T V^{1}+V^{1T}V^{1}}# {}#{}
}</annotation>
  </semantics>
</math>
</file>

<file path=Object 56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sup>
                    <mi>σ</mi>
                    <mn>2</mn>
                  </msup>
                </mrow>
              </mrow>
              <mo fence="true" stretchy="false">)</mo>
            </mrow>
            <mo stretchy="false">=</mo>
            <msqrt>
              <mfrac>
                <mn>1</mn>
                <mrow>
                  <mn>2</mn>
                  <mi>π</mi>
                  <msup>
                    <mi>σ</mi>
                    <mn>2</mn>
                  </msup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row>
                      <mn>2</mn>
                      <msup>
                        <mi>σ</mi>
                        <mn>2</mn>
                      </msup>
                    </mrow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n>2</mn>
                </msup>
              </mrow>
            </mrow>
            <mo fence="true" stretchy="false">)</mo>
          </mrow>
        </mrow>
      </mstyle>
    </mstyle>
    <annotation encoding="StarMath 5.0">size 15 bold{ N(x;u,%sigma^2)=sqrt{1 over {2%pi%sigma^2}}exp(-{1over {2%sigma^2}}(x-u)^2) }</annotation>
  </semantics>
</math>
</file>

<file path=Object 57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U</mi>
                </msub>
                <mrow>
                  <mrow>
                    <mo fence="true" stretchy="false">(</mo>
                    <mrow>
                      <mrow>
                        <msup>
                          <mi>V</mi>
                          <mi>T</mi>
                        </msup>
                        <mrow>
                          <mi>V</mi>
                          <mo stretchy="false">−</mo>
                          <mn>2</mn>
                        </mrow>
                        <msup>
                          <mi>V</mi>
                          <mi>T</mi>
                        </msup>
                        <mrow>
                          <msup>
                            <mi>V</mi>
                            <mn>1</mn>
                          </msup>
                          <mo stretchy="false">+</mo>
                          <msup>
                            <mi>V</mi>
                            <mrow>
                              <mn>1</mn>
                              <mi>T</mi>
                            </mrow>
                          </msup>
                        </mrow>
                        <msup>
                          <mi>V</mi>
                          <mn>1</mn>
                        </msup>
                      </mrow>
                    </mrow>
                    <mo fence="true" stretchy="false">)</mo>
                  </mrow>
                  <mo stretchy="false">=</mo>
                  <msub>
                    <mo stretchy="false">∇</mo>
                    <mi>U</mi>
                  </msub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sup>
                        <mi>V</mi>
                        <mi>T</mi>
                      </msup>
                      <mrow>
                        <mi mathvariant="italic">DU</mi>
                        <mo stretchy="false">+</mo>
                        <msup>
                          <mrow>
                            <mo fence="true" stretchy="false">(</mo>
                            <mrow>
                              <mi mathvariant="italic">DU</mi>
                            </mrow>
                            <mo fence="true" stretchy="false">)</mo>
                          </mrow>
                          <mi>T</mi>
                        </msup>
                      </mrow>
                      <mi mathvariant="italic">DU</mi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row>
                      <mo stretchy="false">−</mo>
                      <mn>2</mn>
                    </mrow>
                    <msup>
                      <mi>D</mi>
                      <mi>T</mi>
                    </msup>
                    <mrow>
                      <mi>V</mi>
                      <mo stretchy="false">+</mo>
                      <mn>2</mn>
                    </mrow>
                    <mi>U</mi>
                  </mrow>
                </mrow>
              </mstyle>
            </mstyle>
          </mrow>
        </mtd>
      </mtr>
    </mtable>
    <annotation encoding="StarMath 5.0">size 15 bold{nabla_{ U} (V^T V-2V^T V^1 +V^{1T}V^1)=nabla_{ U} (-2V^T DU +(DU)^T DU)}
newline "" size 15 bold{ "="{ -2D^T V+2U}}</annotation>
  </semantics>
</math>
</file>

<file path=Object 58/content.xml><?xml version="1.0" encoding="utf-8"?>
<math xmlns="http://www.w3.org/1998/Math/MathML" display="block">
  <semantics>
    <mstyle mathsize="15pt">
      <mstyle mathvariant="bold">
        <mrow>
          <mrow>
            <mi>U</mi>
            <mo stretchy="false">=</mo>
            <msup>
              <mi>D</mi>
              <mi>T</mi>
            </msup>
          </mrow>
          <mi>V</mi>
        </mrow>
      </mstyle>
    </mstyle>
    <annotation encoding="StarMath 5.0">size 15 bold{ U=D^T V }</annotation>
  </semantics>
</math>
</file>

<file path=Object 59/content.xml><?xml version="1.0" encoding="utf-8"?>
<math xmlns="http://www.w3.org/1998/Math/MathML" display="block">
  <semantics>
    <mrow>
      <mrow>
        <msubsup>
          <mi>V</mi>
          <mrow>
            <mi>n</mi>
            <mo stretchy="false">×</mo>
            <mn>1</mn>
          </mrow>
          <mn>1</mn>
        </msubsup>
        <mo stretchy="false">=</mo>
        <msub>
          <mi>D</mi>
          <mrow>
            <mi>n</mi>
            <mo stretchy="false">×</mo>
            <mi>r</mi>
          </mrow>
        </msub>
      </mrow>
      <msub>
        <mi>U</mi>
        <mrow>
          <mi>r</mi>
          <mo stretchy="false">×</mo>
          <mn>1</mn>
        </mrow>
      </msub>
    </mrow>
    <annotation encoding="StarMath 5.0">{ V_{n times 1}^1 =D_{n times r} U_{r times 1} }</annotation>
  </semantics>
</math>
</file>

<file path=Object 6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60/content.xml><?xml version="1.0" encoding="utf-8"?>
<math xmlns="http://www.w3.org/1998/Math/MathML" display="block">
  <semantics>
    <mrow>
      <msup>
        <mi>D</mi>
        <mi>T</mi>
      </msup>
      <mrow>
        <mi>D</mi>
        <mo stretchy="false">=</mo>
        <mi>I</mi>
      </mrow>
    </mrow>
    <annotation encoding="StarMath 5.0">{ D^T D=I }</annotation>
  </semantics>
</math>
</file>

<file path=Object 61/content.xml><?xml version="1.0" encoding="utf-8"?>
<math xmlns="http://www.w3.org/1998/Math/MathML" display="block">
  <semantics>
    <mstyle mathsize="15pt">
      <mstyle mathvariant="bold">
        <mrow>
          <mrow>
            <mi>A</mi>
            <mo stretchy="false">=</mo>
            <msup>
              <mi>D</mi>
              <mi>T</mi>
            </msup>
          </mrow>
          <mstyle color="red">
            <mo stretchy="false">⇒</mo>
          </mstyle>
          <mrow>
            <msup>
              <mi>V</mi>
              <mn>1</mn>
            </msup>
            <mo stretchy="false">=</mo>
            <msup>
              <mi mathvariant="italic">DD</mi>
              <mi>T</mi>
            </msup>
          </mrow>
          <mi>V</mi>
        </mrow>
      </mstyle>
    </mstyle>
    <annotation encoding="StarMath 5.0">size 15 bold{ A=D^T color red drarrow V^1 =DD^T V}</annotation>
  </semantics>
</math>
</file>

<file path=Object 62/content.xml><?xml version="1.0" encoding="utf-8"?>
<math xmlns="http://www.w3.org/1998/Math/MathML" display="block">
  <semantics>
    <msub>
      <mi>D</mi>
      <mrow>
        <mi>n</mi>
        <mo stretchy="false">×</mo>
        <mi>r</mi>
      </mrow>
    </msub>
    <annotation encoding="StarMath 5.0">{ D_{n times r} }</annotation>
  </semantics>
</math>
</file>

<file path=Object 63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row>
                  <msubsup>
                    <mrow>
                      <mo fence="true" stretchy="false">‖</mo>
                      <mrow>
                        <mrow>
                          <mrow>
                            <mi>V</mi>
                            <mo stretchy="false">−</mo>
                            <msup>
                              <mi mathvariant="italic">DD</mi>
                              <mi>T</mi>
                            </msup>
                          </mrow>
                          <mi>V</mi>
                        </mrow>
                      </mrow>
                      <mo fence="true" stretchy="false">‖</mo>
                    </mrow>
                    <mi>F</mi>
                    <mn>2</mn>
                  </msubsup>
                  <mo stretchy="false">=</mo>
                  <mi mathvariant="italic">Tr</mi>
                </mrow>
                <mrow>
                  <mrow>
                    <mo fence="true" stretchy="false">(</mo>
                    <mrow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i>V</mi>
                                  <mo stretchy="false">−</mo>
                                  <msup>
                                    <mi mathvariant="italic">DD</mi>
                                    <mi>T</mi>
                                  </msup>
                                </mrow>
                                <mi>V</mi>
                              </mrow>
                            </mrow>
                            <mo fence="true" stretchy="false">)</mo>
                          </mrow>
                          <mi>T</mi>
                        </msup>
                        <mrow>
                          <mo fence="true" stretchy="false">(</mo>
                          <mrow>
                            <mrow>
                              <mrow>
                                <mi>V</mi>
                                <mo stretchy="false">−</mo>
                                <msup>
                                  <mi mathvariant="italic">DD</mi>
                                  <mi>T</mi>
                                </msup>
                              </mrow>
                              <mi>V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i mathvariant="italic">Tr</mi>
                </mrow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sup>
                                <mi>V</mi>
                                <mi>T</mi>
                              </msup>
                              <mo stretchy="false">−</mo>
                              <msup>
                                <mi>V</mi>
                                <mi>T</mi>
                              </msup>
                            </mrow>
                            <msup>
                              <mi mathvariant="italic">DD</mi>
                              <mi>T</mi>
                            </msup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i>V</mi>
                              <mo stretchy="false">−</mo>
                              <msup>
                                <mi mathvariant="italic">DD</mi>
                                <mi>T</mi>
                              </msup>
                            </mrow>
                            <mi>V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text>=</mtext>
                  <mrow>
                    <mi mathvariant="italic">Tr</mi>
                    <mrow>
                      <mo fence="true" stretchy="false">(</mo>
                      <mrow>
                        <mrow>
                          <msup>
                            <mi>V</mi>
                            <mi>T</mi>
                          </msup>
                          <mrow>
                            <mi>V</mi>
                            <mo stretchy="false">−</mo>
                            <msup>
                              <mi>V</mi>
                              <mi>T</mi>
                            </msup>
                          </mrow>
                          <msup>
                            <mi mathvariant="italic">DD</mi>
                            <mi>T</mi>
                          </msup>
                          <mi>V</mi>
                        </mrow>
                      </mrow>
                      <mo fence="true" stretchy="false">)</mo>
                    </mrow>
                  </mrow>
                </mrow>
              </mstyle>
            </mstyle>
          </mrow>
        </mtd>
      </mtr>
    </mtable>
    <annotation encoding="StarMath 5.0">size 15 bold { {ldline V-DD^T V rdline }_F^2
=Tr((V-DD^T V)^T (V-DD^T V))=Tr((V^T -V^T DD^T)(V-DD^T V))}
newline "" size 15 bold  {"="{Tr(V^T V-V^T DD^T V)} }</annotation>
  </semantics>
</math>
</file>

<file path=Object 64/content.xml><?xml version="1.0" encoding="utf-8"?>
<math xmlns="http://www.w3.org/1998/Math/MathML" display="block">
  <semantics>
    <mrow>
      <msup>
        <mi>V</mi>
        <mi>T</mi>
      </msup>
      <msup>
        <mi mathvariant="italic">DD</mi>
        <mi>T</mi>
      </msup>
      <mi>V</mi>
    </mrow>
    <annotation encoding="StarMath 5.0">{ V^T DD^T V }</annotation>
  </semantics>
</math>
</file>

<file path=Object 65/content.xml><?xml version="1.0" encoding="utf-8"?>
<math xmlns="http://www.w3.org/1998/Math/MathML" display="block">
  <semantics>
    <mstyle mathsize="15pt">
      <mstyle mathvariant="bold">
        <mrow>
          <mi mathvariant="italic">Tr</mi>
          <mrow>
            <mrow>
              <mo fence="true" stretchy="false">(</mo>
              <mrow>
                <mrow>
                  <msup>
                    <mi>V</mi>
                    <mi>T</mi>
                  </msup>
                  <msup>
                    <mi mathvariant="italic">DD</mi>
                    <mi>T</mi>
                  </msup>
                  <mi>V</mi>
                </mrow>
              </mrow>
              <mo fence="true" stretchy="false">)</mo>
            </mrow>
            <mo stretchy="false">=</mo>
            <mi mathvariant="italic">Tr</mi>
          </mrow>
          <mrow>
            <mo fence="true" stretchy="false">(</mo>
            <mrow>
              <mrow>
                <msup>
                  <mi>D</mi>
                  <mi>T</mi>
                </msup>
                <mi>V</mi>
                <msup>
                  <mi>V</mi>
                  <mi>T</mi>
                </msup>
                <mi>D</mi>
              </mrow>
            </mrow>
            <mo fence="true" stretchy="false">)</mo>
          </mrow>
        </mrow>
      </mstyle>
    </mstyle>
    <annotation encoding="StarMath 5.0">size 15 bold{Tr(V^T DD^T V)=Tr(D^T V V^T D) }</annotation>
  </semantics>
</math>
</file>

<file path=Object 66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7/content.xml><?xml version="1.0" encoding="utf-8"?>
<math xmlns="http://www.w3.org/1998/Math/MathML" display="block">
  <semantics>
    <msup>
      <mi mathvariant="italic">VV</mi>
      <mi>T</mi>
    </msup>
    <annotation encoding="StarMath 5.0">{ VV^T }</annotation>
  </semantics>
</math>
</file>

<file path=Object 68/content.xml><?xml version="1.0" encoding="utf-8"?>
<math xmlns="http://www.w3.org/1998/Math/MathML" display="block">
  <semantics>
    <mstyle mathsize="15pt">
      <mstyle mathvariant="bold">
        <mrow>
          <mi>N</mi>
          <mrow>
            <mrow>
              <mo fence="true" stretchy="false">(</mo>
              <mrow>
                <mrow>
                  <mi>x</mi>
                  <mi>;</mi>
                  <mi>u</mi>
                  <mi>,</mi>
                  <mi mathvariant="normal">Σ</mi>
                </mrow>
              </mrow>
              <mo fence="true" stretchy="false">)</mo>
            </mrow>
            <mo stretchy="false">=</mo>
            <msqrt>
              <mfrac>
                <mn>1</mn>
                <mrow>
                  <msup>
                    <mrow>
                      <mo fence="true" stretchy="false">(</mo>
                      <mrow>
                        <mrow>
                          <mn>2</mn>
                          <mi>π</mi>
                        </mrow>
                      </mrow>
                      <mo fence="true" stretchy="false">)</mo>
                    </mrow>
                    <mi>n</mi>
                  </msup>
                  <mi mathvariant="italic">det</mi>
                  <mrow>
                    <mo fence="true" stretchy="false">(</mo>
                    <mrow>
                      <mi mathvariant="normal">Σ</mi>
                    </mrow>
                    <mo fence="true" stretchy="false">)</mo>
                  </mrow>
                </mrow>
              </mfrac>
            </msqrt>
          </mrow>
          <mi>exp</mi>
          <mrow>
            <mo fence="true" stretchy="false">(</mo>
            <mrow>
              <mrow>
                <mrow>
                  <mo stretchy="false">−</mo>
                  <mfrac>
                    <mn>1</mn>
                    <mn>2</mn>
                  </mfrac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i>u</mi>
                      </mrow>
                    </mrow>
                    <mo fence="true" stretchy="false">)</mo>
                  </mrow>
                  <mi>T</mi>
                </msup>
                <msup>
                  <mi mathvariant="normal">Σ</mi>
                  <mrow>
                    <mo stretchy="false">−</mo>
                    <mn>1</mn>
                  </mrow>
                </msup>
                <mrow>
                  <mo fence="true" stretchy="false">(</mo>
                  <mrow>
                    <mrow>
                      <mi>x</mi>
                      <mo stretchy="false">−</mo>
                      <mi>u</mi>
                    </mrow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 N(x;u, %SIGMA )=sqrt{1 over {(2%pi)^n det(%SIGMA)}}exp(-{1 over 2 }(x-u)^T %SIGMA^-1 (x-u)) }</annotation>
  </semantics>
</math>
</file>

<file path=Object 69/content.xml><?xml version="1.0" encoding="utf-8"?>
<math xmlns="http://www.w3.org/1998/Math/MathML" display="block">
  <semantics>
    <mstyle mathsize="15pt">
      <mstyle mathvariant="bold">
        <mrow>
          <mi>σ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frac>
              <mn>1</mn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</mrow>
            </mfrac>
          </mrow>
        </mrow>
      </mstyle>
    </mstyle>
    <annotation encoding="StarMath 5.0">size 15 bold{%sigma(x)=1 over {1+exp(-x)} }</annotation>
  </semantics>
</math>
</file>

<file path=Object 7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70/content.xml><?xml version="1.0" encoding="utf-8"?>
<math xmlns="http://www.w3.org/1998/Math/MathML" display="block">
  <semantics>
    <mstyle mathsize="15pt">
      <mstyle mathvariant="bold">
        <mrow>
          <mi>ζ</mi>
          <mrow>
            <mrow>
              <mo fence="true" stretchy="false">(</mo>
              <mrow>
                <mi>x</mi>
              </mrow>
              <mo fence="true" stretchy="false">)</mo>
            </mrow>
            <mo stretchy="false">=</mo>
            <mi>log</mi>
          </mrow>
          <mrow>
            <mo fence="true" stretchy="false">(</mo>
            <mrow>
              <mrow>
                <mrow>
                  <mn>1</mn>
                  <mo stretchy="false">+</mo>
                  <mi>exp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</mstyle>
    </mstyle>
    <annotation encoding="StarMath 5.0">size 15 bold{%zeta(x)=log(1+exp(x)) }</annotation>
  </semantics>
</math>
</file>

<file path=Object 71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frac>
                  <mi>d</mi>
                  <mi mathvariant="italic">dx</mi>
                </mfrac>
                <mi>σ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=</mo>
                  <mi>σ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i>σ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n>1</mn>
                    <mo stretchy="false">−</mo>
                    <mi>σ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=</mo>
                    <mi>σ</mi>
                  </mrow>
                  <mrow>
                    <mo fence="true" stretchy="false">(</mo>
                    <mrow>
                      <mrow>
                        <mo stretchy="false">−</mo>
                        <mi>x</mi>
                      </mrow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{ d over dx %sigma(x)=%sigma(x)(1-%sigma(x))}
newline "" size 15 bold{ 1-%sigma(x)=%sigma(-x) }</annotation>
  </semantics>
</math>
</file>

<file path=Object 72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bold x) }</annotation>
  </semantics>
</math>
</file>

<file path=Object 73/content.xml><?xml version="1.0" encoding="utf-8"?>
<math xmlns="http://www.w3.org/1998/Math/MathML" display="block">
  <semantics>
    <mrow>
      <mi>f</mi>
      <mrow>
        <mo fence="true" stretchy="false">(</mo>
        <mrow>
          <mstyle mathvariant="bold">
            <mi>x</mi>
          </mstyle>
        </mrow>
        <mo fence="true" stretchy="false">)</mo>
      </mrow>
    </mrow>
    <annotation encoding="StarMath 5.0">{ f( bold x) }</annotation>
  </semantics>
</math>
</file>

<file path=Object 74/content.xml><?xml version="1.0" encoding="utf-8"?>
<math xmlns="http://www.w3.org/1998/Math/MathML" display="block">
  <semantics>
    <mtable>
      <mtr>
        <mtd>
          <mstyle mathsize="15pt">
            <mstyle mathvariant="bold">
              <mrow>
                <msub>
                  <mo stretchy="false">∇</mo>
                  <mi>t</mi>
                </msub>
                <mrow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i mathvariant="italic">tu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o stretchy="false">=</mo>
                  <mfrac>
                    <mrow>
                      <mo stretchy="false">∂</mo>
                      <mi>f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i mathvariant="italic">tu</mi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i>t</mi>
                    </mrow>
                  </mfrac>
                  <mo stretchy="false">=</mo>
                  <msup>
                    <mi>f</mi>
                    <mi>'</mi>
                  </msup>
                </mrow>
                <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i mathvariant="italic">tu</mi>
                        </mrow>
                      </mrow>
                      <mo fence="true" stretchy="false">)</mo>
                    </mrow>
                    <mo stretchy="false">⋅</mo>
                    <mi>u</mi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row>
                    <mo fence="true" stretchy="false">(</mo>
                    <mrow>
                      <mrow>
                        <mi>x</mi>
                        <mo stretchy="false">+</mo>
                        <mi mathvariant="italic">tu</mi>
                      </mrow>
                    </mrow>
                    <mo fence="true" stretchy="false">)</mo>
                  </mrow>
                  <mo stretchy="false">=</mo>
                  <msup>
                    <mi>u</mi>
                    <mi>T</mi>
                  </msup>
                </mrow>
                <msup>
                  <mi>f</mi>
                  <mi>'</mi>
                </msup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style>
        </mtd>
      </mtr>
      <mtr>
        <mtd>
          <mrow>
            <mtext/>
            <mstyle mathsize="15pt">
              <mstyle mathvariant="bold">
                <mrow>
                  <mrow>
                    <mtext/>
                    <mo stretchy="false">=</mo>
                    <mrow>
                      <mrow>
                        <mo fence="true" stretchy="false">‖</mo>
                        <mrow>
                          <mi>u</mi>
                        </mrow>
                        <mo fence="true" stretchy="false">‖</mo>
                      </mrow>
                      <mo stretchy="false">⋅</mo>
                      <mrow>
                        <mo fence="true" stretchy="false">‖</mo>
                        <mrow>
                          <mrow>
                            <msup>
                              <mi>f</mi>
                              <mi>'</mi>
                            </msup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</mrow>
                        </mrow>
                        <mo fence="true" stretchy="false">‖</mo>
                      </mrow>
                      <mo stretchy="false">⋅</mo>
                      <mi>cos</mi>
                    </mrow>
                  </mrow>
                  <mrow>
                    <mo fence="true" stretchy="false">(</mo>
                    <mrow>
                      <mi mathvariant="normal">θ</mi>
                    </mrow>
                    <mo fence="true" stretchy="false">)</mo>
                  </mrow>
                </mrow>
              </mstyle>
            </mstyle>
          </mrow>
        </mtd>
      </mtr>
    </mtable>
    <annotation encoding="StarMath 5.0">size 15 bold {nabla_t( f(x+tu) )= {partial f( x+tu )} over{ partial t } =f^{'}(x+tu)cdot u =u^T f^{'}(x+tu)=u^T f^{'}(x)}
newline ""size 15 bold { ""= {ldline u rdline}cdot { ldline f^{'}(x) rdline} cdot cos(%theta)   }  </annotation>
  </semantics>
</math>
</file>

<file path=Object 75/content.xml><?xml version="1.0" encoding="utf-8"?>
<math xmlns="http://www.w3.org/1998/Math/MathML" display="block">
  <semantics>
    <mrow>
      <mo fence="true" stretchy="false">‖</mo>
      <mrow>
        <mrow>
          <msup>
            <mi>f</mi>
            <mi>'</mi>
          </msup>
          <mrow>
            <mo fence="true" stretchy="false">(</mo>
            <mrow>
              <mi>x</mi>
            </mrow>
            <mo fence="true" stretchy="false">)</mo>
          </mrow>
        </mrow>
      </mrow>
      <mo fence="true" stretchy="false">‖</mo>
    </mrow>
    <annotation encoding="StarMath 5.0">ldline f^{'}(x) rdline </annotation>
  </semantics>
</math>
</file>

<file path=Object 76/content.xml><?xml version="1.0" encoding="utf-8"?>
<math xmlns="http://www.w3.org/1998/Math/MathML" display="block">
  <semantics>
    <mstyle mathsize="20pt">
      <mstyle mathvariant="bold">
        <mrow>
          <mrow>
            <msub>
              <mi>x</mi>
              <mi mathvariant="italic">new</mi>
            </msub>
            <mo stretchy="false">=</mo>
            <mrow>
              <msub>
                <mi>x</mi>
                <mi mathvariant="italic">old</mi>
              </msub>
              <mo stretchy="false">−</mo>
              <mi mathvariant="normal">σ</mi>
            </mrow>
          </mrow>
          <msup>
            <mi>f</mi>
            <mi>'</mi>
          </msup>
          <mrow>
            <mo fence="true" stretchy="false">(</mo>
            <mrow>
              <msub>
                <mi>x</mi>
                <mi mathvariant="italic">old</mi>
              </msub>
            </mrow>
            <mo fence="true" stretchy="false">)</mo>
          </mrow>
        </mrow>
      </mstyle>
    </mstyle>
    <annotation encoding="StarMath 5.0">size 20 bold{x_new =x_old-%sigma f^{'}(x_old) }</annotation>
  </semantics>
</math>
</file>

<file path=Object 77/content.xml><?xml version="1.0" encoding="utf-8"?>
<math xmlns="http://www.w3.org/1998/Math/MathML" display="block">
  <semantics>
    <mstyle mathvariant="bold">
      <mrow>
        <mi>u</mi>
        <mo stretchy="false">∈</mo>
        <msup>
          <mi>R</mi>
          <mi>n</mi>
        </msup>
      </mrow>
    </mstyle>
    <annotation encoding="StarMath 5.0">bold { u in R^n }</annotation>
  </semantics>
</math>
</file>

<file path=Object 78/content.xml><?xml version="1.0" encoding="utf-8"?>
<math xmlns="http://www.w3.org/1998/Math/MathML" display="block">
  <semantics>
    <mstyle mathvariant="bold">
      <mrow>
        <mi>x</mi>
        <mo stretchy="false">∈</mo>
        <msup>
          <mi>R</mi>
          <mi>m</mi>
        </msup>
      </mrow>
    </mstyle>
    <annotation encoding="StarMath 5.0">bold{ x in R^m }</annotation>
  </semantics>
</math>
</file>

<file path=Object 79/content.xml><?xml version="1.0" encoding="utf-8"?>
<math xmlns="http://www.w3.org/1998/Math/MathML" display="block">
  <semantics>
    <mstyle mathvariant="bold">
      <mrow>
        <mi>J</mi>
        <mo stretchy="false">∈</mo>
        <msup>
          <mi>R</mi>
          <mrow>
            <mi>n</mi>
            <mo stretchy="false">×</mo>
            <mi>m</mi>
          </mrow>
        </msup>
      </mrow>
    </mstyle>
    <annotation encoding="StarMath 5.0">bold{ J in R^{n times m} }</annotation>
  </semantics>
</math>
</file>

<file path=Object 8/content.xml><?xml version="1.0" encoding="utf-8"?>
<math xmlns="http://www.w3.org/1998/Math/MathML" display="block">
  <semantics>
    <mrow>
      <mi>n</mi>
      <mo stretchy="false">×</mo>
      <mi>n</mi>
    </mrow>
    <annotation encoding="StarMath 5.0">{ n times n }</annotation>
  </semantics>
</math>
</file>

<file path=Object 80/content.xml><?xml version="1.0" encoding="utf-8"?>
<math xmlns="http://www.w3.org/1998/Math/MathML" display="block">
  <semantics>
    <mrow>
      <mrow>
        <mo stretchy="false">∫</mo>
        <mi>f</mi>
      </mrow>
      <mrow>
        <mo fence="true" stretchy="false">(</mo>
        <mrow>
          <mi>u</mi>
        </mrow>
        <mo fence="true" stretchy="false">)</mo>
      </mrow>
      <mi mathvariant="italic">du</mi>
    </mrow>
    <annotation encoding="StarMath 5.0">{ int f(u)du }</annotation>
  </semantics>
</math>
</file>

<file path=Object 81/content.xml><?xml version="1.0" encoding="utf-8"?>
<math xmlns="http://www.w3.org/1998/Math/MathML" display="block">
  <semantics>
    <mstyle mathsize="15pt">
      <mstyle mathvariant="bold">
        <mrow>
          <mrow>
            <mo stretchy="false">∫</mo>
            <mi>f</mi>
          </mrow>
          <mrow>
            <mo fence="true" stretchy="false">(</mo>
            <mrow>
              <mi>u</mi>
            </mrow>
            <mo fence="true" stretchy="false">)</mo>
          </mrow>
          <mrow>
            <mi mathvariant="italic">du</mi>
            <mo stretchy="false">=</mo>
            <mrow>
              <mo stretchy="false">∫</mo>
              <mi>f</mi>
            </mrow>
          </mrow>
          <mrow>
            <mo fence="true" stretchy="false">(</mo>
            <mrow>
              <mi>u</mi>
            </mrow>
            <mo fence="true" stretchy="false">)</mo>
          </mrow>
          <mstyle color="red">
            <mrow>
              <mo fence="true" stretchy="false">|</mo>
              <mrow>
                <mfrac>
                  <mi mathvariant="italic">du</mi>
                  <mi mathvariant="italic">dx</mi>
                </mfrac>
              </mrow>
              <mo fence="true" stretchy="false">|</mo>
            </mrow>
          </mstyle>
          <mi mathvariant="italic">dx</mi>
        </mrow>
      </mstyle>
    </mstyle>
    <annotation encoding="StarMath 5.0">size 15 bold{ int f(u)du=int f(u) color red{lline du over dx rline}dx }</annotation>
  </semantics>
</math>
</file>

<file path=Object 82/content.xml><?xml version="1.0" encoding="utf-8"?>
<math xmlns="http://www.w3.org/1998/Math/MathML" display="block">
  <semantics>
    <mrow>
      <mi>J</mi>
      <mrow>
        <mstyle mathvariant="bold">
          <mi>x</mi>
        </mstyle>
        <mo stretchy="false">=</mo>
        <mstyle mathvariant="bold">
          <mi>u</mi>
        </mstyle>
      </mrow>
    </mrow>
    <annotation encoding="StarMath 5.0">{ J bold x=bold u }</annotation>
  </semantics>
</math>
</file>

<file path=Object 83/content.xml><?xml version="1.0" encoding="utf-8"?>
<math xmlns="http://www.w3.org/1998/Math/MathML" display="block">
  <semantics>
    <mstyle mathvariant="bold">
      <mrow>
        <mrow>
          <mo stretchy="false">∫</mo>
          <mi>f</mi>
        </mrow>
        <mrow>
          <mo fence="true" stretchy="false">(</mo>
          <mrow>
            <mi>u</mi>
          </mrow>
          <mo fence="true" stretchy="false">)</mo>
        </mrow>
        <mrow>
          <mi mathvariant="italic">du</mi>
          <mo stretchy="false">=</mo>
          <mrow>
            <mo stretchy="false">∫</mo>
            <mi>f</mi>
          </mrow>
        </mrow>
        <mrow>
          <mo fence="true" stretchy="false">(</mo>
          <mrow>
            <mi>u</mi>
          </mrow>
          <mo fence="true" stretchy="false">)</mo>
        </mrow>
        <mstyle color="red">
          <mrow>
            <mo fence="true" stretchy="false">|</mo>
            <mrow>
              <mi>J</mi>
            </mrow>
            <mo fence="true" stretchy="false">|</mo>
          </mrow>
        </mstyle>
        <mi mathvariant="italic">dx</mi>
      </mrow>
    </mstyle>
    <annotation encoding="StarMath 5.0">bold{ int f(u)du=int f(u) color red{lline J rline}dx }</annotation>
  </semantics>
</math>
</file>

<file path=Object 84/content.xml><?xml version="1.0" encoding="utf-8"?>
<math xmlns="http://www.w3.org/1998/Math/MathML" display="block">
  <semantics>
    <mstyle mathsize="15pt">
      <mstyle mathvariant="bold">
        <mrow>
          <msub>
            <mi>J</mi>
            <mrow>
              <mi>i</mi>
              <mi>,</mi>
              <mi>j</mi>
            </mrow>
          </msub>
          <mo stretchy="false">=</mo>
          <mfrac>
            <mrow>
              <mo stretchy="false">∂</mo>
              <msub>
                <mi>u</mi>
                <mi>i</mi>
              </msub>
            </mrow>
            <mrow>
              <mo stretchy="false">∂</mo>
              <msub>
                <mi>x</mi>
                <mi>j</mi>
              </msub>
            </mrow>
          </mfrac>
        </mrow>
      </mstyle>
    </mstyle>
    <annotation encoding="StarMath 5.0">size 15 bold{ J_{i,j} = {partial u_i}over{partial x_j} }</annotation>
  </semantics>
</math>
</file>

<file path=Object 85/content.xml><?xml version="1.0" encoding="utf-8"?>
<math xmlns="http://www.w3.org/1998/Math/MathML" display="block">
  <semantics>
    <mstyle mathsize="15pt">
      <mstyle mathvariant="bold">
        <mrow>
          <mrow>
            <msub>
              <mi>H</mi>
              <mrow>
                <mi>i</mi>
                <mi>,</mi>
                <mi>j</mi>
              </mrow>
            </msub>
            <mo stretchy="false">=</mo>
            <mfrac>
              <msup>
                <mo stretchy="false">∂</mo>
                <mn>2</mn>
              </msup>
              <mrow>
                <mo stretchy="false">∂</mo>
                <msub>
                  <mi>x</mi>
                  <mi>i</mi>
                </msub>
                <mo stretchy="false">∂</mo>
                <msub>
                  <mi>x</mi>
                  <mi>j</mi>
                </msub>
              </mrow>
            </mfrac>
          </mrow>
          <mi>f</mi>
          <msub>
            <mrow>
              <mo fence="true" stretchy="false">(</mo>
              <mrow>
                <mi>x</mi>
              </mrow>
              <mo fence="true" stretchy="false">)</mo>
            </mrow>
            <mrow>
              <mi>i</mi>
              <mi>,</mi>
              <mi>j</mi>
            </mrow>
          </msub>
        </mrow>
      </mstyle>
    </mstyle>
    <annotation encoding="StarMath 5.0"> size 15 bold{ H_{i,j}= partial^2 over{partial x_i partial x_j} f(x)_{i,j}  }</annotation>
  </semantics>
</math>
</file>

<file path=Object 86/content.xml><?xml version="1.0" encoding="utf-8"?>
<math xmlns="http://www.w3.org/1998/Math/MathML" display="block">
  <semantics>
    <mstyle mathvariant="bold">
      <mrow>
        <msup>
          <mi>d</mi>
          <mi>T</mi>
        </msup>
        <mi mathvariant="italic">Hd</mi>
      </mrow>
    </mstyle>
    <annotation encoding="StarMath 5.0">bold{ d^{T}Hd }</annotation>
  </semantics>
</math>
</file>

<file path=Object 87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+</mo>
            <msup>
              <mi>g</mi>
              <mi>T</mi>
            </msup>
          </mrow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f(x)  approx  f(x_0)+g^{T}(x-x_0)+{1 over 2}(x-x_0)^{T}H(x-x_0) }</annotation>
  </semantics>
</math>
</file>

<file path=Object 88/content.xml><?xml version="1.0" encoding="utf-8"?>
<math xmlns="http://www.w3.org/1998/Math/MathML" display="block">
  <semantics>
    <mstyle mathsize="15pt">
      <mstyle mathvariant="bold">
        <mrow>
          <mrow>
            <mi>x</mi>
            <mo stretchy="false">=</mo>
            <mrow>
              <msub>
                <mi>x</mi>
                <mn>0</mn>
              </msub>
              <mo stretchy="false">−</mo>
              <mi>ε</mi>
            </mrow>
          </mrow>
          <mi>g</mi>
        </mrow>
      </mstyle>
    </mstyle>
    <annotation encoding="StarMath 5.0">size 15 bold{x=x_0 - %varepsilon g} </annotation>
  </semantics>
</math>
</file>

<file path=Object 89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row>
                  <mrow>
                    <msub>
                      <mi>x</mi>
                      <mn>0</mn>
                    </msub>
                    <mo stretchy="false">−</mo>
                    <mi>ε</mi>
                  </mrow>
                  <mi>g</mi>
                </mrow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−</mo>
            <msup>
              <mi>g</mi>
              <mi>T</mi>
            </msup>
          </mrow>
          <mrow>
            <mrow>
              <mo fence="true" stretchy="false">(</mo>
              <mrow>
                <mrow>
                  <mi>ε</mi>
                  <mi>g</mi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ε</mi>
                  <mi>g</mi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ε</mi>
                <mi>g</mi>
              </mrow>
            </mrow>
            <mo fence="true" stretchy="false">)</mo>
          </mrow>
        </mrow>
      </mstyle>
    </mstyle>
    <annotation encoding="StarMath 5.0">size 15 bold{ f(x_0 - %varepsilon g)  approx f(x_0)-g^{T}( %varepsilon g)+{1 over 2}(%varepsilon g)^{T}H(%varepsilon g)  }</annotation>
  </semantics>
</math>
</file>

<file path=Object 9/content.xml><?xml version="1.0" encoding="utf-8"?>
<math xmlns="http://www.w3.org/1998/Math/MathML" display="block">
  <semantics>
    <mrow>
      <msup>
        <mi>A</mi>
        <mi>T</mi>
      </msup>
      <mi>A</mi>
    </mrow>
    <annotation encoding="StarMath 5.0">A^T A</annotation>
  </semantics>
</math>
</file>

<file path=Object 90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row>
                  <mrow>
                    <msub>
                      <mi>x</mi>
                      <mn>0</mn>
                    </msub>
                    <mo stretchy="false">−</mo>
                    <mi>ε</mi>
                  </mrow>
                  <mi>g</mi>
                </mrow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−</mo>
            <mi>ε</mi>
          </mrow>
          <msup>
            <mi>g</mi>
            <mi>T</mi>
          </msup>
          <mrow>
            <mi>g</mi>
            <mo stretchy="false">+</mo>
            <mfrac>
              <mn>1</mn>
              <mn>2</mn>
            </mfrac>
          </mrow>
          <msup>
            <mi>ε</mi>
            <mn>2</mn>
          </msup>
          <msup>
            <mi>g</mi>
            <mi>T</mi>
          </msup>
          <mi mathvariant="italic">Hg</mi>
        </mrow>
      </mstyle>
    </mstyle>
    <annotation encoding="StarMath 5.0">size 15 bold{ f(x_0 - %varepsilon g) approx f(x_0)- %varepsilon g^{T}g +{1 over 2} %varepsilon ^{2}g^{T}Hg }</annotation>
  </semantics>
</math>
</file>

<file path=Object 91/content.xml><?xml version="1.0" encoding="utf-8"?>
<math xmlns="http://www.w3.org/1998/Math/MathML" display="block">
  <semantics>
    <mstyle mathsize="15pt">
      <mi>ε</mi>
    </mstyle>
    <annotation encoding="StarMath 5.0">size 15{ %varepsilon  }</annotation>
  </semantics>
</math>
</file>

<file path=Object 92/content.xml><?xml version="1.0" encoding="utf-8"?>
<math xmlns="http://www.w3.org/1998/Math/MathML" display="block">
  <semantics>
    <mstyle mathvariant="bold">
      <mrow>
        <mrow>
          <mo stretchy="false">−</mo>
          <mi>ε</mi>
        </mrow>
        <msup>
          <mi>g</mi>
          <mi>T</mi>
        </msup>
        <mrow>
          <mi>g</mi>
          <mo stretchy="false">+</mo>
          <mfrac>
            <mn>1</mn>
            <mn>2</mn>
          </mfrac>
        </mrow>
        <msup>
          <mi>ε</mi>
          <mn>2</mn>
        </msup>
        <msup>
          <mi>g</mi>
          <mi>T</mi>
        </msup>
        <mrow>
          <mi mathvariant="italic">Hg</mi>
          <mo stretchy="false">≤</mo>
          <mn>0</mn>
        </mrow>
      </mrow>
    </mstyle>
    <annotation encoding="StarMath 5.0">bold{- %varepsilon g^{T}g +{1 over 2} %varepsilon^2 g^T Hg&lt;=0}</annotation>
  </semantics>
</math>
</file>

<file path=Object 93/content.xml><?xml version="1.0" encoding="utf-8"?>
<math xmlns="http://www.w3.org/1998/Math/MathML" display="block">
  <semantics>
    <mstyle mathsize="15pt">
      <mstyle mathvariant="bold">
        <mrow>
          <mi>ε</mi>
          <mo stretchy="false">=</mo>
          <mfrac>
            <mrow>
              <msup>
                <mi>g</mi>
                <mi>T</mi>
              </msup>
              <mi>g</mi>
            </mrow>
            <mrow>
              <msup>
                <mi>g</mi>
                <mi>T</mi>
              </msup>
              <mi mathvariant="italic">Hg</mi>
            </mrow>
          </mfrac>
        </mrow>
      </mstyle>
    </mstyle>
    <annotation encoding="StarMath 5.0">size 15 bold{ %varepsilon ={g^{T}g}over{g^{T}Hg} }</annotation>
  </semantics>
</math>
</file>

<file path=Object 94/content.xml><?xml version="1.0" encoding="utf-8"?>
<math xmlns="http://www.w3.org/1998/Math/MathML" display="block">
  <semantics>
    <msub>
      <mi>λ</mi>
      <mi mathvariant="italic">max</mi>
    </msub>
    <annotation encoding="StarMath 5.0">{ %lambda_{max} }</annotation>
  </semantics>
</math>
</file>

<file path=Object 95/content.xml><?xml version="1.0" encoding="utf-8"?>
<math xmlns="http://www.w3.org/1998/Math/MathML" display="block">
  <semantics>
    <mfrac>
      <mn>1</mn>
      <msub>
        <mi>λ</mi>
        <mi mathvariant="italic">max</mi>
      </msub>
    </mfrac>
    <annotation encoding="StarMath 5.0">{ 1 over %lambda_{max} }</annotation>
  </semantics>
</math>
</file>

<file path=Object 96/content.xml><?xml version="1.0" encoding="utf-8"?>
<math xmlns="http://www.w3.org/1998/Math/MathML" display="block">
  <semantics>
    <mstyle mathsize="15pt">
      <mstyle mathvariant="bold">
        <mrow>
          <munder>
            <mi mathvariant="italic">min</mi>
            <mrow>
              <mi>x</mi>
              <mo stretchy="false">∈</mo>
              <msup>
                <mi>R</mi>
                <mi>n</mi>
              </msup>
            </mrow>
          </munder>
          <mtext> </mtext>
          <mi>f</mi>
          <mrow>
            <mo fence="true" stretchy="false">(</mo>
            <mrow>
              <mi>x</mi>
            </mrow>
            <mo fence="true" stretchy="false">)</mo>
          </mrow>
        </mrow>
      </mstyle>
    </mstyle>
    <annotation encoding="StarMath 5.0">size 15 bold{ min csub{x in R^{n}}{" "}f(x)}</annotation>
  </semantics>
</math>
</file>

<file path=Object 97/content.xml><?xml version="1.0" encoding="utf-8"?>
<math xmlns="http://www.w3.org/1998/Math/MathML" display="block">
  <semantics>
    <mstyle mathsize="15pt">
      <mstyle mathvariant="bold">
        <msup>
          <mi>x</mi>
          <mtext>*</mtext>
        </msup>
      </mstyle>
    </mstyle>
    <annotation encoding="StarMath 5.0">size 15 bold{ x^{"*"} }</annotation>
  </semantics>
</math>
</file>

<file path=Object 98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{ f(x) }</annotation>
  </semantics>
</math>
</file>

<file path=Object 99/content.xml><?xml version="1.0" encoding="utf-8"?>
<math xmlns="http://www.w3.org/1998/Math/MathML" display="block">
  <semantics>
    <mstyle mathsize="15pt">
      <mstyle mathvariant="bold">
        <mrow>
          <mi>f</mi>
          <mrow>
            <mrow>
              <mo fence="true" stretchy="false">(</mo>
              <mrow>
                <mi>x</mi>
              </mrow>
              <mo fence="true" stretchy="false">)</mo>
            </mrow>
            <mo stretchy="false">≈</mo>
            <mi>f</mi>
          </mrow>
          <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o stretchy="false">+</mo>
            <msup>
              <mi>g</mi>
              <mi>T</mi>
            </msup>
          </mrow>
          <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+</mo>
            <mfrac>
              <mn>1</mn>
              <mn>2</mn>
            </mfrac>
          </mrow>
          <msup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i>T</mi>
          </msup>
          <mi>H</mi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</mrow>
      </mstyle>
    </mstyle>
    <annotation encoding="StarMath 5.0">size 15 bold{ f(x) approx f(x_0)+g^{T}(x-x_0)+{1 over 2}(x-x_0)^{T}H(x-x_0) }</annotation>
  </semantics>
</math>
</file>